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ewsGotT" svg:font-family="NewsGotT"/>
    <style:font-face style:name="Arial1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854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1.727cm"/>
    </style:style>
    <style:style style:name="co9" style:family="table-column">
      <style:table-column-properties fo:break-before="auto" style:column-width="1.328cm"/>
    </style:style>
    <style:style style:name="co10" style:family="table-column">
      <style:table-column-properties fo:break-before="auto" style:column-width="1.794cm"/>
    </style:style>
    <style:style style:name="co11" style:family="table-column">
      <style:table-column-properties fo:break-before="auto" style:column-width="4.286cm"/>
    </style:style>
    <style:style style:name="co1" style:family="table-column">
      <style:table-column-properties fo:break-before="auto" style:column-width="3.588cm"/>
    </style:style>
    <style:style style:name="co2" style:family="table-column">
      <style:table-column-properties fo:break-before="auto" style:column-width="6.445cm"/>
    </style:style>
    <style:style style:name="co3" style:family="table-column">
      <style:table-column-properties fo:break-before="auto" style:column-width="11.065cm"/>
    </style:style>
    <style:style style:name="co4" style:family="table-column">
      <style:table-column-properties fo:break-before="auto" style:column-width="1.628cm"/>
    </style:style>
    <style:style style:name="co12" style:family="table-column">
      <style:table-column-properties fo:break-before="auto" style:column-width="7.775cm"/>
    </style:style>
    <style:style style:name="ro4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785cm" fo:break-before="auto" style:use-optimal-row-height="fals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485cm" fo:break-before="auto" style:use-optimal-row-height="false"/>
    </style:style>
    <style:style style:name="ro11" style:family="table-row">
      <style:table-row-properties style:row-height="1.229cm" fo:break-before="auto" style:use-optimal-row-height="false"/>
    </style:style>
    <style:style style:name="ro12" style:family="table-row">
      <style:table-row-properties style:row-height="1.094cm" fo:break-before="auto" style:use-optimal-row-height="false"/>
    </style:style>
    <style:style style:name="ro13" style:family="table-row">
      <style:table-row-properties style:row-height="1.162cm" fo:break-before="auto" style:use-optimal-row-height="false"/>
    </style:style>
    <style:style style:name="ro14" style:family="table-row">
      <style:table-row-properties style:row-height="1.572cm" fo:break-before="auto" style:use-optimal-row-height="false"/>
    </style:style>
    <style:style style:name="ro15" style:family="table-row">
      <style:table-row-properties style:row-height="0.923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s" style:country-asian="ES" style:font-style-asian="normal" style:font-weight-asian="normal" style:font-name-complex="Arial1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name-asian="Microsoft YaHei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font-name="Calibri" style:font-name-asian="Microsoft YaHei" style:font-name-complex="Arial1"/>
    </style:style>
    <style:style style:name="ce94" style:family="table-cell" style:parent-style-name="Default">
      <style:table-cell-properties fo:background-color="#94bd5e"/>
    </style:style>
    <style:style style:name="ce100" style:family="table-cell" style:parent-style-name="Default">
      <style:table-cell-properties fo:background-color="transparent" fo:wrap-option="wrap" style:vertical-align="middle"/>
      <style:text-properties style:font-name="Calibri" fo:font-size="10.5pt" style:font-name-asian="Microsoft YaHei" style:font-size-asian="10.5pt" style:font-name-complex="Arial1" style:font-size-complex="10.5pt"/>
    </style:style>
    <style:style style:name="ce1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  <style:map style:condition="cell-content()&gt;1" style:apply-style-name="No" style:base-cell-address="'Fichero carga'.M5"/>
    </style:style>
    <style:style style:name="ce11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Excel_20_Built-in_20_Normal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14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style:font-name="Calibri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18" style:family="table-cell" style:parent-style-name="Default">
      <style:table-cell-properties fo:wrap-option="wrap" style:vertical-align="middle"/>
      <style:text-properties style:font-name="Calibri" fo:font-size="10.5pt" style:font-name-asian="Microsoft YaHei" style:font-size-asian="10.5pt" style:language-asian="es" style:country-asian="ES" style:font-name-complex="Arial1" style:font-size-complex="10.5pt" style:language-complex="ar" style:country-complex="SA"/>
    </style:style>
    <style:style style:name="ce19" style:family="table-cell" style:parent-style-name="Default">
      <style:table-cell-properties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20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23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wrap" style:vertical-align="middle"/>
      <style:text-properties style:font-name="Calibri" fo:font-size="10.5pt" style:font-size-asian="10.5pt" style:font-size-complex="10.5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wrap-option="wrap" style:vertical-align="middle"/>
      <style:text-properties style:font-name="Calibri" fo:font-size="10.5pt" style:font-name-asian="Microsoft YaHei" style:font-size-asian="10.5pt" style:font-name-complex="Arial1" style:font-size-complex="10.5pt"/>
    </style:style>
    <style:style style:name="ce27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n" style:country-asian="US" style:font-style-asian="normal" style:font-weight-asian="normal" style:font-name-complex="Arial1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style:vertical-align="middle"/>
      <style:text-properties style:text-outline="false" style:text-line-through-style="none" style:font-name="Calibri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font-name="Calibri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s" style:country-asian="ES" style:font-style-asian="normal" style:font-weight-asian="normal" style:font-name-complex="Arial1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n" style:country-asian="US" style:font-style-asian="normal" style:font-weight-asian="normal" style:font-name-complex="Arial1" style:font-size-complex="10.5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Excel_20_Built-in_20_Normal">
      <style:table-cell-properties fo:wrap-option="wrap" style:vertical-align="middle"/>
      <style:text-properties style:font-name="Calibri" fo:font-size="10.5pt" style:font-name-asian="Microsoft YaHei" style:font-size-asian="10.5pt" style:font-name-complex="Arial1" style:font-size-complex="10.5pt"/>
    </style:style>
    <style:style style:name="ce37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name-asian="Microsoft YaHei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38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s" style:country-asian="ES" style:font-style-asian="normal" style:font-weight-asian="normal" style:font-name-complex="Arial1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n" style:country-asian="US" style:font-style-asian="normal" style:font-weight-asian="normal" style:font-name-complex="Arial1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text-outline="false" style:text-line-through-style="none" style:font-name="Calibri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en" style:country-asian="US" style:font-style-asian="normal" style:font-weight-asian="normal" style:font-name-complex="Arial1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 style:vertical-align="middle"/>
      <style:text-properties style:text-outline="false" style:text-line-through-style="none" style:font-name="Calibri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es" style:country-asian="ES" style:font-style-asian="normal" style:font-weight-asian="normal" style:font-name-complex="Arial1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es" style:country-asian="ES" style:font-style-asian="normal" style:font-weight-asian="normal" style:font-name-complex="Arial1" style:font-size-complex="10.5pt" style:language-complex="ar" style:country-complex="SA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font-name="Calibri" fo:font-size="10.5pt" fo:font-style="normal" fo:text-shadow="none" style:text-underline-style="none" fo:font-weight="normal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60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" fo:font-size="11pt" fo:language="zxx" fo:country="none" style:text-underline-style="solid" style:text-underline-width="auto" style:text-underline-color="font-color" style:font-name-asian="AR PL UMing HK" style:font-size-asian="11pt" style:language-asian="zxx" style:country-asian="none" style:font-name-complex="Lohit Hindi" style:font-size-complex="11pt" style:language-complex="zxx" style:country-complex="none"/>
    </style:style>
    <style:style style:name="ce6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fo:language="es" fo:country="ES" style:font-size-asian="10.5pt" style:language-asian="es" style:country-asian="ES" style:font-name-complex="Times New Roman" style:font-size-complex="10.5pt" style:language-complex="ar" style:country-complex="SA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fo:language="en" fo:country="GB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 style:vertical-align="middle"/>
      <style:text-properties style:text-outline="false" style:text-line-through-style="non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fo:language="es" fo:country="ES" style:text-underline-style="solid" style:text-underline-width="auto" style:text-underline-color="font-color" style:font-size-asian="10.5pt" style:language-asian="es" style:country-asian="ES" style:font-name-complex="Times New Roman" style:font-size-complex="10.5pt" style:language-complex="ar" style:country-complex="SA"/>
    </style:style>
    <style:style style:name="ce69" style:family="table-cell" style:parent-style-name="Default">
      <style:table-cell-properties style:vertical-align="middle"/>
      <style:text-properties style:use-window-font-color="true" style:font-name="Calibri1" fo:language="zxx" fo:country="none" style:font-name-asian="Calibri1" style:language-asian="en" style:country-asian="US" style:font-name-complex="Times New Roman" style:font-size-complex="6.25pt" style:language-complex="ar" style:country-complex="SA"/>
    </style:style>
    <style:style style:name="ce7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1pt" fo:language="zxx" fo:country="none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style:text-underline-style="solid" style:text-underline-width="auto" style:text-underline-color="font-color" style:font-size-asian="10.5pt" style:font-size-complex="10.5pt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" fo:font-size="11pt" fo:language="en" fo:country="US" style:text-underline-style="solid" style:text-underline-width="auto" style:text-underline-color="font-color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333333" style:font-name="Calibri" fo:font-size="11pt" fo:language="en" fo:country="US" style:text-underline-style="none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style:font-name-asian="Microsoft YaHei" style:font-size-asian="11pt" style:font-name-complex="Arial1" style:font-size-complex="11pt"/>
    </style:style>
    <style:style style:name="ce75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NewsGotT1" style:font-size-complex="10.5pt" style:language-complex="en" style:country-complex="US"/>
    </style:style>
    <style:style style:name="ce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89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90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 style:vertical-align="middle"/>
      <style:text-properties fo:color="#ffffff" style:font-name="Calibri" fo:font-size="10.5pt" style:font-size-asian="10.5pt" style:font-size-complex="10.5pt"/>
    </style:style>
    <style:style style:name="ce92" style:family="table-cell" style:parent-style-name="Default">
      <style:table-cell-properties fo:background-color="transparent" style:vertical-align="middle"/>
    </style:style>
    <style:style style:name="ce9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style:vertical-align="middle"/>
      <style:text-properties style:font-name="Calibri" fo:font-size="11pt" style:font-name-asian="Microsoft YaHei" style:font-size-asian="11pt" style:font-name-complex="Arial1" style:font-size-complex="11pt"/>
    </style:style>
    <style:style style:name="ce98" style:family="table-cell" style:parent-style-name="Default">
      <style:table-cell-properties fo:background-color="transparent" fo:wrap-option="wrap" style:vertical-align="middle"/>
      <style:text-properties fo:color="#1a1a1a" style:font-name="DejaVu Sans" fo:font-size="5.55000019073486pt" fo:language="zxx" fo:country="none" style:font-name-asian="DejaVu Sans" style:font-size-asian="5.55000019073486pt" style:language-asian="zxx" style:country-asian="none" style:font-name-complex="DejaVu Sans" style:font-size-complex="5.55000019073486pt" style:language-complex="zxx" style:country-complex="none"/>
    </style:style>
    <style:style style:name="ce99" style:family="table-cell" style:parent-style-name="Default">
      <style:table-cell-properties fo:background-color="transparent" fo:wrap-option="wrap" style:vertical-align="middle"/>
      <style:text-properties style:use-window-font-color="true" style:font-name="Calibri" fo:font-size="10.5pt" style:text-underline-style="solid" style:text-underline-width="auto" style:text-underline-color="font-color" style:font-name-asian="Microsoft YaHei" style:font-size-asian="10.5pt" style:font-name-complex="Arial1" style:font-size-complex="10.5pt"/>
    </style:style>
    <style:style style:name="ta_extref" style:family="table">
      <style:table-properties table:display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size-asian="10.5pt" style:font-size-complex="10.5pt"/>
    </style:style>
    <style:style style:name="T14" style:family="text">
      <style:text-properties fo:language="zxx" fo:country="none" style:font-name-asian="DejaVu Sans" style:font-size-asian="5.59999990463257pt" style:language-asian="zxx" style:country-asian="none" style:font-name-complex="DejaVu Sans" style:font-size-complex="5.59999990463257pt" style:language-complex="zxx" style:country-complex="none"/>
    </style:style>
    <style:style style:name="T15" style:family="text">
      <style:text-properties style:text-underline-style="solid" style:text-underline-width="auto" style:text-underline-color="font-color" style:font-name-asian="Microsoft YaHei" style:font-name-complex="Arial1"/>
    </style:style>
    <style:style style:name="T3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Calibri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 PL UMing HK" style:font-size-asian="11pt" style:language-asian="zxx" style:country-asian="none" style:font-style-asian="normal" style:font-weight-asian="normal" style:font-name-complex="Lohit Hind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fo:font-size="10.5pt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-asian="Microsoft YaHei" style:font-size-asian="11pt" style:font-size-complex="11pt"/>
    </style:style>
    <style:style style:name="T8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alibri" fo:font-size="11pt" fo:language="zxx" fo:country="none" style:font-name-asian="Calibri" style:font-size-asian="11pt" style:language-asian="zxx" style:country-asian="none" style:font-size-complex="6.30000019073486pt" style:language-complex="zxx" style:country-complex="none"/>
    </style:style>
    <style:style style:name="T10" style:family="text">
      <style:text-properties fo:color="#0000ff" style:font-name="Calibri" fo:font-size="11pt" style:text-underline-style="solid" style:text-underline-width="auto" style:text-underline-color="font-color" style:font-name-asian="Calibri" style:font-size-asian="11pt" style:font-name-complex="Calibri" style:font-size-complex="6.30000019073486pt"/>
    </style:style>
    <style:style style:name="T11" style:family="text">
      <style:text-properties fo:color="#333333" style:font-name="Calibri" fo:font-size="11pt" style:font-name-asian="Calibri" style:font-size-asian="11pt" style:font-name-complex="Calibri" style:font-size-complex="6.30000019073486pt"/>
    </style:style>
    <style:style style:name="T12" style:family="text">
      <style:text-properties style:font-name-asian="Microsoft YaHei"/>
    </style:style>
    <style:style style:name="T16" style:family="text">
      <style:text-properties style:font-name-asian="Microsoft YaHei" style:font-name-complex="Arial1"/>
    </style:style>
    <style:style style:name="T13" style:family="text">
      <style:text-properties style:font-size-asian="12pt" style:font-size-complex="6.80000019073486pt"/>
    </style:style>
  </office:automatic-styles>
  <office:body>
    <office:spreadsheet>
      <table:table table:name="Fichero carg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7"/>
        <table:table-column table:style-name="co5" table:number-columns-repeated="1001" table:default-cell-style-name="Default"/>
        <table:table-row table:style-name="ro4"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email</text:p>
          </table:table-cell>
          <table:table-cell table:style-name="Default" office:value-type="string">
            <text:p><text:s/>attribute_1 &lt;Rol&gt;</text:p>
          </table:table-cell>
          <table:table-cell office:value-type="string">
            <text:p><text:s/>attribute_2 &lt;Organismo&gt;</text:p>
          </table:table-cell>
          <table:table-cell table:style-name="ce2" table:number-columns-repeated="1000"/>
        </table:table-row>
        <table:table-row table:style-name="ro4">
          <table:table-cell table:style-name="ce2" office:value-type="string">
            <text:p>María de la Peña</text:p>
          </table:table-cell>
          <table:table-cell table:style-name="ce26" office:value-type="string">
            <text:p>Mate Aranda</text:p>
          </table:table-cell>
          <table:table-cell table:style-name="ce44" office:value-type="string">
            <text:p><text:a xlink:href="mailto:mariap.mate@juntadeandalucia.es">mariap.mate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ALRI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Ángel</text:p>
          </table:table-cell>
          <table:table-cell table:style-name="ce27" office:value-type="string">
            <text:p>Casaseca</text:p>
          </table:table-cell>
          <table:table-cell table:style-name="ce45" office:value-type="string">
            <text:p><text:a xlink:href="mailto:angel.casaseca@juntadeandalucia.es">angel.casasec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ALRI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osé María</text:p>
          </table:table-cell>
          <table:table-cell table:style-name="ce27" office:value-type="string">
            <text:p>Peche Carracedo </text:p>
          </table:table-cell>
          <table:table-cell table:style-name="ce45" office:value-type="string">
            <text:p><text:span text:style-name="T1"><text:a xlink:href="mailto:josem.peche.ext@juntadeandalucia.es">josem.peche.ext@juntadeandalucia.es</text:a></text:span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esús</text:p>
          </table:table-cell>
          <table:table-cell table:style-name="ce27" office:value-type="string">
            <text:p>Calderón Galán</text:p>
          </table:table-cell>
          <table:table-cell table:style-name="ce45" office:value-type="string">
            <text:p><text:span text:style-name="T1"><text:a xlink:href="mailto:manuelj.calderon.ext@juntadeandalucia.es">manuelj.calderon.ext@juntadeandalucia.es</text:a></text:span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Antonio</text:p>
          </table:table-cell>
          <table:table-cell table:style-name="ce27" office:value-type="string">
            <text:p>Godoy Rodríguez</text:p>
          </table:table-cell>
          <table:table-cell table:style-name="ce45" office:value-type="string">
            <text:p><text:span text:style-name="T1"><text:a xlink:href="mailto:antoniom.godoy.ext@juntadeandalucia.es">antoniom.godoy.ext@juntadeandalucia.es</text:a></text:span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David</text:p>
          </table:table-cell>
          <table:table-cell table:style-name="ce27" office:value-type="string">
            <text:p>Sánchez de Alcázar Cruz</text:p>
          </table:table-cell>
          <table:table-cell table:style-name="ce45" office:value-type="string">
            <text:p><text:span text:style-name="T1"><text:a xlink:href="mailto:david.sanchez.alcazarcruz.ext@juntadeandalucia.es">david.sanchez.alcazarcruz.ext@juntadeandalucia.es</text:a></text:span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 table:number-columns-repeated="1000"/>
        </table:table-row>
        <table:table-row table:style-name="ro5">
          <table:table-cell table:style-name="ce4" office:value-type="string">
            <text:p>Raúl</text:p>
          </table:table-cell>
          <table:table-cell table:style-name="ce28" office:value-type="string">
            <text:p>Casado Piqueras </text:p>
          </table:table-cell>
          <table:table-cell table:style-name="ce45" office:value-type="string">
            <text:p><text:a xlink:href="mailto:raul.casado.ext@juntadeandalucia.es">raul.casado.ext@juntadeandalucia.es</text:a> 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nuel</text:p>
          </table:table-cell>
          <table:table-cell table:style-name="ce26" office:value-type="string">
            <text:p>Galán Moreno</text:p>
          </table:table-cell>
          <table:table-cell table:style-name="ce44" office:value-type="string">
            <text:p><text:a xlink:href="mailto:manuel.galan.moreno.ext@juntadeandalucia.es">manuel.galan.moreno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Juan Luis</text:p>
          </table:table-cell>
          <table:table-cell table:style-name="ce26" office:value-type="string">
            <text:p>Ceada</text:p>
          </table:table-cell>
          <table:table-cell table:style-name="ce25" office:value-type="string">
            <text:p><text:a xlink:href="mailto:juanl.ceada@juntadeandalucia.es">juanl.ceada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armen </text:p>
          </table:table-cell>
          <table:table-cell table:style-name="ce26" office:value-type="string">
            <text:p>Garrido Granado</text:p>
          </table:table-cell>
          <table:table-cell table:style-name="ce46" office:value-type="string">
            <text:p><text:a xlink:href="mailto:mariac.garrido.granado@juntadeandalucia.es">mariac.garrido.granad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Sergio</text:p>
          </table:table-cell>
          <table:table-cell table:style-name="ce26" office:value-type="string">
            <text:p>Díaz Ruiz</text:p>
          </table:table-cell>
          <table:table-cell table:style-name="ce47" office:value-type="string">
            <text:p><text:a xlink:href="mailto:sergio.diaz@juntadeandalucia.es">sergio.diaz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osario</text:p>
          </table:table-cell>
          <table:table-cell table:style-name="ce26" office:value-type="string">
            <text:p>Núñez Pérez</text:p>
          </table:table-cell>
          <table:table-cell table:style-name="ce46" office:value-type="string">
            <text:p><text:a xlink:href="mailto:mariar.nunez.perez@juntadeandalucia.es">mariar.nunez.perez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6" office:value-type="string">
            <text:p>Moreno Vicente</text:p>
          </table:table-cell>
          <table:table-cell table:style-name="ce47" office:value-type="string">
            <text:p><text:a xlink:href="mailto:antonio.moreno@sopragroup.com">antonio.moreno@sopragroup.com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ourdes</text:p>
          </table:table-cell>
          <table:table-cell table:style-name="ce26" office:value-type="string">
            <text:p>Pérez Gómez</text:p>
          </table:table-cell>
          <table:table-cell table:style-name="ce46" office:value-type="string">
            <text:p><text:a xlink:href="mailto:lourdes.perez.ext@juntadeandalucia.es">lourdes.perez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gustín</text:p>
          </table:table-cell>
          <table:table-cell table:style-name="ce26" office:value-type="string">
            <text:p>Mula González</text:p>
          </table:table-cell>
          <table:table-cell table:style-name="ce47" office:value-type="string">
            <text:p><text:a xlink:href="mailto:agustin.m.gonzalez.ext@juntadeandalucia.es">agustin.m.gonzalez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e Andrés</text:p>
          </table:table-cell>
          <table:table-cell table:style-name="ce26" office:value-type="string">
            <text:p>Tinoco</text:p>
          </table:table-cell>
          <table:table-cell table:style-name="ce46" office:value-type="string">
            <text:p><text:a xlink:href="mailto:josea.tinoco@juntadeandalucia.es">josea.tinoco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nuel</text:p>
          </table:table-cell>
          <table:table-cell table:style-name="ce26" office:value-type="string">
            <text:p>Pérez Ron</text:p>
          </table:table-cell>
          <table:table-cell table:style-name="ce46" office:value-type="string">
            <text:p><text:a xlink:href="mailto:manuel.perez.ron.ext@juntadeandalucia.es">manuel.perez.ron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6" office:value-type="string">
            <text:p>Gutiérrez Almansa</text:p>
          </table:table-cell>
          <table:table-cell table:style-name="ce46" office:value-type="string">
            <text:p><text:a xlink:href="mailto:antonio.gutierrez.a.ext@juntadeandalucia.es">antonio.gutierrez.a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5">
          <table:table-cell table:style-name="ce5" office:value-type="string">
            <text:p>Javier</text:p>
          </table:table-cell>
          <table:table-cell table:style-name="ce29" office:value-type="string">
            <text:p>López López </text:p>
          </table:table-cell>
          <table:table-cell table:style-name="ce21" office:value-type="string">
            <text:p><text:a xlink:href="mailto:javier.lopez.lopez.ext@juntadeandalucia.es">javier.lopez.lopez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5">
          <table:table-cell table:style-name="ce5" office:value-type="string">
            <text:p>Javier</text:p>
          </table:table-cell>
          <table:table-cell table:style-name="ce29" office:value-type="string">
            <text:p>López Fernández </text:p>
          </table:table-cell>
          <table:table-cell table:style-name="ce21" office:value-type="string">
            <text:p><text:a xlink:href="mailto:javier.lopez.fe.ext@juntadeandalucia.es">javier.lopez.fe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Emilio</text:p>
          </table:table-cell>
          <table:table-cell table:style-name="ce26" office:value-type="string">
            <text:p>Martínez Force</text:p>
          </table:table-cell>
          <table:table-cell table:style-name="ce48" office:value-type="string">
            <text:p><text:a xlink:href="mailto:emilio.martinez.force@juntadeandalucia.es">emilio.martinez.force@juntadeandalucia.es</text:a></text:p>
          </table:table-cell>
          <table:table-cell table:style-name="ce77" office:value-type="string">
            <text:p>REP</text:p>
          </table:table-cell>
          <table:table-cell table:style-name="ce2" office:value-type="string">
            <text:p>CECD-CUL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fael</text:p>
          </table:table-cell>
          <table:table-cell table:style-name="ce26" office:value-type="string">
            <text:p>García Ropero</text:p>
          </table:table-cell>
          <table:table-cell table:style-name="ce48" office:value-type="string">
            <text:p><text:a xlink:href="mailto:rafael.garcia.r@juntadeandalucia.es">rafael.garcia.r@juntadeandalucia.es</text:a></text:p>
          </table:table-cell>
          <table:table-cell table:style-name="ce77" office:value-type="string">
            <text:p>DIN</text:p>
          </table:table-cell>
          <table:table-cell table:style-name="ce2" office:value-type="string">
            <text:p>CECD-CUL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Carlos</text:p>
          </table:table-cell>
          <table:table-cell table:style-name="ce26" office:value-type="string">
            <text:p>Ramírez Pérez</text:p>
          </table:table-cell>
          <table:table-cell table:style-name="ce48" office:value-type="string">
            <text:p><text:a xlink:href="mailto:josec.ramirez@juntadeandalucia.es">josec.ramir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CD-CUL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Antonio</text:p>
          </table:table-cell>
          <table:table-cell table:style-name="ce26" office:value-type="string">
            <text:p>Granados Reifs</text:p>
          </table:table-cell>
          <table:table-cell table:style-name="ce46" office:value-type="string">
            <text:p><text:a xlink:href="mailto:jantonio.granados.ext@juntadeandalucia.es">jantonio.granados.ext@juntadeandalucia.es</text:a></text:p>
          </table:table-cell>
          <table:table-cell table:style-name="ce78" office:value-type="string">
            <text:p>TEC</text:p>
          </table:table-cell>
          <table:table-cell table:style-name="ce2" office:value-type="string">
            <text:p>CECD-CUL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Ramón</text:p>
          </table:table-cell>
          <table:table-cell table:style-name="ce26" office:value-type="string">
            <text:p>López Rojas</text:p>
          </table:table-cell>
          <table:table-cell table:style-name="ce46" office:value-type="string">
            <text:p><text:a xlink:href="mailto:joseramon.lopez.ext@juntadeandalucia.es">joseramon.lopez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ECD-CUL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lio</text:p>
          </table:table-cell>
          <table:table-cell table:style-name="ce26" office:value-type="string">
            <text:p>Zabala Silva</text:p>
          </table:table-cell>
          <table:table-cell table:style-name="ce44" office:value-type="string">
            <text:p><text:a xlink:href="mailto:julio.zabala@juntadeandalucia.es">julio.zabala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ECD-EDU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Nicolás</text:p>
          </table:table-cell>
          <table:table-cell table:style-name="ce26" office:value-type="string">
            <text:p>Vázquez Velasco </text:p>
          </table:table-cell>
          <table:table-cell table:style-name="ce46" office:value-type="string">
            <text:p><text:a xlink:href="mailto:nicolas.vazquez@juntadeandalucia.es">nicolas.vazquez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ECD-EDU</text:p>
          </table:table-cell>
          <table:table-cell table:style-name="ce24" table:number-columns-repeated="1000"/>
        </table:table-row>
        <table:table-row table:style-name="ro4">
          <table:table-cell table:style-name="ce6" office:value-type="string">
            <text:p>Juan Manuel</text:p>
          </table:table-cell>
          <table:table-cell table:style-name="ce6" office:value-type="string">
            <text:p>Marín Sánchez</text:p>
          </table:table-cell>
          <table:table-cell table:style-name="ce46" office:value-type="string">
            <text:p><text:a xlink:href="mailto:juanm.marin.ext@juntadeandalucia.es">juanm.marin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eopoldo</text:p>
          </table:table-cell>
          <table:table-cell table:style-name="ce26" office:value-type="string">
            <text:p>Coronel</text:p>
          </table:table-cell>
          <table:table-cell table:style-name="ce46" office:value-type="string">
            <text:p><text:a xlink:href="mailto:leopoldo.coronel.ext@juntadeandalucia.es">leopoldo.coronel.ext@juntadeandalucia.es</text:a></text:p>
          </table:table-cell>
          <table:table-cell table:style-name="ce78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avier</text:p>
          </table:table-cell>
          <table:table-cell table:style-name="ce26" office:value-type="string">
            <text:p>Palacios</text:p>
          </table:table-cell>
          <table:table-cell table:style-name="ce46" office:value-type="string">
            <text:p><text:a xlink:href="mailto:javier.palacios.ext@juntadeandalucia.es">javier.palacios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ésar</text:p>
          </table:table-cell>
          <table:table-cell table:style-name="ce26" office:value-type="string">
            <text:p>García Agudo</text:p>
          </table:table-cell>
          <table:table-cell table:style-name="ce46" office:value-type="string">
            <text:p><text:a xlink:href="mailto:cesar.garcia.agudo.ext@juntadeandalucia.es">cesar.garcia.agud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avier</text:p>
          </table:table-cell>
          <table:table-cell table:style-name="ce26" office:value-type="string">
            <text:p>Duque Pintor</text:p>
          </table:table-cell>
          <table:table-cell table:style-name="ce46" office:value-type="string">
            <text:p><text:a xlink:href="mailto:franciscoj.duque@juntadeandalucia.es">franciscoj.duque@juntadeandalucia.es</text:a></text:p>
          </table:table-cell>
          <table:table-cell table:style-name="ce78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Jose Luis</text:p>
          </table:table-cell>
          <table:table-cell table:style-name="ce26" office:value-type="string">
            <text:p>Heredia Amaya </text:p>
          </table:table-cell>
          <table:table-cell table:style-name="ce4" office:value-type="string">
            <text:p><text:a xlink:href="mailto:josel.heredia.ext@juntadeandalucia.es">josel.heredia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 table:number-columns-repeated="1000"/>
        </table:table-row>
        <table:table-row table:style-name="ro4">
          <table:table-cell table:style-name="ce7" office:value-type="string">
            <text:p>Rafael</text:p>
          </table:table-cell>
          <table:table-cell table:style-name="ce30" office:value-type="string">
            <text:p>Mancebo </text:p>
          </table:table-cell>
          <table:table-cell table:style-name="ce49" office:value-type="string">
            <text:p><text:a xlink:href="mailto:rafaelj.mancebo@juntadeandalucia.es">rafaelj.mancebo@juntadeandalucia.es</text:a></text:p>
          </table:table-cell>
          <table:table-cell table:style-name="ce80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</text:p>
          </table:table-cell>
          <table:table-cell table:style-name="ce26" office:value-type="string">
            <text:p>Gasch Illescas</text:p>
          </table:table-cell>
          <table:table-cell table:style-name="ce44" office:value-type="string">
            <text:p><text:a xlink:href="mailto:juan.gasch@juntadeandalucia.es">juan.gasch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EICE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ablo</text:p>
          </table:table-cell>
          <table:table-cell table:style-name="ce26" office:value-type="string">
            <text:p>Roldán Ruiz</text:p>
          </table:table-cell>
          <table:table-cell table:style-name="ce44" office:value-type="string">
            <text:p><text:a xlink:href="mailto:pablo.roldan.ruiz@juntadeandalucia.es">pablo.roldan.rui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ICE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German</text:p>
          </table:table-cell>
          <table:table-cell table:style-name="ce26" office:value-type="string">
            <text:p>Tendero López</text:p>
          </table:table-cell>
          <table:table-cell table:style-name="ce44" office:value-type="string">
            <text:p><text:a xlink:href="mailto:german.tendero.ext@juntadeandalucia.es">german.tender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ICE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ia Antonia</text:p>
          </table:table-cell>
          <table:table-cell table:style-name="ce26" office:value-type="string">
            <text:p>Avila Arellano</text:p>
          </table:table-cell>
          <table:table-cell table:style-name="ce44" office:value-type="string">
            <text:p><text:a xlink:href="mailto:mariaa.avila.ext@juntadeandalucia.es">mariaa.avil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ICE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Javier</text:p>
          </table:table-cell>
          <table:table-cell table:style-name="ce26" office:value-type="string">
            <text:p>Domínguez Reina</text:p>
          </table:table-cell>
          <table:table-cell table:style-name="ce44" office:value-type="string">
            <text:p><text:a xlink:href="mailto:josej.dominguez@juntadeandalucia.es">josej.domingu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ICE</text:p>
          </table:table-cell>
          <table:table-cell table:style-name="ce24" table:number-columns-repeated="1000"/>
        </table:table-row>
        <table:table-row table:style-name="ro5">
          <table:table-cell table:style-name="ce4" office:value-type="string">
            <text:p>David</text:p>
          </table:table-cell>
          <table:table-cell table:style-name="ce28" office:value-type="string">
            <text:p>Reyes López </text:p>
          </table:table-cell>
          <table:table-cell table:style-name="ce4" office:value-type="string">
            <text:p><text:a xlink:href="mailto:david.reyes@juntadeandalucia.es">david.reye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ICE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rancisco</text:p>
          </table:table-cell>
          <table:table-cell table:style-name="ce26" office:value-type="string">
            <text:p>Fernández Ramos</text:p>
          </table:table-cell>
          <table:table-cell table:style-name="ce44" office:value-type="string">
            <text:p><text:a xlink:href="mailto:juanf.fernandez.ramos@juntadeandalucia.es">juanf.fernandez.ramos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FV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Víctor</text:p>
          </table:table-cell>
          <table:table-cell table:style-name="ce26" office:value-type="string">
            <text:p>Osuna Carmona</text:p>
          </table:table-cell>
          <table:table-cell table:style-name="ce44" office:value-type="string">
            <text:p><text:a xlink:href="mailto:victor.osuna@juntadeandalucia.es">victor.osun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FV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avier</text:p>
          </table:table-cell>
          <table:table-cell table:style-name="ce26" office:value-type="string">
            <text:p>Ruiz de Infante González </text:p>
          </table:table-cell>
          <table:table-cell table:style-name="ce44" office:value-type="string">
            <text:p><text:a xlink:href="mailto:javier.ruizinfante@juntadeandalucia.es">javier.ruizinfante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FV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" office:value-type="string">
            <text:p>Morales Ramírez</text:p>
          </table:table-cell>
          <table:table-cell table:style-name="ce44" office:value-type="string">
            <text:p><text:a xlink:href="mailto:antonio.morales.ramirez.ext@juntadeandalucia.es">antonio.morales.ramire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FV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Diego Hernán</text:p>
          </table:table-cell>
          <table:table-cell table:style-name="ce26" office:value-type="string">
            <text:p>Torre Celada</text:p>
          </table:table-cell>
          <table:table-cell table:style-name="ce44" office:value-type="string">
            <text:p><text:a xlink:href="mailto:diego.torre.ext@juntadeandalucia.es">diego.torre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FV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rge</text:p>
          </table:table-cell>
          <table:table-cell table:style-name="ce26" office:value-type="string">
            <text:p>Palma Enamorado</text:p>
          </table:table-cell>
          <table:table-cell table:style-name="ce44" office:value-type="string">
            <text:p><text:a xlink:href="mailto:jorge.palma@juntadeandalucia.es">jorge.palm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FV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ía José</text:p>
          </table:table-cell>
          <table:table-cell table:style-name="ce26" office:value-type="string">
            <text:p>Luna Moreno </text:p>
          </table:table-cell>
          <table:table-cell table:style-name="ce44" office:value-type="string">
            <text:p><text:a xlink:href="mailto:mariaj.luna.ext@juntadeandalucia.es">mariaj.lun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FV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</text:p>
          </table:table-cell>
          <table:table-cell table:style-name="ce26" office:value-type="string">
            <text:p>Álvarez Abrio</text:p>
          </table:table-cell>
          <table:table-cell table:style-name="ce44" office:value-type="string">
            <text:p><text:a xlink:href="mailto:juan.alvarez.abrio@juntadeandalucia.es">juan.alvarez.abri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Francisco José</text:p>
          </table:table-cell>
          <table:table-cell table:style-name="ce27" office:value-type="string">
            <text:p>Domenech Colomer</text:p>
          </table:table-cell>
          <table:table-cell table:style-name="ce45" office:value-type="string">
            <text:p><text:span text:style-name="T1"><text:a xlink:href="mailto:francisco.domenech@juntadeandalucia.es">francisco.domenech@juntadeandalucia.es</text:a></text:span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María</text:p>
          </table:table-cell>
          <table:table-cell table:style-name="ce26" office:value-type="string">
            <text:p>Folía Baena</text:p>
          </table:table-cell>
          <table:table-cell table:style-name="ce45" office:value-type="string">
            <text:p><text:span text:style-name="T1"><text:a xlink:href="mailto:jose.folia@juntadeandalucia.es">jose.folia@juntadeandalucia.es</text:a></text:span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Carlos</text:p>
          </table:table-cell>
          <table:table-cell table:style-name="ce26" office:value-type="string">
            <text:p>Peña Jaramillo</text:p>
          </table:table-cell>
          <table:table-cell table:style-name="ce45" office:value-type="string">
            <text:p><text:a xlink:href="mailto:jcarlos.pena.ext@juntadeandalucia.es">jcarlos.pen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fael </text:p>
          </table:table-cell>
          <table:table-cell table:style-name="ce26" office:value-type="string">
            <text:p>del Águila de la Puente</text:p>
          </table:table-cell>
          <table:table-cell table:style-name="ce45" office:value-type="string">
            <text:p><text:a xlink:href="mailto:rafael.aguila.ext@juntadeandalucia.es">rafael.aguil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Jesús</text:p>
          </table:table-cell>
          <table:table-cell table:style-name="ce26" office:value-type="string">
            <text:p>Pérez Gómez</text:p>
          </table:table-cell>
          <table:table-cell table:style-name="ce45" office:value-type="string">
            <text:p><text:a xlink:href="mailto:juanj.perez.ext@juntadeandalucia.es">juanj.pere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ilar</text:p>
          </table:table-cell>
          <table:table-cell table:style-name="ce26" office:value-type="string">
            <text:p>Real Sancho</text:p>
          </table:table-cell>
          <table:table-cell table:style-name="ce45" office:value-type="string">
            <text:p><text:a xlink:href="mailto:pilar.real.ext@juntadeandalucia.es">pilar.real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David Luis</text:p>
          </table:table-cell>
          <table:table-cell table:style-name="ce26" office:value-type="string">
            <text:p>Moya Garrido</text:p>
          </table:table-cell>
          <table:table-cell table:style-name="ce45" office:value-type="string">
            <text:p><text:a xlink:href="mailto:davidl.moya.ext@juntadeandalucia.es">davidl.moy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</text:p>
          </table:table-cell>
          <table:table-cell table:style-name="ce26" office:value-type="string">
            <text:p>Sánchez Vallejo</text:p>
          </table:table-cell>
          <table:table-cell table:style-name="ce45" office:value-type="string">
            <text:p><text:a xlink:href="mailto:luis.sanchez.ext@juntadeandalucia.es">luis.sanche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arlos Alberto</text:p>
          </table:table-cell>
          <table:table-cell table:style-name="ce26" office:value-type="string">
            <text:p>Rodríguez Sánchez</text:p>
          </table:table-cell>
          <table:table-cell table:style-name="ce45" office:value-type="string">
            <text:p><text:a xlink:href="mailto:calberto.rodriguez.ext@juntadeandalucia.es">calberto.rodrigue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celo</text:p>
          </table:table-cell>
          <table:table-cell table:style-name="ce26" office:value-type="string">
            <text:p>Reina Aguilar</text:p>
          </table:table-cell>
          <table:table-cell table:style-name="ce44" office:value-type="string">
            <text:p><text:a xlink:href="mailto:marcelo.reina@juntadeandalucia.es">marcelo.rein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6" office:value-type="string">
            <text:p>Blanco Morales</text:p>
          </table:table-cell>
          <table:table-cell table:style-name="ce45" office:value-type="string">
            <text:p><text:a xlink:href="mailto:antonio.blanco@juntadeandalucia.es">antonio.blanc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Sonia María</text:p>
          </table:table-cell>
          <table:table-cell table:style-name="ce26" office:value-type="string">
            <text:p>Torres Llanera</text:p>
          </table:table-cell>
          <table:table-cell table:style-name="ce44" office:value-type="string">
            <text:p><text:a xlink:href="mailto:sonia.torres@juntadeandalucia.es">sonia.torre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5">
          <table:table-cell table:style-name="ce8" office:value-type="string">
            <text:p>Jorge </text:p>
          </table:table-cell>
          <table:table-cell table:style-name="ce31" office:value-type="string">
            <text:p>Pardeiro Sánchez</text:p>
          </table:table-cell>
          <table:table-cell table:style-name="ce50" office:value-type="string">
            <text:p><text:a xlink:href="mailto:jorge.pardeiro.sanchez@es.pwc.com">jorge.pardeiro.sanchez@es.pwc.com</text:a></text:p>
          </table:table-cell>
          <table:table-cell table:style-name="ce81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quel</text:p>
          </table:table-cell>
          <table:table-cell table:style-name="ce26" office:value-type="string">
            <text:p>Reinoso Lobato</text:p>
          </table:table-cell>
          <table:table-cell table:style-name="ce44" office:value-type="string">
            <text:p><text:a xlink:href="mailto:raquel.reinoso@juntadeandalucia.es">raquel.reinos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ISP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ercedes</text:p>
          </table:table-cell>
          <table:table-cell table:style-name="ce26" office:value-type="string">
            <text:p>Castro Terrero</text:p>
          </table:table-cell>
          <table:table-cell table:style-name="ce46" office:value-type="string">
            <text:p><text:a xlink:href="mailto:mmercedes.castro@juntadeandalucia.es">mmercedes.castro@juntadeandaluci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CISPS</text:p>
          </table:table-cell>
          <table:table-cell table:style-name="ce24" table:number-columns-repeated="1000"/>
        </table:table-row>
        <table:table-row table:style-name="ro4">
          <table:table-cell table:style-name="ce6" office:value-type="string">
            <text:p>Guillermo</text:p>
          </table:table-cell>
          <table:table-cell table:style-name="ce6" office:value-type="string">
            <text:p>Holgado Manzanares</text:p>
          </table:table-cell>
          <table:table-cell table:style-name="ce46" office:value-type="string">
            <text:p><text:a xlink:href="mailto:guillermo.holgado@juntadeandalucia.es">guillermo.holgado@juntadeandaluci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CISP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David</text:p>
          </table:table-cell>
          <table:table-cell table:style-name="ce32" office:value-type="string">
            <text:p>Prado González</text:p>
          </table:table-cell>
          <table:table-cell table:style-name="ce46" office:value-type="string">
            <text:p><text:a xlink:href="mailto:david.prado.ext@juntadeandalucia.es">david.prado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ISP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Carlos Manuel</text:p>
          </table:table-cell>
          <table:table-cell table:style-name="ce32" office:value-type="string">
            <text:p>Casado García</text:p>
          </table:table-cell>
          <table:table-cell table:style-name="ce46" office:value-type="string">
            <text:p><text:a xlink:href="mailto:carlos.casado.ext@juntadeandalucia.es">carlos.casado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ISP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lexis</text:p>
          </table:table-cell>
          <table:table-cell table:style-name="ce32" office:value-type="string">
            <text:p>Vizcaino Postigo</text:p>
          </table:table-cell>
          <table:table-cell table:style-name="ce51" office:value-type="string">
            <text:p><text:a xlink:href="mailto:alexis.vizcaino.ext@juntadeandalucia.es">alexis.vizcaino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ISP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María Belen</text:p>
          </table:table-cell>
          <table:table-cell table:style-name="ce32" office:value-type="string">
            <text:p>Infante Gómez</text:p>
          </table:table-cell>
          <table:table-cell table:style-name="ce46" office:value-type="string">
            <text:p><text:a xlink:href="mailto:belen.infante.ext@juntadeandalucia.es">belen.infante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ISP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tonio</text:p>
          </table:table-cell>
          <table:table-cell table:style-name="ce32" office:value-type="string">
            <text:p>Heredia Campos</text:p>
          </table:table-cell>
          <table:table-cell table:style-name="ce46" office:value-type="string">
            <text:p><text:a xlink:href="mailto:antonio.heredia.campos.ext@juntadeandalucia.es">antonio.heredia.campos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ISPS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Carlos</text:p>
          </table:table-cell>
          <table:table-cell table:style-name="ce27" office:value-type="string">
            <text:p>Simón Ferrer</text:p>
          </table:table-cell>
          <table:table-cell table:style-name="ce45" office:value-type="string">
            <text:p><text:a xlink:href="mailto:carlos.simon@juntadeandalucia.es">carlos.simon@juntadeandalucia.es</text:a></text:p>
          </table:table-cell>
          <table:table-cell table:style-name="ce79" office:value-type="string">
            <text:p>REP</text:p>
          </table:table-cell>
          <table:table-cell table:style-name="ce10" office:value-type="string">
            <text:p>CJI-SGJ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Carmen</text:p>
          </table:table-cell>
          <table:table-cell table:style-name="ce33" office:value-type="string">
            <text:p>León Bertrand</text:p>
          </table:table-cell>
          <table:table-cell table:style-name="ce52" office:value-type="string">
            <text:p><text:a xlink:href="mailto:mariac.leon.bertrand@juntadeandalucia.es">mariac.leon.bertrand@juntadeandalucia.es</text:a></text:p>
          </table:table-cell>
          <table:table-cell table:style-name="ce79" office:value-type="string">
            <text:p>DIN</text:p>
          </table:table-cell>
          <table:table-cell table:style-name="ce10" office:value-type="string">
            <text:p>CJI-SGJ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Jorge David</text:p>
          </table:table-cell>
          <table:table-cell table:style-name="ce33" office:value-type="string">
            <text:p>Navarro Marín</text:p>
          </table:table-cell>
          <table:table-cell table:style-name="ce52" office:value-type="string">
            <text:p><text:a xlink:href="mailto:david.navarro@juntadeandalucia.es">david.navarro@juntadeandalucia.es</text:a></text:p>
          </table:table-cell>
          <table:table-cell table:style-name="ce79" office:value-type="string">
            <text:p>DIN</text:p>
          </table:table-cell>
          <table:table-cell table:style-name="ce10" office:value-type="string">
            <text:p>CJI-SGJ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Patricio</text:p>
          </table:table-cell>
          <table:table-cell table:style-name="ce33" office:value-type="string">
            <text:p>Mora López</text:p>
          </table:table-cell>
          <table:table-cell table:style-name="ce52" office:value-type="string">
            <text:p><text:a xlink:href="mailto:patricio.mora@juntadeandalucia.es">patricio.mora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J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Jose Manuel</text:p>
          </table:table-cell>
          <table:table-cell table:style-name="ce33" office:value-type="string">
            <text:p>Carmona Cortes</text:p>
          </table:table-cell>
          <table:table-cell table:style-name="ce52" office:value-type="string">
            <text:p><text:a xlink:href="mailto:josemanuel.carmona.ext@juntadeandalucia.es">josemanuel.carmona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J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Antonio José</text:p>
          </table:table-cell>
          <table:table-cell table:style-name="ce33" office:value-type="string">
            <text:p>García Sánchez </text:p>
          </table:table-cell>
          <table:table-cell table:style-name="ce52" office:value-type="string">
            <text:p><text:a xlink:href="mailto:antonioj.garcia.sanchez.ext@juntadeandalucia.es">antonioj.garcia.sanchez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J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María Luisa</text:p>
          </table:table-cell>
          <table:table-cell table:style-name="ce33" office:value-type="string">
            <text:p><text:s/>de la Vega Royo</text:p>
          </table:table-cell>
          <table:table-cell table:style-name="ce53" office:value-type="string">
            <text:p><text:a xlink:href="mailto:mluisa.vega@juntadeandalucia.es">mluisa.vega@juntadeandalucia.es</text:a></text:p>
          </table:table-cell>
          <table:table-cell table:style-name="ce79" office:value-type="string">
            <text:p>REP</text:p>
          </table:table-cell>
          <table:table-cell table:style-name="ce10" office:value-type="string">
            <text:p>CJI-SG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María del Carmen</text:p>
          </table:table-cell>
          <table:table-cell table:style-name="ce33" office:value-type="string">
            <text:p>Sequera Vilches</text:p>
          </table:table-cell>
          <table:table-cell table:style-name="ce53" office:value-type="string">
            <text:p><text:a xlink:href="mailto:mariac.sequera.ext@juntadeandalucia.es">mariac.sequera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Antonio</text:p>
          </table:table-cell>
          <table:table-cell table:style-name="ce33" office:value-type="string">
            <text:p>Montoro Pavón</text:p>
          </table:table-cell>
          <table:table-cell table:style-name="ce53" office:value-type="string">
            <text:p><text:a xlink:href="mailto:antonio.montoro.ext@juntadeandalucia.es">antonio.montoro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Alexei</text:p>
          </table:table-cell>
          <table:table-cell table:style-name="ce33" office:value-type="string">
            <text:p>Hornero </text:p>
          </table:table-cell>
          <table:table-cell table:style-name="ce53" office:value-type="string">
            <text:p><text:a xlink:href="mailto:alexei.hornero.ext@juntadeandalucia.es">alexei.hornero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Jesús Ramón</text:p>
          </table:table-cell>
          <table:table-cell table:style-name="ce33" office:value-type="string">
            <text:p>Fernández Rico </text:p>
          </table:table-cell>
          <table:table-cell table:style-name="ce53" office:value-type="string">
            <text:p><text:a xlink:href="mailto:jesusr.fernandez.rico@juntadeandalucia.es">jesusr.fernandez.rico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Carlos</text:p>
          </table:table-cell>
          <table:table-cell table:style-name="ce33" office:value-type="string">
            <text:p>Dura Velo </text:p>
          </table:table-cell>
          <table:table-cell table:style-name="ce53" office:value-type="string">
            <text:p><text:a xlink:href="mailto:carlos.dura.ext@juntadeandalucia.es">carlos.dura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José Antonio</text:p>
          </table:table-cell>
          <table:table-cell table:style-name="ce33" office:value-type="string">
            <text:p>Bautista Rosúa</text:p>
          </table:table-cell>
          <table:table-cell table:style-name="ce53" office:value-type="string">
            <text:p><text:a xlink:href="mailto:josea.bautista.ext@juntadeandalucia.es">josea.bautista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Miguel Ángel</text:p>
          </table:table-cell>
          <table:table-cell table:style-name="ce33" office:value-type="string">
            <text:p>Martínez Álvarez</text:p>
          </table:table-cell>
          <table:table-cell table:style-name="ce53" office:value-type="string">
            <text:p><text:a xlink:href="mailto:mangel.martinez.alvarez.ext@juntadeandalucia.es">mangel.martinez.alvarez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Felipe</text:p>
          </table:table-cell>
          <table:table-cell table:style-name="ce33" office:value-type="string">
            <text:p>López</text:p>
          </table:table-cell>
          <table:table-cell table:style-name="ce53" office:value-type="string">
            <text:p><text:a xlink:href="mailto:felipe.lopez.ext@juntadeandalucia.es">felipe.lopez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Rafael</text:p>
          </table:table-cell>
          <table:table-cell table:style-name="ce33" office:value-type="string">
            <text:p>Ayerbe Bernal</text:p>
          </table:table-cell>
          <table:table-cell table:style-name="ce53" office:value-type="string">
            <text:p><text:a xlink:href="mailto:rafael.ayerbe@juntadeandalucia.es">rafael.ayerbe@juntadeandalucia.es</text:a></text:p>
          </table:table-cell>
          <table:table-cell table:style-name="ce79" office:value-type="string">
            <text:p>REP</text:p>
          </table:table-cell>
          <table:table-cell table:style-name="ce10" office:value-type="string">
            <text:p>CMAO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Nicolás</text:p>
          </table:table-cell>
          <table:table-cell table:style-name="ce33" office:value-type="string">
            <text:p>Martínez Fernández</text:p>
          </table:table-cell>
          <table:table-cell table:style-name="ce53" office:value-type="string">
            <text:p><text:a xlink:href="mailto:nicolas.martinez@juntadeandalucia.es">nicolas.martinez@juntadeandalucia.es</text:a></text:p>
          </table:table-cell>
          <table:table-cell table:style-name="ce79" office:value-type="string">
            <text:p>DIN</text:p>
          </table:table-cell>
          <table:table-cell table:style-name="ce10" office:value-type="string">
            <text:p>CMAO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Eduardo</text:p>
          </table:table-cell>
          <table:table-cell table:style-name="ce33" office:value-type="string">
            <text:p>Fedriani Montero</text:p>
          </table:table-cell>
          <table:table-cell table:style-name="ce53" office:value-type="string">
            <text:p><text:a xlink:href="mailto:eduardo.fedriani@juntadeandalucia.es">eduardo.fedriani@juntadeandalucia.es</text:a></text:p>
          </table:table-cell>
          <table:table-cell table:style-name="ce79" office:value-type="string">
            <text:p>DIN</text:p>
          </table:table-cell>
          <table:table-cell table:style-name="ce10" office:value-type="string">
            <text:p>CMAO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Miguel Ángel</text:p>
          </table:table-cell>
          <table:table-cell table:style-name="ce33" office:value-type="string">
            <text:p>Hinojosa Romero</text:p>
          </table:table-cell>
          <table:table-cell table:style-name="ce53" office:value-type="string">
            <text:p><text:a xlink:href="mailto:miguelangel.hinojosa@juntadeandalucia.es">miguelangel.hinojosa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MAO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María Reyes</text:p>
          </table:table-cell>
          <table:table-cell table:style-name="ce33" office:value-type="string">
            <text:p>Frutos Arjona</text:p>
          </table:table-cell>
          <table:table-cell table:style-name="ce53" office:value-type="string">
            <text:p><text:a xlink:href="mailto:mariar.frutos@juntadeandalucia.es">mariar.frutos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MAO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Ana</text:p>
          </table:table-cell>
          <table:table-cell table:style-name="ce33" office:value-type="string">
            <text:p>Alonso Piñón</text:p>
          </table:table-cell>
          <table:table-cell table:style-name="ce53" office:value-type="string">
            <text:p><text:a xlink:href="mailto:anai.alonso.ext@juntadeandalucia.es">anai.alonso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MAO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Francisco</text:p>
          </table:table-cell>
          <table:table-cell table:style-name="ce33" office:value-type="string">
            <text:p>Martínez Vega</text:p>
          </table:table-cell>
          <table:table-cell table:style-name="ce53" office:value-type="string">
            <text:p><text:a xlink:href="mailto:francisco.martinez.vega.ext@juntadeandalucia.es">francisco.martinez.vega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MAOT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Antonio</text:p>
          </table:table-cell>
          <table:table-cell table:style-name="ce33" office:value-type="string">
            <text:p>Tovar Castellanos</text:p>
          </table:table-cell>
          <table:table-cell table:style-name="ce53" office:value-type="string">
            <text:p><text:a xlink:href="mailto:antonio.tovar@juntadeandalucia.es">antonio.tovar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MAOT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6" office:value-type="string">
            <text:p>Márquez Arbizu </text:p>
          </table:table-cell>
          <table:table-cell table:style-name="ce44" office:value-type="string">
            <text:p><text:a xlink:href="mailto:antonio.marquez.arbizu@juntadeandalucia.es">antonio.marquez.arbizu@juntadeandaluci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CPRE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rancisco Javier</text:p>
          </table:table-cell>
          <table:table-cell table:style-name="ce26" office:value-type="string">
            <text:p>Manzano Moñino</text:p>
          </table:table-cell>
          <table:table-cell table:style-name="ce46" office:value-type="string">
            <text:p><text:a xlink:href="mailto:franciscoj.manzano@juntadeandalucia.es">franciscoj.manzano@juntadeandaluci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CPRE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rancisco</text:p>
          </table:table-cell>
          <table:table-cell table:style-name="ce32" office:value-type="string">
            <text:p>Flores Naharro</text:p>
          </table:table-cell>
          <table:table-cell table:style-name="ce46" office:value-type="string">
            <text:p><text:a xlink:href="mailto:francisco.flores@juntadeandalucia.es">francisco.flores@juntadeandaluci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CPRE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osario</text:p>
          </table:table-cell>
          <table:table-cell table:style-name="ce32" office:value-type="string">
            <text:p>Santiago Moreno</text:p>
          </table:table-cell>
          <table:table-cell table:style-name="ce46" office:value-type="string">
            <text:p><text:a xlink:href="mailto:rosario.santiago.ext@juntadeandalucia.es">rosario.santiago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Hans</text:p>
          </table:table-cell>
          <table:table-cell table:style-name="ce32" office:value-type="string">
            <text:p>Dekker Dekker</text:p>
          </table:table-cell>
          <table:table-cell table:style-name="ce46" office:value-type="string">
            <text:p><text:a xlink:href="mailto:hans.dekker.ext@juntadeandalucia.es">hans.dekker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Antonio</text:p>
          </table:table-cell>
          <table:table-cell table:style-name="ce32" office:value-type="string">
            <text:p>Solís Lojo</text:p>
          </table:table-cell>
          <table:table-cell table:style-name="ce46" office:value-type="string">
            <text:p><text:a xlink:href="mailto:juan.solis.ext@juntadeandalucia.es">juan.solis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Ángel María</text:p>
          </table:table-cell>
          <table:table-cell table:style-name="ce32" office:value-type="string">
            <text:p>Barroso Chico</text:p>
          </table:table-cell>
          <table:table-cell table:style-name="ce54" office:value-type="string">
            <text:p><text:a xlink:href="mailto:angel.barroso@juntadeandalucia.es">angel.barroso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 table:number-columns-repeated="1000"/>
        </table:table-row>
        <table:table-row table:style-name="ro4">
          <table:table-cell table:style-name="ce11" office:value-type="string">
            <text:p>Nuria</text:p>
          </table:table-cell>
          <table:table-cell table:style-name="ce34" office:value-type="string">
            <text:p>Soult Rubio</text:p>
          </table:table-cell>
          <table:table-cell table:style-name="ce46" office:value-type="string">
            <text:p><text:a xlink:href="mailto:nuria.soult@juntadeandalucia.es">nuria.soul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Luis Mª</text:p>
          </table:table-cell>
          <table:table-cell table:style-name="ce32" office:value-type="string">
            <text:p>Ruiz Soto</text:p>
          </table:table-cell>
          <table:table-cell table:style-name="ce46" office:value-type="string">
            <text:p><text:a xlink:href="mailto:luism.ruiz@juntadeandalucia.es">luism.ruiz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tonio</text:p>
          </table:table-cell>
          <table:table-cell table:style-name="ce32" office:value-type="string">
            <text:p>Dorado Pino</text:p>
          </table:table-cell>
          <table:table-cell table:style-name="ce46" office:value-type="string">
            <text:p><text:a xlink:href="mailto:antonio.dorado@juntadeandalucia.es">antonio.dorado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nuel Jesús</text:p>
          </table:table-cell>
          <table:table-cell table:style-name="ce26" office:value-type="string">
            <text:p>Álvarez Márquez</text:p>
          </table:table-cell>
          <table:table-cell table:style-name="ce44" office:value-type="string">
            <text:p><text:a xlink:href="mailto:manuelj.alvarez@juntadeandalucia.es">manuelj.alvar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TC</text:p>
          </table:table-cell>
          <table:table-cell table:style-name="ce24" table:number-columns-repeated="1000"/>
        </table:table-row>
        <table:table-row table:style-name="ro4">
          <table:table-cell table:style-name="ce6" office:value-type="string">
            <text:p>Alberto José</text:p>
          </table:table-cell>
          <table:table-cell table:style-name="ce6" office:value-type="string">
            <text:p>Díaz Caballero</text:p>
          </table:table-cell>
          <table:table-cell table:style-name="ce48" office:value-type="string">
            <text:p><text:a xlink:href="mailto:albertoj.diaz@juntadeandalucia.es">albertoj.dia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TC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rancisco Javier</text:p>
          </table:table-cell>
          <table:table-cell table:style-name="ce26" office:value-type="string">
            <text:p>García Pedrosa</text:p>
          </table:table-cell>
          <table:table-cell table:style-name="ce44" office:value-type="string">
            <text:p><text:a xlink:href="mailto:franciscoj.garcia.pedrosa.ext@juntadeandalucia.es">franciscoj.garcia.pedros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TC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esús</text:p>
          </table:table-cell>
          <table:table-cell table:style-name="ce26" office:value-type="string">
            <text:p>Romero Muñoz </text:p>
          </table:table-cell>
          <table:table-cell table:style-name="ce44" office:value-type="string">
            <text:p><text:a xlink:href="mailto:jesus.romero.munoz@juntadeandalucia.es">jesus.romero.muno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TC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tín</text:p>
          </table:table-cell>
          <table:table-cell table:style-name="ce26" office:value-type="string">
            <text:p>Ayastuy López</text:p>
          </table:table-cell>
          <table:table-cell table:style-name="ce44" office:value-type="string">
            <text:p><text:a xlink:href="mailto:martin.ayastuy@juntadeandalucia.es">martin.ayastuy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SAE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Miguel</text:p>
          </table:table-cell>
          <table:table-cell table:style-name="ce27" office:value-type="string">
            <text:p>Ballesteros Cáliz</text:p>
          </table:table-cell>
          <table:table-cell table:style-name="ce44" office:value-type="string">
            <text:p><text:a xlink:href="mailto:miguel.ballesteros@juntadeandalucia.es">miguel.ballesteros@juntadeandalucia.es</text:a></text:p>
          </table:table-cell>
          <table:table-cell table:style-name="ce77" office:value-type="string">
            <text:p>DIN</text:p>
          </table:table-cell>
          <table:table-cell table:style-name="ce2" office:value-type="string">
            <text:p>SAE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osé Carlos</text:p>
          </table:table-cell>
          <table:table-cell table:style-name="ce27" office:value-type="string">
            <text:p>Pavón</text:p>
          </table:table-cell>
          <table:table-cell table:style-name="ce55" office:value-type="string">
            <text:p><text:a xlink:href="mailto:josec.pavon.ext@juntadeandalucia.es">josec.pavon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SAE</text:p>
          </table:table-cell>
          <table:table-cell table:style-name="ce24" table:number-columns-repeated="1000"/>
        </table:table-row>
        <table:table-row table:style-name="ro5">
          <table:table-cell table:style-name="ce3" office:value-type="string">
            <text:p>Francisco</text:p>
          </table:table-cell>
          <table:table-cell table:style-name="ce27" office:value-type="string">
            <text:p>Pardillo</text:p>
          </table:table-cell>
          <table:table-cell table:style-name="ce4" office:value-type="string">
            <text:p><text:a xlink:href="mailto:exod.tic.sae@juntadeandalucia.es">francisco.pardillo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SAE</text:p>
          </table:table-cell>
          <table:table-cell table:style-name="ce24" table:number-columns-repeated="1000"/>
        </table:table-row>
        <table:table-row table:style-name="ro5">
          <table:table-cell table:style-name="ce3" office:value-type="string">
            <text:p>Eduardo</text:p>
          </table:table-cell>
          <table:table-cell table:style-name="ce27" office:value-type="string">
            <text:p>Pérez Ortiz</text:p>
          </table:table-cell>
          <table:table-cell table:style-name="ce4" office:value-type="string">
            <text:p><text:a xlink:href="mailto:eduardo.perez.ortiz.ext@juntadeandalucia.es">eduardo.perez.ortiz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SAE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MIEMBRO DE</text:p>
          </table:table-cell>
          <table:table-cell table:style-name="ce27" office:value-type="string">
            <text:p>GRUPO SISER TIC SAE</text:p>
          </table:table-cell>
          <table:table-cell table:style-name="ce56" office:value-type="string">
            <text:p><text:a xlink:href="mailto:siser.tic.sae@juntadeandalucia.es">siser.tic.sae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SAE</text:p>
          </table:table-cell>
          <table:table-cell table:style-name="ce91" table:number-columns-repeated="1000"/>
        </table:table-row>
        <table:table-row table:style-name="ro4">
          <table:table-cell table:style-name="ce3" office:value-type="string">
            <text:p>MIEMBRO DE</text:p>
          </table:table-cell>
          <table:table-cell table:style-name="ce27" office:value-type="string">
            <text:p>GRUPO COORDINACION TIC SAE</text:p>
          </table:table-cell>
          <table:table-cell table:style-name="ce57" office:value-type="string">
            <text:p><text:a xlink:href="mailto:coordinacion.tic.sae@juntadeandalucia.es">coordinacion.tic.sae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SAE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</text:p>
          </table:table-cell>
          <table:table-cell table:style-name="ce26" office:value-type="string">
            <text:p>Garrido Carrillo</text:p>
          </table:table-cell>
          <table:table-cell table:style-name="ce44" office:value-type="string">
            <text:p><text:a xlink:href="mailto:jgarrido@ephag.es">jgarrido@ephag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SAG</text:p>
          </table:table-cell>
          <table:table-cell table:style-name="ce24" table:number-columns-repeated="1000"/>
        </table:table-row>
        <table:table-row table:style-name="ro4">
          <table:table-cell table:style-name="ce12" office:value-type="string">
            <text:p>Francisco</text:p>
          </table:table-cell>
          <table:table-cell table:style-name="ce35" office:value-type="string">
            <text:p>Román Rodríguez</text:p>
          </table:table-cell>
          <table:table-cell table:style-name="ce58" office:value-type="string">
            <text:p><text:span text:style-name="T2"><text:a xlink:href="mailto:francisco.roman.sspa@juntadeandalucia.es">francisco.roman.sspa@juntadeandalucia.es</text:a></text:span></text:p>
          </table:table-cell>
          <table:table-cell table:style-name="ce82" office:value-type="string">
            <text:p>TEC</text:p>
          </table:table-cell>
          <table:table-cell table:style-name="ce2" office:value-type="string">
            <text:p>ASAG</text:p>
          </table:table-cell>
          <table:table-cell table:style-name="ce24" table:number-columns-repeated="1000"/>
        </table:table-row>
        <table:table-row table:style-name="ro4">
          <table:table-cell table:style-name="ce12" office:value-type="string">
            <text:p>Azahara</text:p>
          </table:table-cell>
          <table:table-cell table:style-name="ce35" office:value-type="string">
            <text:p>Torres Medina</text:p>
          </table:table-cell>
          <table:table-cell table:style-name="ce58" office:value-type="string">
            <text:p><text:a xlink:href="mailto:Azahara.torres.sspa@juntadeandalucia.es">Azahara.torres.sspa@juntadeandalucia.es</text:a></text:p>
          </table:table-cell>
          <table:table-cell table:style-name="ce82" office:value-type="string">
            <text:p>TEC</text:p>
          </table:table-cell>
          <table:table-cell table:style-name="ce2" office:value-type="string">
            <text:p>ASAG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Ignacio</text:p>
          </table:table-cell>
          <table:table-cell table:style-name="ce26" office:value-type="string">
            <text:p>Román Sánchez</text:p>
          </table:table-cell>
          <table:table-cell table:style-name="ce44" office:value-type="string">
            <text:p><text:a xlink:href="mailto:jignacio.roman.sspa@juntadeandalucia.es">jignacio.roman.ssp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SBG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Ignacio</text:p>
          </table:table-cell>
          <table:table-cell table:style-name="ce26" office:value-type="string">
            <text:p>Hidalgo Elvira</text:p>
          </table:table-cell>
          <table:table-cell table:style-name="ce44" office:value-type="string">
            <text:p><text:a xlink:href="mailto:ignacio.hidalgo.sspa@juntadeandalucia.es">ignacio.hidalgo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SBG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Carlos</text:p>
          </table:table-cell>
          <table:table-cell table:style-name="ce26" office:value-type="string">
            <text:p>Liñán Reyes</text:p>
          </table:table-cell>
          <table:table-cell table:style-name="ce44" office:value-type="string">
            <text:p><text:a xlink:href="mailto:carlos.linan.sspa@juntadeandalucia.es">carlos.linan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SBG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Sonia</text:p>
          </table:table-cell>
          <table:table-cell table:style-name="ce26" office:value-type="string">
            <text:p>Martínez Castro</text:p>
          </table:table-cell>
          <table:table-cell table:style-name="ce44" office:value-type="string">
            <text:p><text:a xlink:href="mailto:sonia.martinez.castro.sspa@juntadeandalucia.es">sonia.martinez.castro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SBG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Antonio</text:p>
          </table:table-cell>
          <table:table-cell table:style-name="ce26" office:value-type="string">
            <text:p>Gómez Álvarez</text:p>
          </table:table-cell>
          <table:table-cell table:style-name="ce44" office:value-type="string">
            <text:p><text:a xlink:href="mailto:josea.gomez.sspa@juntadeandalucia.es">josea.gomez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SBG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Eduardo</text:p>
          </table:table-cell>
          <table:table-cell table:style-name="ce26" office:value-type="string">
            <text:p>Venegas Bellido</text:p>
          </table:table-cell>
          <table:table-cell table:style-name="ce44" office:value-type="string">
            <text:p><text:a xlink:href="mailto:eduardo.venegas.bellido@juntadeandalucia.es">eduardo.venegas.bellid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SSD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lberto</text:p>
          </table:table-cell>
          <table:table-cell table:style-name="ce26" office:value-type="string">
            <text:p>Rodríguez Vela</text:p>
          </table:table-cell>
          <table:table-cell table:style-name="ce44" office:value-type="string">
            <text:p><text:a xlink:href="mailto:alberto.rodriguez.vela@juntadeandalucia.es">alberto.rodriguez.vel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SSD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úl</text:p>
          </table:table-cell>
          <table:table-cell table:style-name="ce26" office:value-type="string">
            <text:p>García León</text:p>
          </table:table-cell>
          <table:table-cell table:style-name="ce44" office:value-type="string">
            <text:p><text:a xlink:href="mailto:raul.garcia.leon@juntadeandalucia.es">raul.garcia.leon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SSD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Álvaro</text:p>
          </table:table-cell>
          <table:table-cell table:style-name="ce26" office:value-type="string">
            <text:p>Perera Domínguez </text:p>
          </table:table-cell>
          <table:table-cell table:style-name="ce44" office:value-type="string">
            <text:p><text:a xlink:href="mailto:alvaro.perera@juntadeandalucia.es">alvaro.perer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SSD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ristóbal</text:p>
          </table:table-cell>
          <table:table-cell table:style-name="ce26" office:value-type="string">
            <text:p>Román Piña</text:p>
          </table:table-cell>
          <table:table-cell table:style-name="ce44" office:value-type="string">
            <text:p><text:a xlink:href="mailto:croman@epes.es">croman@epes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</text:p>
          </table:table-cell>
          <table:table-cell table:style-name="ce26" office:value-type="string">
            <text:p>Gayubo Autillo</text:p>
          </table:table-cell>
          <table:table-cell table:style-name="ce44" office:value-type="string">
            <text:p><text:a xlink:href="mailto:gayubo@epes.es">gayubo@epes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13" office:value-type="string">
            <text:p>David</text:p>
          </table:table-cell>
          <table:table-cell table:style-name="ce36" office:value-type="string">
            <text:p>Mateos Rueda</text:p>
          </table:table-cell>
          <table:table-cell table:style-name="ce59" office:value-type="string">
            <text:p><text:a xlink:href="mailto:dmateos@epes.es">dmateos@epes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13" office:value-type="string">
            <text:p>José Andrés</text:p>
          </table:table-cell>
          <table:table-cell table:style-name="ce36" office:value-type="string">
            <text:p>Espinosa Delgado</text:p>
          </table:table-cell>
          <table:table-cell table:style-name="ce59" office:value-type="string">
            <text:p><text:a xlink:href="mailto:jaespinosa@epes.es">jaespinosa@epes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13" office:value-type="string">
            <text:p>Jorge</text:p>
          </table:table-cell>
          <table:table-cell table:style-name="ce36" office:value-type="string">
            <text:p>Jurado Cordón</text:p>
          </table:table-cell>
          <table:table-cell table:style-name="ce60" office:value-type="string">
            <text:p><text:a xlink:href="mailto:jjurado@epes.es">jjurado@epes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2">
          <table:table-cell table:style-name="ce13" office:value-type="string">
            <text:p>Javier</text:p>
          </table:table-cell>
          <table:table-cell table:style-name="ce36" office:value-type="string">
            <text:p>Tomás García</text:p>
          </table:table-cell>
          <table:table-cell table:style-name="ce60" office:value-type="string">
            <text:p><text:a xlink:href="mailto:jtomas@epes.es">jtomas@epes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14" office:value-type="string">
            <text:p>Andrés</text:p>
          </table:table-cell>
          <table:table-cell table:style-name="ce37" office:value-type="string">
            <text:p>Anerios Llanos</text:p>
          </table:table-cell>
          <table:table-cell table:style-name="ce60" office:value-type="string">
            <text:p><text:a xlink:href="mailto:andres.aneiros.ext@juntadeandalucia.es">andres.aneiros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14" office:value-type="string">
            <text:p>Francisco Antonio</text:p>
          </table:table-cell>
          <table:table-cell table:style-name="ce37" office:value-type="string">
            <text:p>Muro Abad</text:p>
          </table:table-cell>
          <table:table-cell table:style-name="ce60" office:value-type="string">
            <text:p><text:a xlink:href="mailto:franciscoa.muro.ext@juntadeandalucia.es">franciscoa.mur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13" office:value-type="string">
            <text:p>Joaquín</text:p>
          </table:table-cell>
          <table:table-cell table:style-name="ce36" office:value-type="string">
            <text:p>Lago Pérez</text:p>
          </table:table-cell>
          <table:table-cell table:style-name="ce60" office:value-type="string">
            <text:p><text:a xlink:href="mailto:jlagop@indra.es">jlagop@indr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esús</text:p>
          </table:table-cell>
          <table:table-cell table:style-name="ce26" office:value-type="string">
            <text:p>Antona Archilla</text:p>
          </table:table-cell>
          <table:table-cell table:style-name="ce61" office:value-type="string">
            <text:p><text:span text:style-name="T3"><text:a xlink:href="mailto:jesus.antona.ext@juntadeandalucia.es">jesus.antona.ext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Eduardo</text:p>
          </table:table-cell>
          <table:table-cell table:style-name="ce26" office:value-type="string">
            <text:p>Priego Jiménez</text:p>
          </table:table-cell>
          <table:table-cell table:style-name="ce44" office:value-type="string">
            <text:p><text:a xlink:href="mailto:eduardo.priego.ext@juntadeandalucia.es">eduardo.prieg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Rafael</text:p>
          </table:table-cell>
          <table:table-cell table:style-name="ce26" office:value-type="string">
            <text:p>Martín Mateos</text:p>
          </table:table-cell>
          <table:table-cell table:style-name="ce62" office:value-type="string">
            <text:p><text:span text:style-name="T4"><text:a xlink:href="mailto:rmartin@epes.es">rmartin@epes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Yoshita</text:p>
          </table:table-cell>
          <table:table-cell table:style-name="ce26" office:value-type="string">
            <text:p>Catarí de Valenzuela</text:p>
          </table:table-cell>
          <table:table-cell table:style-name="ce25" office:value-type="string">
            <text:p><text:a xlink:href="mailto:yoshita.catari.ext@juntadeandalucia.es">yoshita.catari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Sergio</text:p>
          </table:table-cell>
          <table:table-cell table:style-name="ce26" office:value-type="string">
            <text:p>Sánchez Trujillo</text:p>
          </table:table-cell>
          <table:table-cell table:style-name="ce61" office:value-type="string">
            <text:p><text:span text:style-name="T3"><text:a xlink:href="mailto:sergio.sanchez.trujillo.ext@juntadeandalucia.es">sergio.sanchez.trujillo.ext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Vanesa</text:p>
          </table:table-cell>
          <table:table-cell table:style-name="ce26" office:value-type="string">
            <text:p>Martín Novella</text:p>
          </table:table-cell>
          <table:table-cell table:style-name="ce61" office:value-type="string">
            <text:p><text:span text:style-name="T5"><text:a xlink:href="mailto:vanesa.martin.ext@juntadeandalucia.es">vanesa.martin.ext@juntadeandalucia.es</text:a></text:span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María del Pilar</text:p>
          </table:table-cell>
          <table:table-cell table:style-name="ce26" office:value-type="string">
            <text:p>Castro Alvarez</text:p>
          </table:table-cell>
          <table:table-cell table:style-name="ce63" office:value-type="string">
            <text:p><text:span text:style-name="T6"><text:a xlink:href="mailto:mpilar.castro.ext@juntadeandalucia.es">mpilar.castro.ext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ermín</text:p>
          </table:table-cell>
          <table:table-cell table:style-name="ce26" office:value-type="string">
            <text:p>Mayor García</text:p>
          </table:table-cell>
          <table:table-cell table:style-name="ce44" office:value-type="string">
            <text:p><text:a xlink:href="mailto:fermin.mayor@ephpo.es">fermin.mayor@ephpo.es</text:a></text:p>
          </table:table-cell>
          <table:table-cell table:style-name="ce77" office:value-type="string">
            <text:p>DIN</text:p>
          </table:table-cell>
          <table:table-cell table:style-name="ce2" office:value-type="string">
            <text:p>EPHPO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Sergio</text:p>
          </table:table-cell>
          <table:table-cell table:style-name="ce27" office:value-type="string">
            <text:p>Álvarez Rubio</text:p>
          </table:table-cell>
          <table:table-cell table:style-name="ce45" office:value-type="string">
            <text:p><text:a xlink:href="mailto:sergio.alvarez@ephpo.es">sergio.alvarez@ephpo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EPHPO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osé</text:p>
          </table:table-cell>
          <table:table-cell table:style-name="ce27" office:value-type="string">
            <text:p>Fernández Blanquez</text:p>
          </table:table-cell>
          <table:table-cell table:style-name="ce45" office:value-type="string">
            <text:p><text:a xlink:href="mailto:jose.fernandez@ephpo.es">jose.fernandez@ephpo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EPHPO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Esteban</text:p>
          </table:table-cell>
          <table:table-cell table:style-name="ce26" office:value-type="string">
            <text:p>Toro Quijano</text:p>
          </table:table-cell>
          <table:table-cell table:style-name="ce64" office:value-type="string">
            <text:p><text:a xlink:href="mailto:esteban.toro@juntadeandalucia.es">esteban.tor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FPS-FP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avier</text:p>
          </table:table-cell>
          <table:table-cell table:style-name="ce26" office:value-type="string">
            <text:p>Ferrero Álvarez-Rementeria </text:p>
          </table:table-cell>
          <table:table-cell table:style-name="ce64" office:value-type="string">
            <text:p><text:a xlink:href="mailto:javier.ferrero@juntadeandalucia.es">javier.ferrer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FPS-ACS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edro Ángel</text:p>
          </table:table-cell>
          <table:table-cell table:style-name="ce26" office:value-type="string">
            <text:p>Alcántara Capiscol</text:p>
          </table:table-cell>
          <table:table-cell table:style-name="ce54" office:value-type="string">
            <text:p><text:span text:style-name="T7"><text:a xlink:href="mailto:pedroa.alcantara@juntadeandalucia.es">pedroa.alcantara@juntadeandalucia.es</text:a></text:span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ía</text:p>
          </table:table-cell>
          <table:table-cell table:style-name="ce26" office:value-type="string">
            <text:p>Vázquez del Río</text:p>
          </table:table-cell>
          <table:table-cell table:style-name="ce54" office:value-type="string">
            <text:p><text:a xlink:href="mailto:maria.vazquez.sspa@juntadeandalucia.es">maria.vazquez.ssp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átima</text:p>
          </table:table-cell>
          <table:table-cell table:style-name="ce32" office:value-type="string">
            <text:p>Iskander Pizán</text:p>
          </table:table-cell>
          <table:table-cell table:style-name="ce54" office:value-type="string">
            <text:p><text:a xlink:href="mailto:fatima.iskander.exts@juntadeandalucia.es">fatima.iskander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a Susana</text:p>
          </table:table-cell>
          <table:table-cell table:style-name="ce32" office:value-type="string">
            <text:p>Díaz Moya</text:p>
          </table:table-cell>
          <table:table-cell table:style-name="ce44" office:value-type="string">
            <text:p><text:a xlink:href="mailto:anas.diaz.exts@juntadeandalucia.es">anas.diaz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Gracia María</text:p>
          </table:table-cell>
          <table:table-cell table:style-name="ce32" office:value-type="string">
            <text:p>Nogales Pérez </text:p>
          </table:table-cell>
          <table:table-cell table:style-name="ce44" office:value-type="string">
            <text:p><text:a xlink:href="mailto:graciam.nogales.exts@juntadeandalucia.es">graciam.nogales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lfredo</text:p>
          </table:table-cell>
          <table:table-cell table:style-name="ce32" office:value-type="string">
            <text:p>Peña Palma</text:p>
          </table:table-cell>
          <table:table-cell table:style-name="ce46" office:value-type="string">
            <text:p><text:a xlink:href="mailto:alfredo.pena.exts@juntadeandalucia.es">alfredo.pena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afael</text:p>
          </table:table-cell>
          <table:table-cell table:style-name="ce32" office:value-type="string">
            <text:p>Gómez Casado</text:p>
          </table:table-cell>
          <table:table-cell table:style-name="ce46" office:value-type="string">
            <text:p><text:a xlink:href="mailto:rafael.gomez.casado.exts@juntadeandalucia.es">rafael.gomez.casad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Carlos</text:p>
          </table:table-cell>
          <table:table-cell table:style-name="ce32" office:value-type="string">
            <text:p>Ramos Márquez </text:p>
          </table:table-cell>
          <table:table-cell table:style-name="ce46" office:value-type="string">
            <text:p><text:a xlink:href="mailto:juanc.ramos.exts@juntadeandalucia.es">juanc.ramos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Daniel</text:p>
          </table:table-cell>
          <table:table-cell table:style-name="ce32" office:value-type="string">
            <text:p>Duarte Hernández <text:s/></text:p>
          </table:table-cell>
          <table:table-cell table:style-name="ce46" office:value-type="string">
            <text:p><text:a xlink:href="mailto:daniel.duarte.exts@juntadeandalucia.es">daniel.duarte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eyes</text:p>
          </table:table-cell>
          <table:table-cell table:style-name="ce32" office:value-type="string">
            <text:p>Zamorano Rodríguez</text:p>
          </table:table-cell>
          <table:table-cell table:style-name="ce46" office:value-type="string">
            <text:p><text:a xlink:href="mailto:reyes.zamorano.exts@juntadeandalucia.es">reyes.zamoran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Diego</text:p>
          </table:table-cell>
          <table:table-cell table:style-name="ce32" office:value-type="string">
            <text:p>Pineda Pérez</text:p>
          </table:table-cell>
          <table:table-cell table:style-name="ce46" office:value-type="string">
            <text:p><text:a xlink:href="mailto:diego.pineda.exts@juntadeandalucia.es">diego.pineda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Manuel David</text:p>
          </table:table-cell>
          <table:table-cell table:style-name="ce9" office:value-type="string">
            <text:p>Díaz Cano</text:p>
          </table:table-cell>
          <table:table-cell table:style-name="ce46" office:value-type="string">
            <text:p><text:a xlink:href="mailto:manueld.diaz.exts@juntadeandalucia.es">manueld.diaz.exts@juntadeandalucia.es</text:a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Pablo</text:p>
          </table:table-cell>
          <table:table-cell table:style-name="ce32" office:value-type="string">
            <text:p>Florencio Jiménez</text:p>
          </table:table-cell>
          <table:table-cell table:style-name="ce46" office:value-type="string">
            <text:p><text:a xlink:href="mailto:pablo.florencio.exts@juntadeandalucia.es">pablo.florenci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Salvador</text:p>
          </table:table-cell>
          <table:table-cell table:style-name="ce32" office:value-type="string">
            <text:p>López de Sagredo de la Iglesia</text:p>
          </table:table-cell>
          <table:table-cell table:style-name="ce46" office:value-type="string">
            <text:p><text:a xlink:href="mailto:salvador.lopezsagredo.exts@juntadeandalucia.es">salvador.lopezsagred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</text:p>
          </table:table-cell>
          <table:table-cell table:style-name="ce32" office:value-type="string">
            <text:p>Camacho Mateo</text:p>
          </table:table-cell>
          <table:table-cell table:style-name="ce46" office:value-type="string">
            <text:p><text:a xlink:href="mailto:juan.camacho.exts@juntadeandalucia.es">juan.camach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aquel</text:p>
          </table:table-cell>
          <table:table-cell table:style-name="ce32" office:value-type="string">
            <text:p>Casaus Álvarez</text:p>
          </table:table-cell>
          <table:table-cell table:style-name="ce44" office:value-type="string">
            <text:p><text:a xlink:href="mailto:raquel.casaus@accenture.com">raquel.casaus@accenture.com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María del Mar</text:p>
          </table:table-cell>
          <table:table-cell table:style-name="ce32" office:value-type="string">
            <text:p>Fernández López</text:p>
          </table:table-cell>
          <table:table-cell table:style-name="ce44" office:value-type="string">
            <text:p><text:a xlink:href="mailto:mariam.fernandez.exts@juntadeandalucia.es">mariam.fernandez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orge</text:p>
          </table:table-cell>
          <table:table-cell table:style-name="ce32" office:value-type="string">
            <text:p>García Naz</text:p>
          </table:table-cell>
          <table:table-cell table:style-name="ce65" office:value-type="string">
            <text:p><text:a xlink:href="mailto:jorge.garcia.naz@avanade.com">jorge.garcia.naz@avanade.com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Manuel</text:p>
          </table:table-cell>
          <table:table-cell table:style-name="ce32" office:value-type="string">
            <text:p>Menacho Diz </text:p>
          </table:table-cell>
          <table:table-cell table:style-name="ce46" office:value-type="string">
            <text:p><text:a xlink:href="mailto:juan.m.menachodiz@avanade.com">juan.m.menachodiz@avanade.com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15" office:value-type="string">
            <text:p>Patricia</text:p>
          </table:table-cell>
          <table:table-cell table:style-name="ce15" office:value-type="string">
            <text:p>Andrés Díaz</text:p>
          </table:table-cell>
          <table:table-cell table:style-name="ce54" office:value-type="string">
            <text:p><text:a xlink:href="mailto:patricia.andres.diaz@avanade.com">patricia.andres.diaz@avanade.com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Pablo</text:p>
          </table:table-cell>
          <table:table-cell table:style-name="ce32" office:value-type="string">
            <text:p>Zapata Ferrusola</text:p>
          </table:table-cell>
          <table:table-cell table:style-name="ce46" office:value-type="string">
            <text:p><text:a xlink:href="mailto:pzapata@indra.es">pzapata@indr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José</text:p>
          </table:table-cell>
          <table:table-cell table:style-name="ce32" office:value-type="string">
            <text:p>Cubillas Mercado </text:p>
          </table:table-cell>
          <table:table-cell table:style-name="ce54" office:value-type="string">
            <text:p><text:a xlink:href="mailto:jjcubillas@indra.es">jjcubillas@indr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rancisco Javier</text:p>
          </table:table-cell>
          <table:table-cell table:style-name="ce32" office:value-type="string">
            <text:p>González Rivera </text:p>
          </table:table-cell>
          <table:table-cell table:style-name="ce54" office:value-type="string">
            <text:p><text:a xlink:href="mailto:fjgrivera@indra.es">fjgrivera@indra.es</text:a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Miguel</text:p>
          </table:table-cell>
          <table:table-cell table:style-name="ce32" office:value-type="string">
            <text:p>García Márquez</text:p>
          </table:table-cell>
          <table:table-cell table:style-name="ce54" office:value-type="string">
            <text:p><text:a xlink:href="mailto:miguel.garcia.exts@juntadeandalucia.es">miguel.garcia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Enrique</text:p>
          </table:table-cell>
          <table:table-cell table:style-name="ce32" office:value-type="string">
            <text:p>Velasco Martín</text:p>
          </table:table-cell>
          <table:table-cell table:style-name="ce54" office:value-type="string">
            <text:p><text:a xlink:href="mailto:enrique.velasco.exts@juntadeandalucia.es">enrique.velasc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Inmaculada</text:p>
          </table:table-cell>
          <table:table-cell table:style-name="ce32" office:value-type="string">
            <text:p>Segovia Martín</text:p>
          </table:table-cell>
          <table:table-cell table:style-name="ce54" office:value-type="string">
            <text:p><text:a xlink:href="mailto:inmaculada.segovia.exts@juntadeandalucia.es">inmaculada.segovia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16" office:value-type="string">
            <text:p>Andrés</text:p>
          </table:table-cell>
          <table:table-cell table:style-name="ce38" office:value-type="string">
            <text:p>Leal Pérez</text:p>
          </table:table-cell>
          <table:table-cell table:style-name="ce66" office:value-type="string">
            <text:p><text:a xlink:href="mailto:andres.leal.exts@juntadeandalucia.es">andres.leal.exts@juntadeandalucia.es</text:a></text:p>
          </table:table-cell>
          <table:table-cell table:style-name="ce76" office:value-type="string">
            <text:p>TEC</text:p>
          </table:table-cell>
          <table:table-cell table:style-name="ce24" office:value-type="string">
            <text:p>SAS</text:p>
          </table:table-cell>
          <table:table-cell table:style-name="ce91" table:number-columns-repeated="1000"/>
        </table:table-row>
        <table:table-row table:style-name="ro4">
          <table:table-cell table:style-name="ce2" office:value-type="string">
            <text:p>Simón</text:p>
          </table:table-cell>
          <table:table-cell table:style-name="ce26" office:value-type="string">
            <text:p>Murillo Pérez</text:p>
          </table:table-cell>
          <table:table-cell table:style-name="ce44" office:value-type="string">
            <text:p><text:a xlink:href="mailto:simon.murillo.exts@juntadeandalucia.es">simon.murill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esús</text:p>
          </table:table-cell>
          <table:table-cell table:style-name="ce26" office:value-type="string">
            <text:p>León Santiago </text:p>
          </table:table-cell>
          <table:table-cell table:style-name="ce64" office:value-type="string">
            <text:p><text:a xlink:href="mailto:jesus.leon.exts@juntadeandalucia.es">jesus.leon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rancisco</text:p>
          </table:table-cell>
          <table:table-cell table:style-name="ce32" office:value-type="string">
            <text:p>Carbonell Acera</text:p>
          </table:table-cell>
          <table:table-cell table:style-name="ce54" office:value-type="string">
            <text:p><text:a xlink:href="mailto:franciscom.carbonell.sspa@juntadeandalucia.es">franciscom.carbonell.ssp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rancisco Javier</text:p>
          </table:table-cell>
          <table:table-cell table:style-name="ce32" office:value-type="string">
            <text:p>Delgado Leal</text:p>
          </table:table-cell>
          <table:table-cell table:style-name="ce67" office:value-type="string">
            <text:p><text:a xlink:href="mailto:franciscoj.delgado.leal.sspa@juntadeandalucia.es">franciscoj.delgado.leal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17" office:value-type="string">
            <text:p>Alberto</text:p>
          </table:table-cell>
          <table:table-cell table:style-name="ce17" office:value-type="string">
            <text:p>Ramiro</text:p>
          </table:table-cell>
          <table:table-cell table:style-name="ce68" office:value-type="string">
            <text:p><text:span text:style-name="T8"><text:a xlink:href="mailto:alberto.ramiro.sspa@juntadeandalucia.es">alberto.ramiro.sspa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rancisco Javier</text:p>
          </table:table-cell>
          <table:table-cell table:style-name="ce26" office:value-type="string">
            <text:p>Caro Belleirín </text:p>
          </table:table-cell>
          <table:table-cell table:style-name="ce44" office:value-type="string">
            <text:p><text:a xlink:href="mailto:franciscoj.caro.exts@juntadeandalucia.es">franciscoj.caro.exts@juntadeandalucia.es</text:a> 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18" office:value-type="string">
            <text:p>Antonio Jesús</text:p>
          </table:table-cell>
          <table:table-cell table:style-name="ce18" office:value-type="string">
            <text:p>Córdoba Rojas</text:p>
          </table:table-cell>
          <table:table-cell table:style-name="ce54" office:value-type="string">
            <text:p><text:a xlink:href="mailto:antonioj.cordoba.exts@juntadeandalucia.es">antonioj.cordoba.exts@juntadeandalucia.es</text:a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19" office:value-type="string">
            <text:p>Juan Emilio</text:p>
          </table:table-cell>
          <table:table-cell table:style-name="ce39" office:value-type="string">
            <text:p>García Lluch </text:p>
          </table:table-cell>
          <table:table-cell table:style-name="ce69" office:value-type="string">
            <text:p><text:span text:style-name="T9"><text:a xlink:href="mailto:emilio.garcia.sspa@juntadeandalucia.es">emilio.garcia.sspa@juntadeandalucia.es</text:a></text:span></text:p>
          </table:table-cell>
          <table:table-cell table:style-name="ce76" office:value-type="string">
            <text:p>TEC</text:p>
          </table:table-cell>
          <table:table-cell table:style-name="ce88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0" office:value-type="string">
            <text:p>David</text:p>
          </table:table-cell>
          <table:table-cell table:style-name="ce40" office:value-type="string">
            <text:p>González Moreno</text:p>
          </table:table-cell>
          <table:table-cell table:style-name="ce54" office:value-type="string">
            <text:p><text:a xlink:href="mailto:david.gonzalez.moreno.exts@juntadeandalucia.es">david.gonzalez.moren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0" office:value-type="string">
            <text:p>David</text:p>
          </table:table-cell>
          <table:table-cell table:style-name="ce40" office:value-type="string">
            <text:p>Giraldez Sánchez</text:p>
          </table:table-cell>
          <table:table-cell table:style-name="ce54" office:value-type="string">
            <text:p><text:a xlink:href="mailto:david.giraldez.exts@juntadeandalucia.es">david.giraldez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0" office:value-type="string">
            <text:p>Fernando</text:p>
          </table:table-cell>
          <table:table-cell table:style-name="ce40" office:value-type="string">
            <text:p>García</text:p>
          </table:table-cell>
          <table:table-cell table:style-name="ce54" office:value-type="string">
            <text:p><text:a xlink:href="mailto:fernando.garcia.sspa@juntadeandalucia.es">fernando.garcia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19" office:value-type="string">
            <text:p>Jose Alberto</text:p>
          </table:table-cell>
          <table:table-cell table:style-name="ce39" office:value-type="string">
            <text:p>García Gutierrez </text:p>
          </table:table-cell>
          <table:table-cell table:style-name="ce70" office:value-type="string">
            <text:p><text:span text:style-name="T9"><text:a xlink:href="mailto:josea.garcia.exts@juntadeandalucia.es">josea.garcia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Álvaro</text:p>
          </table:table-cell>
          <table:table-cell table:style-name="ce32" office:value-type="string">
            <text:p>Pérez Rodríguez</text:p>
          </table:table-cell>
          <table:table-cell table:style-name="ce54" office:value-type="string">
            <text:p><text:a xlink:href="mailto:alvaro.perez.sspa@juntadeandalucia.es">alvaro.perez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Guillermo</text:p>
          </table:table-cell>
          <table:table-cell table:style-name="ce26" office:value-type="string">
            <text:p>Sevilla Nacete</text:p>
          </table:table-cell>
          <table:table-cell table:style-name="ce44" office:value-type="string">
            <text:p><text:a xlink:href="mailto:guillermo.sevilla.exts@juntadeandalucia.es">guillermo.sevilla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Jose Carlos</text:p>
          </table:table-cell>
          <table:table-cell table:style-name="ce26" office:value-type="string">
            <text:p>Trigueros</text:p>
          </table:table-cell>
          <table:table-cell table:style-name="ce71" office:value-type="string">
            <text:p><text:span text:style-name="T10"><text:a xlink:href="mailto:josec.trigueros.exts@juntadeandalucia.es">josec.trigueros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María José</text:p>
          </table:table-cell>
          <table:table-cell table:style-name="ce26" office:value-type="string">
            <text:p>Giménez</text:p>
          </table:table-cell>
          <table:table-cell table:style-name="ce72" office:value-type="string">
            <text:p><text:span text:style-name="T10"><text:a xlink:href="mailto:mariaj.gimenez.exts@juntadeandalucia.es">mariaj.gimenez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Antonio Cristobal</text:p>
          </table:table-cell>
          <table:table-cell table:style-name="ce26" office:value-type="string">
            <text:p>Delgado Matas</text:p>
          </table:table-cell>
          <table:table-cell table:style-name="ce73" office:value-type="string">
            <text:p><text:span text:style-name="T11"><text:a xlink:href="mailto:antonioc.delgado.sspa@juntadeandalucia.es">antonioc.delgado.sspa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 Santiago</text:p>
          </table:table-cell>
          <table:table-cell table:style-name="ce26" office:value-type="string">
            <text:p>Sánchez Fernández</text:p>
          </table:table-cell>
          <table:table-cell table:style-name="ce44" office:value-type="string">
            <text:p><text:a xlink:href="mailto:luissantiago.sanchez.sspa@juntadeandalucia.es">luissantiago.sanchez.sspa@juntadeandalucia.es</text:a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Ignacio</text:p>
          </table:table-cell>
          <table:table-cell table:style-name="ce26" office:value-type="string">
            <text:p>Rojas Izquierdo</text:p>
          </table:table-cell>
          <table:table-cell table:style-name="ce44" office:value-type="string">
            <text:p><text:a xlink:href="mailto:ignacio.rojas.exts@juntadeandalucia.es">ignacio.rojas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Nicolas</text:p>
          </table:table-cell>
          <table:table-cell table:style-name="ce26" office:value-type="string">
            <text:p>Barajas Garcia</text:p>
          </table:table-cell>
          <table:table-cell table:style-name="ce71" office:value-type="string">
            <text:p><text:span text:style-name="T10"><text:a xlink:href="mailto:nicolas.baraja.exts@juntadeandalucia.es">nicolas.baraja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Francisco J.</text:p>
          </table:table-cell>
          <table:table-cell table:style-name="ce26" office:value-type="string">
            <text:p>Moreno García</text:p>
          </table:table-cell>
          <table:table-cell table:style-name="ce72" office:value-type="string">
            <text:p><text:span text:style-name="T10"><text:a xlink:href="mailto:francisco.moreno.exts@juntadeandalucia.es">francisco.moreno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Carmen</text:p>
          </table:table-cell>
          <table:table-cell table:style-name="ce26" office:value-type="string">
            <text:p>Mena Gallardo</text:p>
          </table:table-cell>
          <table:table-cell table:style-name="ce73" office:value-type="string">
            <text:p><text:span text:style-name="T11"><text:a xlink:href="mailto:carmen.mena.sspa@juntadeandalucia.es">carmen.mena.sspa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Jose Angel</text:p>
          </table:table-cell>
          <table:table-cell table:style-name="ce26" office:value-type="string">
            <text:p>Torres</text:p>
          </table:table-cell>
          <table:table-cell table:style-name="ce72" office:value-type="string">
            <text:p><text:span text:style-name="T10"><text:a xlink:href="mailto:josea.torres.exts@juntadeandalucia.es">josea.torres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Isidro</text:p>
          </table:table-cell>
          <table:table-cell table:style-name="ce26" office:value-type="string">
            <text:p>Lopez Vilches</text:p>
          </table:table-cell>
          <table:table-cell table:style-name="ce73" office:value-type="string">
            <text:p><text:span text:style-name="T11"><text:a xlink:href="mailto:isidro.lopez.sspa@juntadeandalucia.es">isidro.lopez.sspa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Juan F. </text:p>
          </table:table-cell>
          <table:table-cell table:style-name="ce26" office:value-type="string">
            <text:p>Rodriguez Diaz</text:p>
          </table:table-cell>
          <table:table-cell table:style-name="ce72" office:value-type="string">
            <text:p><text:span text:style-name="T10"><text:a xlink:href="mailto:jffrancisco.rodriguez.exts@juntadeandalucia.es">jffrancisco.rodriguez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fael</text:p>
          </table:table-cell>
          <table:table-cell table:style-name="ce26" office:value-type="string">
            <text:p>González Martínez</text:p>
          </table:table-cell>
          <table:table-cell table:style-name="ce44" office:value-type="string">
            <text:p><text:a xlink:href="mailto:rafael.gonzalez.martinez@juntadeandalucia.es">rafael.gonzalez.martin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AC</text:p>
          </table:table-cell>
          <table:table-cell table:style-name="ce24" table:number-columns-repeated="1000"/>
        </table:table-row>
        <table:table-row table:style-name="ro4">
          <table:table-cell table:style-name="ce6" office:value-type="string">
            <text:p>Juan Rafael</text:p>
          </table:table-cell>
          <table:table-cell table:style-name="ce6" office:value-type="string">
            <text:p>Maroto Escobar</text:p>
          </table:table-cell>
          <table:table-cell table:style-name="ce48" office:value-type="string">
            <text:p><text:a xlink:href="mailto:jrafael.maroto@juntadeandalucia.es">jrafael.maroto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AC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tonia</text:p>
          </table:table-cell>
          <table:table-cell table:style-name="ce32" office:value-type="string">
            <text:p>Muñoz de Luna Herrera</text:p>
          </table:table-cell>
          <table:table-cell table:style-name="ce64" office:value-type="string">
            <text:p><text:a xlink:href="mailto:antonia.m.herrera@juntadeandalucia.es">antonia.m.herrer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AC</text:p>
          </table:table-cell>
          <table:table-cell table:style-name="ce24" table:number-columns-repeated="1000"/>
        </table:table-row>
        <table:table-row table:style-name="ro5">
          <table:table-cell table:style-name="ce21" office:value-type="string">
            <text:p>Manuel</text:p>
          </table:table-cell>
          <table:table-cell table:style-name="ce41" office:value-type="string">
            <text:p>Gutiérrez Molina</text:p>
          </table:table-cell>
          <table:table-cell table:style-name="ce21" office:value-type="string">
            <text:p><text:a xlink:href="mailto:manuel.g.molina@juntadeandalucia.es">manuel.g.molina@juntadeandalucia.es</text:a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AAC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Benito Abad</text:p>
          </table:table-cell>
          <table:table-cell table:style-name="ce26" office:value-type="string">
            <text:p>Bellido Alcón</text:p>
          </table:table-cell>
          <table:table-cell table:style-name="ce44" office:value-type="string">
            <text:p><text:a xlink:href="mailto:benito.bellido@juntadeandalucia.es">benito.bellid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AE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Alfonso</text:p>
          </table:table-cell>
          <table:table-cell table:style-name="ce26" office:value-type="string">
            <text:p>Falcón Martín</text:p>
          </table:table-cell>
          <table:table-cell table:style-name="ce44" office:value-type="string">
            <text:p><text:a xlink:href="mailto:jalfonso.falcon@juntadeandalucia.es">jalfonso.falcon@juntadeandaluci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AAE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Damián</text:p>
          </table:table-cell>
          <table:table-cell table:style-name="ce26" office:value-type="string">
            <text:p>García González</text:p>
          </table:table-cell>
          <table:table-cell table:style-name="ce44" office:value-type="string">
            <text:p><text:a xlink:href="mailto:damian.garcia@juntadeandalucia.es">damian.garcia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AIICC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Sebastián</text:p>
          </table:table-cell>
          <table:table-cell table:style-name="ce26" office:value-type="string">
            <text:p>Serrano Rico</text:p>
          </table:table-cell>
          <table:table-cell table:style-name="ce46" office:value-type="string">
            <text:p><text:a xlink:href="mailto:sebastian.serrano@juntadeandalucia.es">sebastian.serran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AIICC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</text:p>
          </table:table-cell>
          <table:table-cell table:style-name="ce26" office:value-type="string">
            <text:p>González Fernández</text:p>
          </table:table-cell>
          <table:table-cell table:style-name="ce46" office:value-type="string">
            <text:p><text:a xlink:href="mailto:jose.g.fernandez@juntadeandalucia.es">jose.g.fernand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AIICC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món</text:p>
          </table:table-cell>
          <table:table-cell table:style-name="ce26" office:value-type="string">
            <text:p>Román Castro</text:p>
          </table:table-cell>
          <table:table-cell table:style-name="ce46" office:value-type="string">
            <text:p><text:a xlink:href="mailto:ramon.roman.c@juntadeandalucia.es">ramon.roman.c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AIICC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Isabel</text:p>
          </table:table-cell>
          <table:table-cell table:style-name="ce26" office:value-type="string">
            <text:p>Oliet Pala</text:p>
          </table:table-cell>
          <table:table-cell table:style-name="ce44" office:value-type="string">
            <text:p><text:span text:style-name="T12"><text:a xlink:href="mailto:isabel.oliet.pala@juntadeandalucia.es">isabel.oliet.pala@juntadeandalucia.es</text:a></text:span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D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rge</text:p>
          </table:table-cell>
          <table:table-cell table:style-name="ce26" office:value-type="string">
            <text:p>Pérez Andersen</text:p>
          </table:table-cell>
          <table:table-cell table:style-name="ce44" office:value-type="string">
            <text:p><text:a xlink:href="mailto:jperez@andaluciaemprende.es">jperez@andaluciaemprende.es</text:a></text:p>
          </table:table-cell>
          <table:table-cell table:style-name="ce76" office:value-type="string">
            <text:p>REP</text:p>
          </table:table-cell>
          <table:table-cell table:style-name="ce89" office:value-type="string">
            <text:p>AEFPA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Enrique</text:p>
          </table:table-cell>
          <table:table-cell table:style-name="ce26" office:value-type="string">
            <text:p>Benavent Olmo</text:p>
          </table:table-cell>
          <table:table-cell table:style-name="ce4" office:value-type="string">
            <text:p><text:a xlink:href="mailto:ebenavent@andaluciaemprende.es">ebenavent@andaluciaemprende.es</text:a></text:p>
          </table:table-cell>
          <table:table-cell table:style-name="ce76" office:value-type="string">
            <text:p>TEC</text:p>
          </table:table-cell>
          <table:table-cell table:style-name="ce89" office:value-type="string">
            <text:p>AEFP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Guillermo</text:p>
          </table:table-cell>
          <table:table-cell table:style-name="ce26" office:value-type="string">
            <text:p>Rosado Cueto</text:p>
          </table:table-cell>
          <table:table-cell table:style-name="ce44" office:value-type="string">
            <text:p><text:a xlink:href="mailto:guillermo.rosado@juntadeandalucia.es">guillermo.rosad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GAP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ª Carmen</text:p>
          </table:table-cell>
          <table:table-cell table:style-name="ce26" office:value-type="string">
            <text:p>Zurera Valle</text:p>
          </table:table-cell>
          <table:table-cell table:style-name="ce44" office:value-type="string">
            <text:p><text:a xlink:href="mailto:mcarmen.zurera@juntadeandalucia.es">mcarmen.zurer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GAP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ª Carmen</text:p>
          </table:table-cell>
          <table:table-cell table:style-name="ce26" office:value-type="string">
            <text:p>Jurado González </text:p>
          </table:table-cell>
          <table:table-cell table:style-name="ce44" office:value-type="string">
            <text:p><text:a xlink:href="mailto:mariac.jurado.gonzalez@juntadeandalucia.es">mariac.jurado.gonzal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GAP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ª Carmen</text:p>
          </table:table-cell>
          <table:table-cell table:style-name="ce26" office:value-type="string">
            <text:p>Robles Agudo</text:p>
          </table:table-cell>
          <table:table-cell table:style-name="ce44" office:value-type="string">
            <text:p><text:a xlink:href="mailto:mcarmen.robles.agudo@juntadeandalucia.es">mcarmen.robles.agudo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GAP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Francisco</text:p>
          </table:table-cell>
          <table:table-cell table:style-name="ce26" office:value-type="string">
            <text:p>Sánchez García</text:p>
          </table:table-cell>
          <table:table-cell table:style-name="ce44" office:value-type="string">
            <text:p><text:a xlink:href="mailto:jsanchez@agenciaidea.es">jsanchez@agenciaide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IDE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ía</text:p>
          </table:table-cell>
          <table:table-cell table:style-name="ce26" office:value-type="string">
            <text:p>Alonso Araujo</text:p>
          </table:table-cell>
          <table:table-cell table:style-name="ce46" office:value-type="string">
            <text:p><text:a xlink:href="mailto:malonso@agenciaidea.es">malonso@agenciaide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AIDE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aquín</text:p>
          </table:table-cell>
          <table:table-cell table:style-name="ce26" office:value-type="string">
            <text:p>Berrocoso Domínguez </text:p>
          </table:table-cell>
          <table:table-cell table:style-name="ce46" office:value-type="string">
            <text:p><text:a xlink:href="mailto:jberrocoso@agenciaidea.es">jberrocoso@agenciaide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AIDE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e Antonio</text:p>
          </table:table-cell>
          <table:table-cell table:style-name="ce26" office:value-type="string">
            <text:p>Fernández Adarve</text:p>
          </table:table-cell>
          <table:table-cell table:style-name="ce44" office:value-type="string">
            <text:p><text:a xlink:href="mailto:jafernandez@agenciamedioambienteyagua.es">jafernandez@agenciamedioambienteyagu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MAYA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uan Antonio</text:p>
          </table:table-cell>
          <table:table-cell table:style-name="ce27" office:value-type="string">
            <text:p>Martínez Guirado </text:p>
          </table:table-cell>
          <table:table-cell table:style-name="ce45" office:value-type="string">
            <text:p><text:span text:style-name="T2"><text:a xlink:href="mailto:jamartinez@agenciamedioambienteyagua.es">jamartinez@agenciamedioambienteyagua.es</text:a></text:span></text:p>
          </table:table-cell>
          <table:table-cell table:style-name="ce77" office:value-type="string">
            <text:p>DIN</text:p>
          </table:table-cell>
          <table:table-cell table:style-name="ce2" office:value-type="string">
            <text:p>AMAYA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César</text:p>
          </table:table-cell>
          <table:table-cell table:style-name="ce27" office:value-type="string">
            <text:p>Sánchez de Alcázar Cruz </text:p>
          </table:table-cell>
          <table:table-cell table:style-name="ce45" office:value-type="string">
            <text:p><text:span text:style-name="T1"><text:a xlink:href="mailto:csanchezdealcazar@agenciamedioambienteyagua.es">csanchezdealcazar@agenciamedioambienteyagua.es</text:a></text:span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AMAYA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Enrique</text:p>
          </table:table-cell>
          <table:table-cell table:style-name="ce27" office:value-type="string">
            <text:p>Martín Minchero</text:p>
          </table:table-cell>
          <table:table-cell table:style-name="ce45" office:value-type="string">
            <text:p><text:a xlink:href="mailto:emartin@agenciamedioambienteyagua.es">emartin@agenciamedioambienteyagu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AMAY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arlos</text:p>
          </table:table-cell>
          <table:table-cell table:style-name="ce26" office:value-type="string">
            <text:p>Álvarez Gala</text:p>
          </table:table-cell>
          <table:table-cell table:style-name="ce44" office:value-type="string">
            <text:p><text:a xlink:href="mailto:carlos.alvarez@aopandalucia.es">carlos.alvarez@aop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OPJ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Vicente</text:p>
          </table:table-cell>
          <table:table-cell table:style-name="ce26" office:value-type="string">
            <text:p>Rivero Redondo</text:p>
          </table:table-cell>
          <table:table-cell table:style-name="ce44" office:value-type="string">
            <text:p><text:a xlink:href="mailto:vicente.rivero@aopandalucia.es">vicente.rivero@aop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OPJA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de Dios</text:p>
          </table:table-cell>
          <table:table-cell table:style-name="ce32" office:value-type="string">
            <text:p>Galán Herrero</text:p>
          </table:table-cell>
          <table:table-cell table:style-name="ce46" office:value-type="string">
            <text:p><text:a xlink:href="mailto:jgalan@eppa.es">jgalan@epp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APP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nuel</text:p>
          </table:table-cell>
          <table:table-cell table:style-name="ce26" office:value-type="string">
            <text:p>Moreno Lavado</text:p>
          </table:table-cell>
          <table:table-cell table:style-name="ce54" office:value-type="string">
            <text:p><text:a xlink:href="mailto:mmoreno@eppa.es">mmoreno@epp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APPA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Edgardo</text:p>
          </table:table-cell>
          <table:table-cell table:style-name="ce32" office:value-type="string">
            <text:p>Aguirre</text:p>
          </table:table-cell>
          <table:table-cell table:style-name="ce46" office:value-type="string">
            <text:p><text:a xlink:href="mailto:eaguirre@eppa.es">eaguirre@epp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APP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edro</text:p>
          </table:table-cell>
          <table:table-cell table:style-name="ce26" office:value-type="string">
            <text:p>Jiménez Romero</text:p>
          </table:table-cell>
          <table:table-cell table:style-name="ce44" office:value-type="string">
            <text:p><text:a xlink:href="mailto:pedro.jimenez.romero@juntadeandalucia.es">pedro.jimenez.romer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VR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ernando</text:p>
          </table:table-cell>
          <table:table-cell table:style-name="ce26" office:value-type="string">
            <text:p>Pujol Conejo</text:p>
          </table:table-cell>
          <table:table-cell table:style-name="ce44" office:value-type="string">
            <text:p><text:a xlink:href="mailto:fernando.pujol@juntadeandalucia.es">fernando.pujol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VR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ta</text:p>
          </table:table-cell>
          <table:table-cell table:style-name="ce26" office:value-type="string">
            <text:p>Gamoneda Moreno</text:p>
          </table:table-cell>
          <table:table-cell table:style-name="ce44" office:value-type="string">
            <text:p><text:a xlink:href="mailto:marta.gamoneda@juntadeandalucia.es">marta.gamoned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VR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" office:value-type="string">
            <text:p>Alcocer Tirado</text:p>
          </table:table-cell>
          <table:table-cell table:style-name="ce57" office:value-type="string">
            <text:p><text:a xlink:href="mailto:antonio.alcocer.tirado.ext@juntadeandalucia.es">antonio.alcocer.tirad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VRA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osé</text:p>
          </table:table-cell>
          <table:table-cell table:style-name="ce32" office:value-type="string">
            <text:p>Fernández García</text:p>
          </table:table-cell>
          <table:table-cell table:style-name="ce46" office:value-type="string">
            <text:p><text:a xlink:href="mailto:jose.fernandez.garcia@juntadeandalucia.es">jose.fernandez.garcia@juntadeandaluci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CAA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avier</text:p>
          </table:table-cell>
          <table:table-cell table:style-name="ce32" office:value-type="string">
            <text:p>Blanco Rodríguez</text:p>
          </table:table-cell>
          <table:table-cell table:style-name="ce46" office:value-type="string">
            <text:p><text:a xlink:href="mailto:fjavier.blanco@juntadeandalucia.es">fjavier.blanc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A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</text:p>
          </table:table-cell>
          <table:table-cell table:style-name="ce26" office:value-type="string">
            <text:p>Arranz Hernán</text:p>
          </table:table-cell>
          <table:table-cell table:style-name="ce44" office:value-type="string">
            <text:p><text:a xlink:href="mailto:luis.arranz@juntadeandalucia.es">luis.arran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AAC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tonio Luis</text:p>
          </table:table-cell>
          <table:table-cell table:style-name="ce32" office:value-type="string">
            <text:p>Sánchez Martos</text:p>
          </table:table-cell>
          <table:table-cell table:style-name="ce51" office:value-type="string">
            <text:p><text:a xlink:href="mailto:antoniol.sanchez@juntadeandalucia.es">antoniol.sanchez@juntadeandaluci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CAAC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edro A.</text:p>
          </table:table-cell>
          <table:table-cell table:style-name="ce26" office:value-type="string">
            <text:p>Jiménez Barrionuevo</text:p>
          </table:table-cell>
          <table:table-cell table:style-name="ce46" office:value-type="string">
            <text:p><text:a xlink:href="mailto:pedroa.jimenez@juntadeandalucia.es">pedroa.jimen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Antonio</text:p>
          </table:table-cell>
          <table:table-cell table:style-name="ce26" office:value-type="string">
            <text:p>Ortega Ramírez</text:p>
          </table:table-cell>
          <table:table-cell table:style-name="ce44" office:value-type="string">
            <text:p><text:a xlink:href="mailto:ortega@cica.es">ortega@cic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I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e Carlos</text:p>
          </table:table-cell>
          <table:table-cell table:style-name="ce26" office:value-type="string">
            <text:p>Alarcón Arévalo</text:p>
          </table:table-cell>
          <table:table-cell table:style-name="ce44" office:value-type="string">
            <text:p><text:a xlink:href="mailto:jcalarcon@cica.es">jcalarcon@cic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I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a Belén</text:p>
          </table:table-cell>
          <table:table-cell table:style-name="ce26" office:value-type="string">
            <text:p>Girón González </text:p>
          </table:table-cell>
          <table:table-cell table:style-name="ce44" office:value-type="string">
            <text:p><text:a xlink:href="mailto:abgiron@cica.es">abgiron@cica.es</text:a></text:p>
          </table:table-cell>
          <table:table-cell table:style-name="ce84" office:value-type="string">
            <text:p>TEC</text:p>
          </table:table-cell>
          <table:table-cell table:style-name="ce2" office:value-type="string">
            <text:p>CI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ablo</text:p>
          </table:table-cell>
          <table:table-cell table:style-name="ce26" office:value-type="string">
            <text:p>Vázquez Martínez</text:p>
          </table:table-cell>
          <table:table-cell table:style-name="ce57" office:value-type="string">
            <text:p><text:a xlink:href="mailto:pablo.vazquez@cica.es">pablo.vazquez@cica.es</text:a></text:p>
          </table:table-cell>
          <table:table-cell table:style-name="ce76" office:value-type="string">
            <text:p>TEC</text:p>
          </table:table-cell>
          <table:table-cell table:style-name="ce24" office:value-type="string">
            <text:p>CI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Ignacio</text:p>
          </table:table-cell>
          <table:table-cell table:style-name="ce26" office:value-type="string">
            <text:p>Bocanegra</text:p>
          </table:table-cell>
          <table:table-cell table:style-name="ce57" office:value-type="string">
            <text:p><text:a xlink:href="mailto:ignacio.bocanegra@cica.es">ignacio.bocanegra@cica.es</text:a></text:p>
          </table:table-cell>
          <table:table-cell table:style-name="ce76" office:value-type="string">
            <text:p>TEC</text:p>
          </table:table-cell>
          <table:table-cell table:style-name="ce24" office:value-type="string">
            <text:p>CICA</text:p>
          </table:table-cell>
          <table:table-cell table:style-name="ce24" table:number-columns-repeated="1000"/>
        </table:table-row>
        <table:table-row table:style-name="ro9">
          <table:table-cell table:style-name="ce2" office:value-type="string">
            <text:p>Pablo</text:p>
          </table:table-cell>
          <table:table-cell table:style-name="ce26" office:value-type="string">
            <text:p>Guzmán Álvarez</text:p>
          </table:table-cell>
          <table:table-cell table:style-name="ce44" office:value-type="string">
            <text:p><text:a xlink:href="mailto:pguzman@andalucia.org">pguzman@andalucia.org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EPTDA-TUR</text:p>
          </table:table-cell>
          <table:table-cell table:style-name="ce24" table:number-columns-repeated="1000"/>
        </table:table-row>
        <table:table-row table:style-name="ro9">
          <table:table-cell table:style-name="ce2" office:value-type="string">
            <text:p>Moisés</text:p>
          </table:table-cell>
          <table:table-cell table:style-name="ce26" office:value-type="string">
            <text:p>Rubiño García</text:p>
          </table:table-cell>
          <table:table-cell table:style-name="ce74" office:value-type="string">
            <text:p><text:span text:style-name="T7"><text:a xlink:href="mailto:mrubino@andalucia.org">mrubino@andalucia.org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TDA-TUR</text:p>
          </table:table-cell>
          <table:table-cell table:style-name="ce24" table:number-columns-repeated="1000"/>
        </table:table-row>
        <table:table-row table:style-name="ro9">
          <table:table-cell table:style-name="ce2" office:value-type="string">
            <text:p>Dolores (Lola)</text:p>
          </table:table-cell>
          <table:table-cell table:style-name="ce26" office:value-type="string">
            <text:p>Gómez Ruiz</text:p>
          </table:table-cell>
          <table:table-cell table:style-name="ce44" office:value-type="string">
            <text:p><text:a xlink:href="mailto:dolores.gomez.ruiz@juntadeandalucia.es">dolores.gomez.ruiz@juntadeandalucia.es</text:a></text:p>
          </table:table-cell>
          <table:table-cell table:style-name="ce76" office:value-type="string">
            <text:p>REP</text:p>
          </table:table-cell>
          <table:table-cell table:style-name="ce90" office:value-type="string">
            <text:p>EPTDA-DEP</text:p>
          </table:table-cell>
          <table:table-cell table:style-name="ce24" table:number-columns-repeated="1000"/>
        </table:table-row>
        <table:table-row table:style-name="ro9">
          <table:table-cell table:style-name="ce3" office:value-type="string">
            <text:p>Ignacio</text:p>
          </table:table-cell>
          <table:table-cell table:style-name="ce27" office:value-type="string">
            <text:p>Alonso Abad</text:p>
          </table:table-cell>
          <table:table-cell table:style-name="ce44" office:value-type="string">
            <text:p><text:a xlink:href="mailto:ignacio.alonso@juntadeandalucia.es">ignacio.alonso@juntadeandalucia.es</text:a></text:p>
          </table:table-cell>
          <table:table-cell table:style-name="ce77" office:value-type="string">
            <text:p>DIN</text:p>
          </table:table-cell>
          <table:table-cell table:style-name="ce90" office:value-type="string">
            <text:p>EPTDA-DEP</text:p>
          </table:table-cell>
          <table:table-cell table:style-name="ce24" table:number-columns-repeated="1000"/>
        </table:table-row>
        <table:table-row table:style-name="ro9">
          <table:table-cell table:style-name="ce3" office:value-type="string">
            <text:p>Bernardo</text:p>
          </table:table-cell>
          <table:table-cell table:style-name="ce27" office:value-type="string">
            <text:p>Mestre Arispon</text:p>
          </table:table-cell>
          <table:table-cell table:style-name="ce45" office:value-type="string">
            <text:p><text:a xlink:href="mailto:bernardo.mestre@juntadeandalucia.es">bernardo.mestre@juntadeandalucia.es</text:a></text:p>
          </table:table-cell>
          <table:table-cell table:style-name="ce77" office:value-type="string">
            <text:p>TEC</text:p>
          </table:table-cell>
          <table:table-cell table:style-name="ce90" office:value-type="string">
            <text:p>EPTDA-DEP</text:p>
          </table:table-cell>
          <table:table-cell table:style-name="ce24" table:number-columns-repeated="1000"/>
        </table:table-row>
        <table:table-row table:style-name="ro9">
          <table:table-cell table:style-name="ce3" office:value-type="string">
            <text:p>Francisco Javier</text:p>
          </table:table-cell>
          <table:table-cell table:style-name="ce27" office:value-type="string">
            <text:p>Perez Rey</text:p>
          </table:table-cell>
          <table:table-cell table:style-name="ce45" office:value-type="string">
            <text:p><text:a xlink:href="mailto:fran.perez@juntadeandalucia.es">fran.perez@juntadeandalucia.es</text:a></text:p>
          </table:table-cell>
          <table:table-cell table:style-name="ce77" office:value-type="string">
            <text:p>TEC</text:p>
          </table:table-cell>
          <table:table-cell table:style-name="ce90" office:value-type="string">
            <text:p>EPTDA-DE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élix</text:p>
          </table:table-cell>
          <table:table-cell table:style-name="ce26" office:value-type="string">
            <text:p>Gamero García</text:p>
          </table:table-cell>
          <table:table-cell table:style-name="ce44" office:value-type="string">
            <text:p><text:a xlink:href="mailto:fgg@extenda.es">fgg@extend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EXTEND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Rafael</text:p>
          </table:table-cell>
          <table:table-cell table:style-name="ce26" office:value-type="string">
            <text:p>García Díaz</text:p>
          </table:table-cell>
          <table:table-cell table:style-name="ce44" office:value-type="string">
            <text:p><text:a xlink:href="mailto:jgd@extenda.es">jgd@extend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XTEND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Manuel</text:p>
          </table:table-cell>
          <table:table-cell table:style-name="ce26" office:value-type="string">
            <text:p>Marchena Escobar</text:p>
          </table:table-cell>
          <table:table-cell table:style-name="ce44" office:value-type="string">
            <text:p><text:a xlink:href="mailto:jme.ext@extenda.es">jme.ext@extend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XTEND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lberto</text:p>
          </table:table-cell>
          <table:table-cell table:style-name="ce26" office:value-type="string">
            <text:p>Pool Melchor</text:p>
          </table:table-cell>
          <table:table-cell table:style-name="ce44" office:value-type="string">
            <text:p><text:a xlink:href="mailto:alp.ext@extenda.es">alp.ext@extend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XTEND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co</text:p>
          </table:table-cell>
          <table:table-cell table:style-name="ce26" office:value-type="string">
            <text:p>García Romero</text:p>
          </table:table-cell>
          <table:table-cell table:style-name="ce44" office:value-type="string">
            <text:p><text:a xlink:href="mailto:marco.garcia@juntadeandalucia.es">marco.garcia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IAAP</text:p>
          </table:table-cell>
          <table:table-cell table:style-name="ce24" table:number-columns-repeated="1000"/>
        </table:table-row>
        <table:table-row table:style-name="ro4">
          <table:table-cell table:style-name="ce12" office:value-type="string">
            <text:p>Fernando Félix </text:p>
          </table:table-cell>
          <table:table-cell table:style-name="ce35" office:value-type="string">
            <text:p>Gutiérrez</text:p>
          </table:table-cell>
          <table:table-cell table:style-name="ce58" office:value-type="string">
            <text:p><text:span text:style-name="T2"><text:a xlink:href="mailto:fernandof.gutierrez@juntadeandalucia.es">fernandof.gutierrez@juntadeandalucia.es</text:a></text:span></text:p>
          </table:table-cell>
          <table:table-cell table:style-name="ce82" office:value-type="string">
            <text:p>DIN</text:p>
          </table:table-cell>
          <table:table-cell table:style-name="ce2" office:value-type="string">
            <text:p>IAAP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Virgilio</text:p>
          </table:table-cell>
          <table:table-cell table:style-name="ce27" office:value-type="string">
            <text:p>Rey Lorenzana</text:p>
          </table:table-cell>
          <table:table-cell table:style-name="ce45" office:value-type="string">
            <text:p><text:span text:style-name="T1"><text:a xlink:href="mailto:virgilio.rey.ext@juntadeandalucia.es">virgilio.rey.ext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AP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Francisco A.</text:p>
          </table:table-cell>
          <table:table-cell table:style-name="ce27" office:value-type="string">
            <text:p>de Alba Quiñones</text:p>
          </table:table-cell>
          <table:table-cell table:style-name="ce45" office:value-type="string">
            <text:p><text:span text:style-name="T1"><text:a xlink:href="mailto:francisco.alba.ext@juntadeandalucia.es">francisco.alba.ext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AP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avier</text:p>
          </table:table-cell>
          <table:table-cell table:style-name="ce27" office:value-type="string">
            <text:p>Velázquez Rubio</text:p>
          </table:table-cell>
          <table:table-cell table:style-name="ce45" office:value-type="string">
            <text:p><text:a xlink:href="mailto:javier.velazquez.ext@juntadeandalucia.es">javier.velazque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AP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ernando</text:p>
          </table:table-cell>
          <table:table-cell table:style-name="ce26" office:value-type="string">
            <text:p>González González</text:p>
          </table:table-cell>
          <table:table-cell table:style-name="ce44" office:value-type="string">
            <text:p><text:a xlink:href="mailto:fernando.gonzalez.gonzalez@juntadeandalucia.es">fernando.gonzalez.gonzal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IAJ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lberto</text:p>
          </table:table-cell>
          <table:table-cell table:style-name="ce26" office:value-type="string">
            <text:p>Zamora Cueto</text:p>
          </table:table-cell>
          <table:table-cell table:style-name="ce44" office:value-type="string">
            <text:p><text:a xlink:href="mailto:alberto.zamora.ext@juntadeandalucia.es">alberto.zamor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J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ristóbal</text:p>
          </table:table-cell>
          <table:table-cell table:style-name="ce26" office:value-type="string">
            <text:p>Contreras Mireime</text:p>
          </table:table-cell>
          <table:table-cell table:style-name="ce44" office:value-type="string">
            <text:p><text:a xlink:href="mailto:cristobal.contreras.m.ext@juntadeandalucia.es">cristobal.contreras.m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J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Manuel</text:p>
          </table:table-cell>
          <table:table-cell table:style-name="ce26" office:value-type="string">
            <text:p>Parrado</text:p>
          </table:table-cell>
          <table:table-cell table:style-name="ce44" office:value-type="string">
            <text:p><text:a xlink:href="mailto:josem.parrado.ext@juntadeandalucia.es">josem.parrad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J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Antonio</text:p>
          </table:table-cell>
          <table:table-cell table:style-name="ce26" office:value-type="string">
            <text:p>Moreno Álvarez</text:p>
          </table:table-cell>
          <table:table-cell table:style-name="ce44" office:value-type="string">
            <text:p><text:a xlink:href="mailto:juan.moreno.alvarez@juntadeandalucia.es">juan.moreno.alvar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IAM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Antonio</text:p>
          </table:table-cell>
          <table:table-cell table:style-name="ce27" office:value-type="string">
            <text:p>Rendón Ruiz</text:p>
          </table:table-cell>
          <table:table-cell table:style-name="ce44" office:value-type="string">
            <text:p><text:a xlink:href="mailto:antonio.rendon.ext@juntadeandalucia.es">antonio.rendon.ext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IAM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</text:p>
          </table:table-cell>
          <table:table-cell table:style-name="ce26" office:value-type="string">
            <text:p>Rodríguez García</text:p>
          </table:table-cell>
          <table:table-cell table:style-name="ce44" office:value-type="string">
            <text:p><text:a xlink:href="mailto:luis.rodriguez.garcia.ext@juntadeandalucia.es">luis.rodriguez.garcia.ext@juntadeandalucia.es</text:a> 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M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Luis</text:p>
          </table:table-cell>
          <table:table-cell table:style-name="ce26" office:value-type="string">
            <text:p>Zafra Ojuel</text:p>
          </table:table-cell>
          <table:table-cell table:style-name="ce44" office:value-type="string">
            <text:p><text:a xlink:href="mailto:joseluis.zafra@juntadeandalucia.es">joseluis.zafra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IAPH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osé Antonio</text:p>
          </table:table-cell>
          <table:table-cell table:style-name="ce27" office:value-type="string">
            <text:p>Prada Baena </text:p>
          </table:table-cell>
          <table:table-cell table:style-name="ce45" office:value-type="string">
            <text:p><text:a xlink:href="mailto:josea.prada@juntadeandalucia.es">josea.prad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PH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6" office:value-type="string">
            <text:p>Molina González</text:p>
          </table:table-cell>
          <table:table-cell table:style-name="ce44" office:value-type="string">
            <text:p><text:a xlink:href="mailto:antonio.molina.gonzalez@juntadeandalucia.es">antonio.molina.gonzal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IECA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osé Ángel</text:p>
          </table:table-cell>
          <table:table-cell table:style-name="ce27" office:value-type="string">
            <text:p>Gutiérrez Morales</text:p>
          </table:table-cell>
          <table:table-cell table:style-name="ce45" office:value-type="string">
            <text:p><text:span text:style-name="T13"><text:a xlink:href="mailto:joseangel.gutierrez@juntadeandalucia.es">joseangel.gutierrez@juntadeandalucia.es</text:a></text:span></text:p>
          </table:table-cell>
          <table:table-cell table:style-name="ce77" office:value-type="string">
            <text:p>DIN</text:p>
          </table:table-cell>
          <table:table-cell table:style-name="ce2" office:value-type="string">
            <text:p>IE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nuel</text:p>
          </table:table-cell>
          <table:table-cell table:style-name="ce26" office:value-type="string">
            <text:p>Costoyas Presa</text:p>
          </table:table-cell>
          <table:table-cell table:style-name="ce44" office:value-type="string">
            <text:p><text:a xlink:href="mailto:manuel.costoyas.ext@juntadeandalucia.es">manuel.costoyas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E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ugusto</text:p>
          </table:table-cell>
          <table:table-cell table:style-name="ce26" office:value-type="string">
            <text:p>García Baena</text:p>
          </table:table-cell>
          <table:table-cell table:style-name="ce44" office:value-type="string">
            <text:p><text:a xlink:href="mailto:augusto.garcia@juntadeandalucia.es">augusto.garci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E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Enrique</text:p>
          </table:table-cell>
          <table:table-cell table:style-name="ce26" office:value-type="string">
            <text:p>Lago García</text:p>
          </table:table-cell>
          <table:table-cell table:style-name="ce44" office:value-type="string">
            <text:p><text:a xlink:href="mailto:enrique.lago@juntadeandalucia.es">enrique.lago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E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bel</text:p>
          </table:table-cell>
          <table:table-cell table:style-name="ce26" office:value-type="string">
            <text:p>Martín Ruiz</text:p>
          </table:table-cell>
          <table:table-cell table:style-name="ce44" office:value-type="string">
            <text:p><text:a xlink:href="mailto:abel.martin.ruiz.ext@juntadeandalucia.es">abel.martin.rui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EC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Aurelio</text:p>
          </table:table-cell>
          <table:table-cell table:style-name="ce26" office:value-type="string">
            <text:p>Pérez Piñas</text:p>
          </table:table-cell>
          <table:table-cell table:style-name="ce44" office:value-type="string">
            <text:p><text:a xlink:href="mailto:josea.perez.pinas@juntadeandalucia.es">josea.perez.pina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ECA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rancisco</text:p>
          </table:table-cell>
          <table:table-cell table:style-name="ce32" office:value-type="string">
            <text:p>Fuentes Aceituno</text:p>
          </table:table-cell>
          <table:table-cell table:style-name="ce46" office:value-type="string">
            <text:p><text:a xlink:href="mailto:francisco.fuentes@juntadeandalucia.es">francisco.fuentes@juntadeandaluci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IFAP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avier</text:p>
          </table:table-cell>
          <table:table-cell table:style-name="ce26" office:value-type="string">
            <text:p>Díaz Calero</text:p>
          </table:table-cell>
          <table:table-cell table:style-name="ce46" office:value-type="string">
            <text:p><text:a xlink:href="mailto:javier.diazcalero@juntadeandalucia.es">javier.diazcaler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IFAPA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Lorenzo</text:p>
          </table:table-cell>
          <table:table-cell table:style-name="ce32" office:value-type="string">
            <text:p>Ortiz <text:s/></text:p>
          </table:table-cell>
          <table:table-cell table:style-name="ce44" office:value-type="string">
            <text:p><text:a xlink:href="mailto:lorenzo.ortiz.ext@juntadeandalucia.es">lorenzo.orti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FAPA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onathan</text:p>
          </table:table-cell>
          <table:table-cell table:style-name="ce32" office:value-type="string">
            <text:p>Guerrero <text:s/></text:p>
          </table:table-cell>
          <table:table-cell table:style-name="ce44" office:value-type="string">
            <text:p><text:a xlink:href="mailto:jonathan.guerrero.ext@juntadeandalucia.es">jonathan.guerrer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FAPA</text:p>
          </table:table-cell>
          <table:table-cell table:style-name="ce24" table:number-columns-repeated="1000"/>
        </table:table-row>
        <table:table-row table:style-name="ro4">
          <table:table-cell table:style-name="ce22" office:value-type="string">
            <text:p>Lucía Mª</text:p>
          </table:table-cell>
          <table:table-cell table:style-name="ce42" office:value-type="string">
            <text:p>Pérez Aguilera</text:p>
          </table:table-cell>
          <table:table-cell table:style-name="ce44" office:value-type="string">
            <text:p><text:a xlink:href="mailto:luciam.perez@juntadeandalucia.es">luciam.perez@juntadeandalucia.es</text:a></text:p>
          </table:table-cell>
          <table:table-cell table:style-name="ce77" office:value-type="string">
            <text:p>REP</text:p>
          </table:table-cell>
          <table:table-cell table:style-name="ce2" office:value-type="string">
            <text:p>PAG</text:p>
          </table:table-cell>
          <table:table-cell table:style-name="ce24" table:number-columns-repeated="1000"/>
        </table:table-row>
        <table:table-row table:style-name="ro4">
          <table:table-cell table:style-name="ce22" office:value-type="string">
            <text:p>Mª Carolina</text:p>
          </table:table-cell>
          <table:table-cell table:style-name="ce42" office:value-type="string">
            <text:p>Jiménez Egea</text:p>
          </table:table-cell>
          <table:table-cell table:style-name="ce45" office:value-type="string">
            <text:p><text:a xlink:href="mailto:mcarolina.jimenez@juntadeandalucia.es">mcarolina.jimenez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PAG</text:p>
          </table:table-cell>
          <table:table-cell table:style-name="ce24" table:number-columns-repeated="1000"/>
        </table:table-row>
        <table:table-row table:style-name="ro4">
          <table:table-cell table:style-name="ce22" office:value-type="string">
            <text:p>Francisco</text:p>
          </table:table-cell>
          <table:table-cell table:style-name="ce42" office:value-type="string">
            <text:p>Arraez Sánchez</text:p>
          </table:table-cell>
          <table:table-cell table:style-name="ce45" office:value-type="string">
            <text:p><text:a xlink:href="mailto:arraez@juntadeandalucia.es">arra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PAG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edro</text:p>
          </table:table-cell>
          <table:table-cell table:style-name="ce26" office:value-type="string">
            <text:p>Montero Carvajal</text:p>
          </table:table-cell>
          <table:table-cell table:style-name="ce44" office:value-type="string">
            <text:p><text:a xlink:href="mailto:pmontero@rtva.es">pmontero@rtv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RTV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</text:p>
          </table:table-cell>
          <table:table-cell table:style-name="ce26" office:value-type="string">
            <text:p>Romero Mige</text:p>
          </table:table-cell>
          <table:table-cell table:style-name="ce48" office:value-type="string">
            <text:p><text:a xlink:href="mailto:lromero@rtva.es">lromero@rtv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RTV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Manuel</text:p>
          </table:table-cell>
          <table:table-cell table:style-name="ce26" office:value-type="string">
            <text:p>López del Toro</text:p>
          </table:table-cell>
          <table:table-cell table:style-name="ce48" office:value-type="string">
            <text:p><text:a xlink:href="mailto:jmlopezt@rtva.es">jmlopezt@rtv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RTV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lejandro</text:p>
          </table:table-cell>
          <table:table-cell table:style-name="ce26" office:value-type="string">
            <text:p>Rodríguez Sánchez</text:p>
          </table:table-cell>
          <table:table-cell table:style-name="ce48" office:value-type="string">
            <text:p><text:a xlink:href="mailto:arodriguez@rtva.es">arodriguez@rtv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RTVA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Jesús</text:p>
          </table:table-cell>
          <table:table-cell table:style-name="ce26" office:value-type="string">
            <text:p>Velasco Rivera</text:p>
          </table:table-cell>
          <table:table-cell table:style-name="ce44" office:value-type="string">
            <text:p><text:a xlink:href="mailto:juanj.velasco@juntadeandalucia.es">juanj.velasc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SANDETEL</text:p>
          </table:table-cell>
          <table:table-cell table:style-name="ce92" table:number-columns-repeated="1000"/>
        </table:table-row>
        <table:table-row table:style-name="ro4">
          <table:table-cell table:style-name="ce9" office:value-type="string">
            <text:p>Carlos</text:p>
          </table:table-cell>
          <table:table-cell table:style-name="ce32" office:value-type="string">
            <text:p>Corredera Carmona</text:p>
          </table:table-cell>
          <table:table-cell table:style-name="ce46" office:value-type="string">
            <text:p><text:a xlink:href="mailto:carlos.corredera@juntadeandalucia.es">carlos.corredera@juntadeandaluci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SANDETEL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tonio</text:p>
          </table:table-cell>
          <table:table-cell table:style-name="ce32" office:value-type="string">
            <text:p>Viana </text:p>
          </table:table-cell>
          <table:table-cell table:style-name="ce46" office:value-type="string">
            <text:p><text:a xlink:href="mailto:antonio.viana@juntadeandalucia.es">antonio.vian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lfredo</text:p>
          </table:table-cell>
          <table:table-cell table:style-name="ce32" office:value-type="string">
            <text:p>Sarmiento</text:p>
          </table:table-cell>
          <table:table-cell table:style-name="ce46" office:value-type="string">
            <text:p><text:a xlink:href="mailto:alfredo.sarmiento@juntadeandalucia.es">alfredo.sarmiento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afael</text:p>
          </table:table-cell>
          <table:table-cell table:style-name="ce32" office:value-type="string">
            <text:p>Romero Sánchez</text:p>
          </table:table-cell>
          <table:table-cell table:style-name="ce46" office:value-type="string">
            <text:p><text:a xlink:href="mailto:rafael.romero.sanchez@juntadeandalucia.es">rafael.romero.sanch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Oliver</text:p>
          </table:table-cell>
          <table:table-cell table:style-name="ce32" office:value-type="string">
            <text:p>López Yela </text:p>
          </table:table-cell>
          <table:table-cell table:style-name="ce46" office:value-type="string">
            <text:p><text:a xlink:href="mailto:oliver.lopez@juntadeandalucia.es">oliver.lop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ederico</text:p>
          </table:table-cell>
          <table:table-cell table:style-name="ce32" office:value-type="string">
            <text:p>Coria Lebrero</text:p>
          </table:table-cell>
          <table:table-cell table:style-name="ce45" office:value-type="string">
            <text:p><text:a xlink:href="mailto:federico.coria@juntadeandalucia.es">federico.cori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Nicolás</text:p>
          </table:table-cell>
          <table:table-cell table:style-name="ce32" office:value-type="string">
            <text:p>Hermoso Ruiz </text:p>
          </table:table-cell>
          <table:table-cell table:style-name="ce46" office:value-type="string">
            <text:p><text:a xlink:href="mailto:nicolas.hermoso@juntadeandalucia.es">nicolas.hermoso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Alfonso</text:p>
          </table:table-cell>
          <table:table-cell table:style-name="ce32" office:value-type="string">
            <text:p>Martinez Ochoa</text:p>
          </table:table-cell>
          <table:table-cell table:style-name="ce46" office:value-type="string">
            <text:p><text:a xlink:href="mailto:jamochoa@indra.es">jamochoa@indr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afael Alberto</text:p>
          </table:table-cell>
          <table:table-cell table:style-name="ce32" office:value-type="string">
            <text:p>Hernández Ramos </text:p>
          </table:table-cell>
          <table:table-cell table:style-name="ce46" office:value-type="string">
            <text:p><text:a xlink:href="mailto:ahernandezram@eservicios.indra.es">ahernandezram@eservicios.indr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ose Antonio</text:p>
          </table:table-cell>
          <table:table-cell table:style-name="ce32" office:value-type="string">
            <text:p><text:s/>Garcia Garcia </text:p>
          </table:table-cell>
          <table:table-cell table:style-name="ce46" office:value-type="string">
            <text:p><text:a xlink:href="mailto:joseantonio.garcia@juntadeandalucia.es">joseantonio.garci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 Manuel</text:p>
          </table:table-cell>
          <table:table-cell table:style-name="ce26" office:value-type="string">
            <text:p><text:s/>Gavira Cortés</text:p>
          </table:table-cell>
          <table:table-cell table:style-name="ce44" office:value-type="string">
            <text:p><text:a xlink:href="mailto:lgcortes@veiasa.es">lgcortes@veias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VEIASA</text:p>
          </table:table-cell>
          <table:table-cell table:style-name="ce24" table:number-columns-repeated="1000"/>
        </table:table-row>
        <table:table-row table:style-name="ro4">
          <table:table-cell table:style-name="ce23" office:value-type="string">
            <text:p>Sergio</text:p>
          </table:table-cell>
          <table:table-cell table:style-name="ce27" office:value-type="string">
            <text:p>Oterino Cubero</text:p>
          </table:table-cell>
          <table:table-cell table:style-name="ce45" office:value-type="string">
            <text:p><text:a xlink:href="mailto:soterino@veiasa.es">soterino@veias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VEIASA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David</text:p>
          </table:table-cell>
          <table:table-cell table:style-name="ce27" office:value-type="string">
            <text:p>Pelayo Cruz</text:p>
          </table:table-cell>
          <table:table-cell table:style-name="ce45" office:value-type="string">
            <text:p><text:a xlink:href="mailto:dpelayo@veiasa.es">dpelayo@veias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VEIASA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María Dolores</text:p>
          </table:table-cell>
          <table:table-cell table:style-name="ce26" office:value-type="string">
            <text:p>Paredes Garrido</text:p>
          </table:table-cell>
          <table:table-cell table:style-name="ce4" office:value-type="string">
            <text:p><text:a xlink:href="mailto:mdolores.paredes.ext@juntadeandalucia.es">mdolores.paredes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VEIASA</text:p>
          </table:table-cell>
          <table:table-cell table:style-name="ce24" table:number-columns-repeated="1000"/>
        </table:table-row>
        <table:table-row table:style-name="ro5">
          <table:table-cell table:style-name="ce4" office:value-type="string">
            <text:p>Jose Manuel</text:p>
          </table:table-cell>
          <table:table-cell table:style-name="ce28" office:value-type="string">
            <text:p>Pérez Butelo</text:p>
          </table:table-cell>
          <table:table-cell table:style-name="ce75" office:value-type="string">
            <text:p><text:a xlink:href="mailto:josemanuel.perez.butelo.ext@juntadeandalucia.es">josemanuel.perez.butel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VEIASA</text:p>
          </table:table-cell>
          <table:table-cell table:style-name="ce24" table:number-columns-repeated="1000"/>
        </table:table-row>
        <table:table-row table:style-name="ro4" table:number-rows-repeated="113">
          <table:table-cell table:style-name="ce2" table:number-columns-repeated="2"/>
          <table:table-cell table:style-name="ce44"/>
          <table:table-cell table:style-name="ce76"/>
          <table:table-cell table:style-name="ce2"/>
          <table:table-cell table:style-name="ce24" table:number-columns-repeated="1000"/>
        </table:table-row>
        <table:table-row table:style-name="ro4" table:number-rows-repeated="137">
          <table:table-cell table:style-name="ce24" table:number-columns-repeated="2"/>
          <table:table-cell table:style-name="ce57"/>
          <table:table-cell table:style-name="ce85"/>
          <table:table-cell table:style-name="ce24" table:number-columns-repeated="1001"/>
        </table:table-row>
        <table:table-row table:style-name="ro4" table:number-rows-repeated="221">
          <table:table-cell table:style-name="ce24" table:number-columns-repeated="2"/>
          <table:table-cell table:style-name="ce44"/>
          <table:table-cell table:style-name="ce85"/>
          <table:table-cell table:style-name="ce24" table:number-columns-repeated="1001"/>
        </table:table-row>
        <table:table-row table:style-name="ro4" table:number-rows-repeated="64616">
          <table:table-cell table:style-name="ce2" table:number-columns-repeated="2"/>
          <table:table-cell table:style-name="ce44"/>
          <table:table-cell table:style-name="ce76"/>
          <table:table-cell table:style-name="ce2"/>
          <table:table-cell table:style-name="ce24" table:number-columns-repeated="1000"/>
        </table:table-row>
        <table:table-row table:style-name="ro4" table:number-rows-repeated="74">
          <table:table-cell table:style-name="ce25" table:number-columns-repeated="3"/>
          <table:table-cell table:style-name="ce86"/>
          <table:table-cell table:style-name="ce25"/>
          <table:table-cell table:style-name="ce92" table:number-columns-repeated="1000"/>
        </table:table-row>
        <table:table-row table:style-name="ro4" table:number-rows-repeated="983114">
          <table:table-cell table:number-columns-repeated="1005"/>
        </table:table-row>
        <table:table-row table:style-name="ro4">
          <table:table-cell table:number-columns-repeated="1005"/>
        </table:table-row>
      </table:table>
      <table:table table:name="Usuarios que trabajan para mas de 1 org" table:style-name="ta1" table:print="false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4" table:number-rows-repeated="10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Juan José </text:p>
          </table:table-cell>
          <table:table-cell table:style-name="ce93" office:value-type="string">
            <text:p>Cubillas</text:p>
          </table:table-cell>
          <table:table-cell office:value-type="string">
            <text:p>EPES</text:p>
          </table:table-cell>
          <table:table-cell table:style-name="ce94" office:value-type="string">
            <text:p>SSPA</text:p>
          </table:table-cell>
          <table:table-cell/>
          <table:table-cell office:value-type="string">
            <text:p>Mismo UID en NAOS</text:p>
          </table:table-cell>
        </table:table-row>
        <table:table-row table:style-name="ro2">
          <table:table-cell table:number-columns-repeated="3"/>
          <table:table-cell table:style-name="ce9" office:value-type="string">
            <text:p>María Belen</text:p>
          </table:table-cell>
          <table:table-cell table:style-name="ce32" office:value-type="string">
            <text:p>Infante Gómez</text:p>
          </table:table-cell>
          <table:table-cell table:style-name="ce94" office:value-type="string">
            <text:p>CISPS</text:p>
          </table:table-cell>
          <table:table-cell office:value-type="string">
            <text:p>IAAP</text:p>
          </table:table-cell>
          <table:table-cell/>
          <table:table-cell office:value-type="string">
            <text:p>Distinto UID en NAOS</text:p>
          </table:table-cell>
        </table:table-row>
        <table:table-row table:style-name="ro2">
          <table:table-cell table:number-columns-repeated="3"/>
          <table:table-cell table:style-name="ce9" office:value-type="string">
            <text:p>Antonio</text:p>
          </table:table-cell>
          <table:table-cell table:style-name="ce32" office:value-type="string">
            <text:p>Heredia Campos</text:p>
          </table:table-cell>
          <table:table-cell table:style-name="ce94" office:value-type="string">
            <text:p>CISPS</text:p>
          </table:table-cell>
          <table:table-cell office:value-type="string">
            <text:p>IAAP</text:p>
          </table:table-cell>
          <table:table-cell/>
          <table:table-cell office:value-type="string">
            <text:p>Distinto UID en NAOS</text:p>
          </table:table-cell>
        </table:table-row>
        <table:table-row table:style-name="ro2">
          <table:table-cell table:number-columns-repeated="3"/>
          <table:table-cell table:style-name="ce9" office:value-type="string">
            <text:p>Carlos Manuel</text:p>
          </table:table-cell>
          <table:table-cell table:style-name="ce32" office:value-type="string">
            <text:p>Casado García</text:p>
          </table:table-cell>
          <table:table-cell table:style-name="ce94" office:value-type="string">
            <text:p>CISPS</text:p>
          </table:table-cell>
          <table:table-cell office:value-type="string">
            <text:p>IAAP</text:p>
          </table:table-cell>
          <table:table-cell office:value-type="string">
            <text:p>CJI-SGJ</text:p>
          </table:table-cell>
          <table:table-cell office:value-type="string">
            <text:p>Distinto UID en NAOS</text:p>
          </table:table-cell>
        </table:table-row>
        <table:table-row table:style-name="ro2">
          <table:table-cell table:number-columns-repeated="3"/>
          <table:table-cell table:style-name="ce10" office:value-type="string">
            <text:p>Jose Manuel</text:p>
          </table:table-cell>
          <table:table-cell table:style-name="ce33" office:value-type="string">
            <text:p>Carmona Cortes</text:p>
          </table:table-cell>
          <table:table-cell office:value-type="string">
            <text:p>CISPS</text:p>
          </table:table-cell>
          <table:table-cell/>
          <table:table-cell table:style-name="ce94" office:value-type="string">
            <text:p>CJI-SGJ</text:p>
          </table:table-cell>
          <table:table-cell/>
        </table:table-row>
        <table:table-row table:style-name="ro4" table:number-rows-repeated="1048560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Contactos Organism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7"/>
        <table:table-column table:style-name="co5" table:default-cell-style-name="Default"/>
        <table:table-column table:style-name="co12" table:default-cell-style-name="Default"/>
        <table:table-column table:style-name="co5" table:number-columns-repeated="1001" table:default-cell-style-name="Default"/>
        <table:table-row table:style-name="ro4">
          <table:table-cell table:style-name="ce95" office:value-type="string">
            <text:p>Nombre</text:p>
          </table:table-cell>
          <table:table-cell table:style-name="ce95" office:value-type="string">
            <text:p>Apellidos</text:p>
          </table:table-cell>
          <table:table-cell table:style-name="ce96" office:value-type="string">
            <text:p>E-mail</text:p>
          </table:table-cell>
          <table:table-cell table:style-name="ce95" office:value-type="string">
            <text:p>ROL</text:p>
          </table:table-cell>
          <table:table-cell table:style-name="ce95" office:value-type="string">
            <text:p>Organismo</text:p>
          </table:table-cell>
          <table:table-cell table:style-name="ce2" table:number-columns-repeated="1002"/>
        </table:table-row>
        <table:table-row table:style-name="ro4">
          <table:table-cell table:style-name="ce2" office:value-type="string">
            <text:p>María de la Peña</text:p>
          </table:table-cell>
          <table:table-cell table:style-name="ce26" office:value-type="string">
            <text:p>Mate Aranda</text:p>
          </table:table-cell>
          <table:table-cell table:style-name="ce44" office:value-type="string">
            <text:p><text:a xlink:href="mailto:mariap.mate@juntadeandalucia.es">mariap.mate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ALRI</text:p>
          </table:table-cell>
          <table:table-cell/>
          <table:table-cell table:style-name="ce101" table:formula="of:=COUNTIF([.$C$2:.$C$300];[.C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Ángel</text:p>
          </table:table-cell>
          <table:table-cell table:style-name="ce27" office:value-type="string">
            <text:p>Casaseca</text:p>
          </table:table-cell>
          <table:table-cell table:style-name="ce45" office:value-type="string">
            <text:p><text:a xlink:href="mailto:angel.casaseca@juntadeandalucia.es">angel.casasec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ALRI</text:p>
          </table:table-cell>
          <table:table-cell table:style-name="ce24"/>
          <table:table-cell table:style-name="ce101" table:formula="of:=COUNTIF([.$C$2:.$C$300];[.C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osé María</text:p>
          </table:table-cell>
          <table:table-cell table:style-name="ce27" office:value-type="string">
            <text:p>Peche Carracedo </text:p>
          </table:table-cell>
          <table:table-cell table:style-name="ce45" office:value-type="string">
            <text:p><text:span text:style-name="T1"><text:a xlink:href="mailto:josem.peche.ext@juntadeandalucia.es">josem.peche.ext@juntadeandalucia.es</text:a></text:span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/>
          <table:table-cell table:style-name="ce101" table:formula="of:=COUNTIF([.$C$2:.$C$300];[.C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esús</text:p>
          </table:table-cell>
          <table:table-cell table:style-name="ce27" office:value-type="string">
            <text:p>Calderón Galán</text:p>
          </table:table-cell>
          <table:table-cell table:style-name="ce45" office:value-type="string">
            <text:p><text:span text:style-name="T1"><text:a xlink:href="mailto:manuelj.calderon.ext@juntadeandalucia.es">manuelj.calderon.ext@juntadeandalucia.es</text:a></text:span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/>
          <table:table-cell table:style-name="ce101" table:formula="of:=COUNTIF([.$C$2:.$C$300];[.C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Antonio</text:p>
          </table:table-cell>
          <table:table-cell table:style-name="ce27" office:value-type="string">
            <text:p>Godoy Rodríguez</text:p>
          </table:table-cell>
          <table:table-cell table:style-name="ce45" office:value-type="string">
            <text:p><text:span text:style-name="T1"><text:a xlink:href="mailto:antoniom.godoy.ext@juntadeandalucia.es">antoniom.godoy.ext@juntadeandalucia.es</text:a></text:span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/>
          <table:table-cell table:style-name="ce101" table:formula="of:=COUNTIF([.$C$2:.$C$300];[.C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David</text:p>
          </table:table-cell>
          <table:table-cell table:style-name="ce27" office:value-type="string">
            <text:p>Sánchez de Alcázar Cruz</text:p>
          </table:table-cell>
          <table:table-cell table:style-name="ce45" office:value-type="string">
            <text:p><text:span text:style-name="T1"><text:a xlink:href="mailto:david.sanchez.alcazarcruz.ext@juntadeandalucia.es">david.sanchez.alcazarcruz.ext@juntadeandalucia.es</text:a></text:span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/>
          <table:table-cell table:style-name="ce101" table:formula="of:=COUNTIF([.$C$2:.$C$300];[.C7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4" office:value-type="string">
            <text:p>Raúl</text:p>
          </table:table-cell>
          <table:table-cell table:style-name="ce28" office:value-type="string">
            <text:p>Casado Piqueras </text:p>
          </table:table-cell>
          <table:table-cell table:style-name="ce45" office:value-type="string">
            <text:p><text:a xlink:href="mailto:raul.casado.ext@juntadeandalucia.es">raul.casado.ext@juntadeandalucia.es</text:a> 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/>
          <table:table-cell table:style-name="ce101" table:formula="of:=COUNTIF([.$C$2:.$C$300];[.C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nuel</text:p>
          </table:table-cell>
          <table:table-cell table:style-name="ce26" office:value-type="string">
            <text:p>Galán Moreno</text:p>
          </table:table-cell>
          <table:table-cell table:style-name="ce44" office:value-type="string">
            <text:p><text:a xlink:href="mailto:manuel.galan.moreno.ext@juntadeandalucia.es">manuel.galan.moreno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LRI</text:p>
          </table:table-cell>
          <table:table-cell table:style-name="ce24"/>
          <table:table-cell table:style-name="ce101" table:formula="of:=COUNTIF([.$C$2:.$C$300];[.C9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Juan Luis</text:p>
          </table:table-cell>
          <table:table-cell table:style-name="ce26" office:value-type="string">
            <text:p>Ceada</text:p>
          </table:table-cell>
          <table:table-cell table:style-name="ce25" office:value-type="string">
            <text:p><text:a xlink:href="mailto:juanl.ceada@juntadeandalucia.es">juanl.ceada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1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armen </text:p>
          </table:table-cell>
          <table:table-cell table:style-name="ce26" office:value-type="string">
            <text:p>Garrido Granado</text:p>
          </table:table-cell>
          <table:table-cell table:style-name="ce46" office:value-type="string">
            <text:p><text:a xlink:href="mailto:mariac.garrido.granado@juntadeandalucia.es">mariac.garrido.granad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1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Sergio</text:p>
          </table:table-cell>
          <table:table-cell table:style-name="ce26" office:value-type="string">
            <text:p>Díaz Ruiz</text:p>
          </table:table-cell>
          <table:table-cell table:style-name="ce47" office:value-type="string">
            <text:p><text:a xlink:href="mailto:sergio.diaz@juntadeandalucia.es">sergio.diaz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1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osario</text:p>
          </table:table-cell>
          <table:table-cell table:style-name="ce26" office:value-type="string">
            <text:p>Núñez Pérez</text:p>
          </table:table-cell>
          <table:table-cell table:style-name="ce46" office:value-type="string">
            <text:p><text:a xlink:href="mailto:mariar.nunez.perez@juntadeandalucia.es">mariar.nunez.perez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1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6" office:value-type="string">
            <text:p>Moreno Vicente</text:p>
          </table:table-cell>
          <table:table-cell table:style-name="ce47" office:value-type="string">
            <text:p><text:a xlink:href="mailto:antonio.moreno@sopragroup.com">antonio.moreno@sopragroup.com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1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ourdes</text:p>
          </table:table-cell>
          <table:table-cell table:style-name="ce26" office:value-type="string">
            <text:p>Pérez Gómez</text:p>
          </table:table-cell>
          <table:table-cell table:style-name="ce46" office:value-type="string">
            <text:p><text:a xlink:href="mailto:lourdes.perez.ext@juntadeandalucia.es">lourdes.perez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1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gustín</text:p>
          </table:table-cell>
          <table:table-cell table:style-name="ce26" office:value-type="string">
            <text:p>Mula González</text:p>
          </table:table-cell>
          <table:table-cell table:style-name="ce47" office:value-type="string">
            <text:p><text:a xlink:href="mailto:agustin.m.gonzalez.ext@juntadeandalucia.es">agustin.m.gonzalez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1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e Andrés</text:p>
          </table:table-cell>
          <table:table-cell table:style-name="ce26" office:value-type="string">
            <text:p>Tinoco</text:p>
          </table:table-cell>
          <table:table-cell table:style-name="ce46" office:value-type="string">
            <text:p><text:a xlink:href="mailto:josea.tinoco@juntadeandalucia.es">josea.tinoco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1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nuel</text:p>
          </table:table-cell>
          <table:table-cell table:style-name="ce26" office:value-type="string">
            <text:p>Pérez Ron</text:p>
          </table:table-cell>
          <table:table-cell table:style-name="ce46" office:value-type="string">
            <text:p><text:a xlink:href="mailto:manuel.perez.ron.ext@juntadeandalucia.es">manuel.perez.ron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1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6" office:value-type="string">
            <text:p>Gutiérrez Almansa</text:p>
          </table:table-cell>
          <table:table-cell table:style-name="ce46" office:value-type="string">
            <text:p><text:a xlink:href="mailto:antonio.gutierrez.a.ext@juntadeandalucia.es">antonio.gutierrez.a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19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5" office:value-type="string">
            <text:p>Javier</text:p>
          </table:table-cell>
          <table:table-cell table:style-name="ce29" office:value-type="string">
            <text:p>López López </text:p>
          </table:table-cell>
          <table:table-cell table:style-name="ce21" office:value-type="string">
            <text:p><text:a xlink:href="mailto:javier.lopez.lopez.ext@juntadeandalucia.es">javier.lopez.lopez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20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5" office:value-type="string">
            <text:p>Javier</text:p>
          </table:table-cell>
          <table:table-cell table:style-name="ce29" office:value-type="string">
            <text:p>López Fernández </text:p>
          </table:table-cell>
          <table:table-cell table:style-name="ce21" office:value-type="string">
            <text:p><text:a xlink:href="mailto:javier.lopez.fe.ext@juntadeandalucia.es">javier.lopez.fe.ext@juntadeandaluci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CAPDER</text:p>
          </table:table-cell>
          <table:table-cell table:style-name="ce24"/>
          <table:table-cell table:style-name="ce101" table:formula="of:=COUNTIF([.$C$2:.$C$300];[.C2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Emilio</text:p>
          </table:table-cell>
          <table:table-cell table:style-name="ce26" office:value-type="string">
            <text:p>Martínez Force</text:p>
          </table:table-cell>
          <table:table-cell table:style-name="ce48" office:value-type="string">
            <text:p><text:a xlink:href="mailto:emilio.martinez.force@juntadeandalucia.es">emilio.martinez.force@juntadeandalucia.es</text:a></text:p>
          </table:table-cell>
          <table:table-cell table:style-name="ce77" office:value-type="string">
            <text:p>REP</text:p>
          </table:table-cell>
          <table:table-cell table:style-name="ce2" office:value-type="string">
            <text:p>CECD-CUL</text:p>
          </table:table-cell>
          <table:table-cell table:style-name="ce24"/>
          <table:table-cell table:style-name="ce101" table:formula="of:=COUNTIF([.$C$2:.$C$300];[.C2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fael</text:p>
          </table:table-cell>
          <table:table-cell table:style-name="ce26" office:value-type="string">
            <text:p>García Ropero</text:p>
          </table:table-cell>
          <table:table-cell table:style-name="ce48" office:value-type="string">
            <text:p><text:a xlink:href="mailto:rafael.garcia.r@juntadeandalucia.es">rafael.garcia.r@juntadeandalucia.es</text:a></text:p>
          </table:table-cell>
          <table:table-cell table:style-name="ce77" office:value-type="string">
            <text:p>DIN</text:p>
          </table:table-cell>
          <table:table-cell table:style-name="ce2" office:value-type="string">
            <text:p>CECD-CUL</text:p>
          </table:table-cell>
          <table:table-cell table:style-name="ce24"/>
          <table:table-cell table:style-name="ce101" table:formula="of:=COUNTIF([.$C$2:.$C$300];[.C2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Carlos</text:p>
          </table:table-cell>
          <table:table-cell table:style-name="ce26" office:value-type="string">
            <text:p>Ramírez Pérez</text:p>
          </table:table-cell>
          <table:table-cell table:style-name="ce48" office:value-type="string">
            <text:p><text:a xlink:href="mailto:josec.ramirez@juntadeandalucia.es">josec.ramir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CD-CUL</text:p>
          </table:table-cell>
          <table:table-cell table:style-name="ce24"/>
          <table:table-cell table:style-name="ce101" table:formula="of:=COUNTIF([.$C$2:.$C$300];[.C2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Antonio</text:p>
          </table:table-cell>
          <table:table-cell table:style-name="ce26" office:value-type="string">
            <text:p>Granados Reifs</text:p>
          </table:table-cell>
          <table:table-cell table:style-name="ce46" office:value-type="string">
            <text:p><text:a xlink:href="mailto:jantonio.granados.ext@juntadeandalucia.es">jantonio.granados.ext@juntadeandalucia.es</text:a></text:p>
          </table:table-cell>
          <table:table-cell table:style-name="ce78" office:value-type="string">
            <text:p>TEC</text:p>
          </table:table-cell>
          <table:table-cell table:style-name="ce2" office:value-type="string">
            <text:p>CECD-CUL</text:p>
          </table:table-cell>
          <table:table-cell table:style-name="ce24"/>
          <table:table-cell table:style-name="ce101" table:formula="of:=COUNTIF([.$C$2:.$C$300];[.C2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Ramón</text:p>
          </table:table-cell>
          <table:table-cell table:style-name="ce26" office:value-type="string">
            <text:p>López Rojas</text:p>
          </table:table-cell>
          <table:table-cell table:style-name="ce46" office:value-type="string">
            <text:p><text:a xlink:href="mailto:joseramon.lopez.ext@juntadeandalucia.es">joseramon.lopez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ECD-CUL</text:p>
          </table:table-cell>
          <table:table-cell table:style-name="ce24"/>
          <table:table-cell table:style-name="ce101" table:formula="of:=COUNTIF([.$C$2:.$C$300];[.C2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lio</text:p>
          </table:table-cell>
          <table:table-cell table:style-name="ce26" office:value-type="string">
            <text:p>Zabala Silva</text:p>
          </table:table-cell>
          <table:table-cell table:style-name="ce44" office:value-type="string">
            <text:p><text:a xlink:href="mailto:julio.zabala@juntadeandalucia.es">julio.zabala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ECD-EDU</text:p>
          </table:table-cell>
          <table:table-cell table:style-name="ce24"/>
          <table:table-cell table:style-name="ce101" table:formula="of:=COUNTIF([.$C$2:.$C$300];[.C2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Nicolás</text:p>
          </table:table-cell>
          <table:table-cell table:style-name="ce26" office:value-type="string">
            <text:p>Vázquez Velasco </text:p>
          </table:table-cell>
          <table:table-cell table:style-name="ce46" office:value-type="string">
            <text:p><text:a xlink:href="mailto:nicolas.vazquez@juntadeandalucia.es">nicolas.vazquez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ECD-EDU</text:p>
          </table:table-cell>
          <table:table-cell table:style-name="ce24"/>
          <table:table-cell table:style-name="ce101" table:formula="of:=COUNTIF([.$C$2:.$C$300];[.C2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6" office:value-type="string">
            <text:p>Juan Manuel</text:p>
          </table:table-cell>
          <table:table-cell table:style-name="ce6" office:value-type="string">
            <text:p>Marín Sánchez</text:p>
          </table:table-cell>
          <table:table-cell table:style-name="ce46" office:value-type="string">
            <text:p><text:a xlink:href="mailto:juanm.marin.ext@juntadeandalucia.es">juanm.marin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/>
          <table:table-cell table:style-name="ce101" table:formula="of:=COUNTIF([.$C$2:.$C$300];[.C2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eopoldo</text:p>
          </table:table-cell>
          <table:table-cell table:style-name="ce26" office:value-type="string">
            <text:p>Coronel</text:p>
          </table:table-cell>
          <table:table-cell table:style-name="ce46" office:value-type="string">
            <text:p><text:a xlink:href="mailto:leopoldo.coronel.ext@juntadeandalucia.es">leopoldo.coronel.ext@juntadeandalucia.es</text:a></text:p>
          </table:table-cell>
          <table:table-cell table:style-name="ce78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/>
          <table:table-cell table:style-name="ce101" table:formula="of:=COUNTIF([.$C$2:.$C$300];[.C3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avier</text:p>
          </table:table-cell>
          <table:table-cell table:style-name="ce26" office:value-type="string">
            <text:p>Palacios</text:p>
          </table:table-cell>
          <table:table-cell table:style-name="ce46" office:value-type="string">
            <text:p><text:a xlink:href="mailto:javier.palacios.ext@juntadeandalucia.es">javier.palacios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/>
          <table:table-cell table:style-name="ce101" table:formula="of:=COUNTIF([.$C$2:.$C$300];[.C3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ésar</text:p>
          </table:table-cell>
          <table:table-cell table:style-name="ce26" office:value-type="string">
            <text:p>García Agudo</text:p>
          </table:table-cell>
          <table:table-cell table:style-name="ce46" office:value-type="string">
            <text:p><text:a xlink:href="mailto:cesar.garcia.agudo.ext@juntadeandalucia.es">cesar.garcia.agud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/>
          <table:table-cell table:style-name="ce101" table:formula="of:=COUNTIF([.$C$2:.$C$300];[.C3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avier</text:p>
          </table:table-cell>
          <table:table-cell table:style-name="ce26" office:value-type="string">
            <text:p>Duque Pintor</text:p>
          </table:table-cell>
          <table:table-cell table:style-name="ce46" office:value-type="string">
            <text:p><text:a xlink:href="mailto:franciscoj.duque@juntadeandalucia.es">franciscoj.duque@juntadeandalucia.es</text:a></text:p>
          </table:table-cell>
          <table:table-cell table:style-name="ce78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/>
          <table:table-cell table:style-name="ce101" table:formula="of:=COUNTIF([.$C$2:.$C$300];[.C33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Jose Luis</text:p>
          </table:table-cell>
          <table:table-cell table:style-name="ce26" office:value-type="string">
            <text:p>Heredia Amaya </text:p>
          </table:table-cell>
          <table:table-cell table:style-name="ce4" office:value-type="string">
            <text:p><text:a xlink:href="mailto:josel.heredia.ext@juntadeandalucia.es">josel.heredia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/>
          <table:table-cell table:style-name="ce101" table:formula="of:=COUNTIF([.$C$2:.$C$300];[.C3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7" office:value-type="string">
            <text:p>Rafael</text:p>
          </table:table-cell>
          <table:table-cell table:style-name="ce30" office:value-type="string">
            <text:p>Mancebo </text:p>
          </table:table-cell>
          <table:table-cell table:style-name="ce49" office:value-type="string">
            <text:p><text:a xlink:href="mailto:rafaelj.mancebo@juntadeandalucia.es">rafaelj.mancebo@juntadeandalucia.es</text:a></text:p>
          </table:table-cell>
          <table:table-cell table:style-name="ce80" office:value-type="string">
            <text:p>TEC</text:p>
          </table:table-cell>
          <table:table-cell table:style-name="ce2" office:value-type="string">
            <text:p>CECD-EDU</text:p>
          </table:table-cell>
          <table:table-cell table:style-name="ce24"/>
          <table:table-cell table:style-name="ce101" table:formula="of:=COUNTIF([.$C$2:.$C$300];[.C3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</text:p>
          </table:table-cell>
          <table:table-cell table:style-name="ce26" office:value-type="string">
            <text:p>Gasch Illescas</text:p>
          </table:table-cell>
          <table:table-cell table:style-name="ce44" office:value-type="string">
            <text:p><text:a xlink:href="mailto:juan.gasch@juntadeandalucia.es">juan.gasch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EICE</text:p>
          </table:table-cell>
          <table:table-cell table:style-name="ce24"/>
          <table:table-cell table:style-name="ce101" table:formula="of:=COUNTIF([.$C$2:.$C$300];[.C3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ablo</text:p>
          </table:table-cell>
          <table:table-cell table:style-name="ce26" office:value-type="string">
            <text:p>Roldán Ruiz</text:p>
          </table:table-cell>
          <table:table-cell table:style-name="ce44" office:value-type="string">
            <text:p><text:a xlink:href="mailto:pablo.roldan.ruiz@juntadeandalucia.es">pablo.roldan.rui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ICE</text:p>
          </table:table-cell>
          <table:table-cell table:style-name="ce24"/>
          <table:table-cell table:style-name="ce101" table:formula="of:=COUNTIF([.$C$2:.$C$300];[.C3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German</text:p>
          </table:table-cell>
          <table:table-cell table:style-name="ce26" office:value-type="string">
            <text:p>Tendero López</text:p>
          </table:table-cell>
          <table:table-cell table:style-name="ce44" office:value-type="string">
            <text:p><text:a xlink:href="mailto:german.tendero.ext@juntadeandalucia.es">german.tender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ICE</text:p>
          </table:table-cell>
          <table:table-cell table:style-name="ce24"/>
          <table:table-cell table:style-name="ce101" table:formula="of:=COUNTIF([.$C$2:.$C$300];[.C3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ia Antonia</text:p>
          </table:table-cell>
          <table:table-cell table:style-name="ce26" office:value-type="string">
            <text:p>Avila Arellano</text:p>
          </table:table-cell>
          <table:table-cell table:style-name="ce44" office:value-type="string">
            <text:p><text:a xlink:href="mailto:mariaa.avila.ext@juntadeandalucia.es">mariaa.avil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ICE</text:p>
          </table:table-cell>
          <table:table-cell table:style-name="ce24"/>
          <table:table-cell table:style-name="ce101" table:formula="of:=COUNTIF([.$C$2:.$C$300];[.C3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Javier</text:p>
          </table:table-cell>
          <table:table-cell table:style-name="ce26" office:value-type="string">
            <text:p>Domínguez Reina</text:p>
          </table:table-cell>
          <table:table-cell table:style-name="ce44" office:value-type="string">
            <text:p><text:a xlink:href="mailto:josej.dominguez@juntadeandalucia.es">josej.domingu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ICE</text:p>
          </table:table-cell>
          <table:table-cell table:style-name="ce24"/>
          <table:table-cell table:style-name="ce101" table:formula="of:=COUNTIF([.$C$2:.$C$300];[.C40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4" office:value-type="string">
            <text:p>David</text:p>
          </table:table-cell>
          <table:table-cell table:style-name="ce28" office:value-type="string">
            <text:p>Reyes López </text:p>
          </table:table-cell>
          <table:table-cell table:style-name="ce4" office:value-type="string">
            <text:p><text:a xlink:href="mailto:david.reyes@juntadeandalucia.es">david.reye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EICE</text:p>
          </table:table-cell>
          <table:table-cell table:style-name="ce24"/>
          <table:table-cell table:style-name="ce101" table:formula="of:=COUNTIF([.$C$2:.$C$300];[.C4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rancisco</text:p>
          </table:table-cell>
          <table:table-cell table:style-name="ce26" office:value-type="string">
            <text:p>Fernández Ramos</text:p>
          </table:table-cell>
          <table:table-cell table:style-name="ce44" office:value-type="string">
            <text:p><text:a xlink:href="mailto:juanf.fernandez.ramos@juntadeandalucia.es">juanf.fernandez.ramos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FV</text:p>
          </table:table-cell>
          <table:table-cell table:style-name="ce24"/>
          <table:table-cell table:style-name="ce101" table:formula="of:=COUNTIF([.$C$2:.$C$300];[.C4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Víctor</text:p>
          </table:table-cell>
          <table:table-cell table:style-name="ce26" office:value-type="string">
            <text:p>Osuna Carmona</text:p>
          </table:table-cell>
          <table:table-cell table:style-name="ce44" office:value-type="string">
            <text:p><text:a xlink:href="mailto:victor.osuna@juntadeandalucia.es">victor.osun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FV</text:p>
          </table:table-cell>
          <table:table-cell table:style-name="ce24"/>
          <table:table-cell table:style-name="ce101" table:formula="of:=COUNTIF([.$C$2:.$C$300];[.C4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avier</text:p>
          </table:table-cell>
          <table:table-cell table:style-name="ce26" office:value-type="string">
            <text:p>Ruiz de Infante González </text:p>
          </table:table-cell>
          <table:table-cell table:style-name="ce44" office:value-type="string">
            <text:p><text:a xlink:href="mailto:javier.ruizinfante@juntadeandalucia.es">javier.ruizinfante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FV</text:p>
          </table:table-cell>
          <table:table-cell table:style-name="ce24"/>
          <table:table-cell table:style-name="ce101" table:formula="of:=COUNTIF([.$C$2:.$C$300];[.C4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" office:value-type="string">
            <text:p>Morales Ramírez</text:p>
          </table:table-cell>
          <table:table-cell table:style-name="ce44" office:value-type="string">
            <text:p><text:a xlink:href="mailto:antonio.morales.ramirez.ext@juntadeandalucia.es">antonio.morales.ramire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FV</text:p>
          </table:table-cell>
          <table:table-cell table:style-name="ce24"/>
          <table:table-cell table:style-name="ce101" table:formula="of:=COUNTIF([.$C$2:.$C$300];[.C4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Diego Hernán</text:p>
          </table:table-cell>
          <table:table-cell table:style-name="ce26" office:value-type="string">
            <text:p>Torre Celada</text:p>
          </table:table-cell>
          <table:table-cell table:style-name="ce44" office:value-type="string">
            <text:p><text:a xlink:href="mailto:diego.torre.ext@juntadeandalucia.es">diego.torre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FV</text:p>
          </table:table-cell>
          <table:table-cell table:style-name="ce24"/>
          <table:table-cell table:style-name="ce101" table:formula="of:=COUNTIF([.$C$2:.$C$300];[.C4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rge</text:p>
          </table:table-cell>
          <table:table-cell table:style-name="ce26" office:value-type="string">
            <text:p>Palma Enamorado</text:p>
          </table:table-cell>
          <table:table-cell table:style-name="ce44" office:value-type="string">
            <text:p><text:a xlink:href="mailto:jorge.palma@juntadeandalucia.es">jorge.palm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FV</text:p>
          </table:table-cell>
          <table:table-cell table:style-name="ce24"/>
          <table:table-cell table:style-name="ce101" table:formula="of:=COUNTIF([.$C$2:.$C$300];[.C4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ía José</text:p>
          </table:table-cell>
          <table:table-cell table:style-name="ce26" office:value-type="string">
            <text:p>Luna Moreno </text:p>
          </table:table-cell>
          <table:table-cell table:style-name="ce44" office:value-type="string">
            <text:p><text:a xlink:href="mailto:mariaj.luna.ext@juntadeandalucia.es">mariaj.lun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FV</text:p>
          </table:table-cell>
          <table:table-cell table:style-name="ce24"/>
          <table:table-cell table:style-name="ce101" table:formula="of:=COUNTIF([.$C$2:.$C$300];[.C4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</text:p>
          </table:table-cell>
          <table:table-cell table:style-name="ce26" office:value-type="string">
            <text:p>Álvarez Abrio</text:p>
          </table:table-cell>
          <table:table-cell table:style-name="ce44" office:value-type="string">
            <text:p><text:a xlink:href="mailto:juan.alvarez.abrio@juntadeandalucia.es">juan.alvarez.abri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4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Francisco José</text:p>
          </table:table-cell>
          <table:table-cell table:style-name="ce27" office:value-type="string">
            <text:p>Domenech Colomer</text:p>
          </table:table-cell>
          <table:table-cell table:style-name="ce45" office:value-type="string">
            <text:p><text:span text:style-name="T1"><text:a xlink:href="mailto:francisco.domenech@juntadeandalucia.es">francisco.domenech@juntadeandalucia.es</text:a></text:span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5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María</text:p>
          </table:table-cell>
          <table:table-cell table:style-name="ce26" office:value-type="string">
            <text:p>Folía Baena</text:p>
          </table:table-cell>
          <table:table-cell table:style-name="ce45" office:value-type="string">
            <text:p><text:span text:style-name="T1"><text:a xlink:href="mailto:jose.folia@juntadeandalucia.es">jose.folia@juntadeandalucia.es</text:a></text:span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5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Carlos</text:p>
          </table:table-cell>
          <table:table-cell table:style-name="ce26" office:value-type="string">
            <text:p>Peña Jaramillo</text:p>
          </table:table-cell>
          <table:table-cell table:style-name="ce45" office:value-type="string">
            <text:p><text:a xlink:href="mailto:jcarlos.pena.ext@juntadeandalucia.es">jcarlos.pen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5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fael </text:p>
          </table:table-cell>
          <table:table-cell table:style-name="ce26" office:value-type="string">
            <text:p>del Águila de la Puente</text:p>
          </table:table-cell>
          <table:table-cell table:style-name="ce45" office:value-type="string">
            <text:p><text:a xlink:href="mailto:rafael.aguila.ext@juntadeandalucia.es">rafael.aguil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5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Jesús</text:p>
          </table:table-cell>
          <table:table-cell table:style-name="ce26" office:value-type="string">
            <text:p>Pérez Gómez</text:p>
          </table:table-cell>
          <table:table-cell table:style-name="ce45" office:value-type="string">
            <text:p><text:a xlink:href="mailto:juanj.perez.ext@juntadeandalucia.es">juanj.pere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5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ilar</text:p>
          </table:table-cell>
          <table:table-cell table:style-name="ce26" office:value-type="string">
            <text:p>Real Sancho</text:p>
          </table:table-cell>
          <table:table-cell table:style-name="ce45" office:value-type="string">
            <text:p><text:a xlink:href="mailto:pilar.real.ext@juntadeandalucia.es">pilar.real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5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David Luis</text:p>
          </table:table-cell>
          <table:table-cell table:style-name="ce26" office:value-type="string">
            <text:p>Moya Garrido</text:p>
          </table:table-cell>
          <table:table-cell table:style-name="ce45" office:value-type="string">
            <text:p><text:a xlink:href="mailto:davidl.moya.ext@juntadeandalucia.es">davidl.moy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5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</text:p>
          </table:table-cell>
          <table:table-cell table:style-name="ce26" office:value-type="string">
            <text:p>Sánchez Vallejo</text:p>
          </table:table-cell>
          <table:table-cell table:style-name="ce45" office:value-type="string">
            <text:p><text:a xlink:href="mailto:luis.sanchez.ext@juntadeandalucia.es">luis.sanche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5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arlos Alberto</text:p>
          </table:table-cell>
          <table:table-cell table:style-name="ce26" office:value-type="string">
            <text:p>Rodríguez Sánchez</text:p>
          </table:table-cell>
          <table:table-cell table:style-name="ce45" office:value-type="string">
            <text:p><text:a xlink:href="mailto:calberto.rodriguez.ext@juntadeandalucia.es">calberto.rodrigue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5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celo</text:p>
          </table:table-cell>
          <table:table-cell table:style-name="ce26" office:value-type="string">
            <text:p>Reina Aguilar</text:p>
          </table:table-cell>
          <table:table-cell table:style-name="ce44" office:value-type="string">
            <text:p><text:a xlink:href="mailto:marcelo.reina@juntadeandalucia.es">marcelo.rein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5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6" office:value-type="string">
            <text:p>Blanco Morales</text:p>
          </table:table-cell>
          <table:table-cell table:style-name="ce45" office:value-type="string">
            <text:p><text:a xlink:href="mailto:antonio.blanco@juntadeandalucia.es">antonio.blanc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6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Sonia María</text:p>
          </table:table-cell>
          <table:table-cell table:style-name="ce26" office:value-type="string">
            <text:p>Torres Llanera</text:p>
          </table:table-cell>
          <table:table-cell table:style-name="ce44" office:value-type="string">
            <text:p><text:a xlink:href="mailto:sonia.torres@juntadeandalucia.es">sonia.torre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61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8" office:value-type="string">
            <text:p>Jorge </text:p>
          </table:table-cell>
          <table:table-cell table:style-name="ce31" office:value-type="string">
            <text:p>Pardeiro Sánchez</text:p>
          </table:table-cell>
          <table:table-cell table:style-name="ce50" office:value-type="string">
            <text:p><text:a xlink:href="mailto:jorge.pardeiro.sanchez@es.pwc.com">jorge.pardeiro.sanchez@es.pwc.com</text:a></text:p>
          </table:table-cell>
          <table:table-cell table:style-name="ce81" office:value-type="string">
            <text:p>TEC</text:p>
          </table:table-cell>
          <table:table-cell table:style-name="ce2" office:value-type="string">
            <text:p>CHAP</text:p>
          </table:table-cell>
          <table:table-cell table:style-name="ce24"/>
          <table:table-cell table:style-name="ce101" table:formula="of:=COUNTIF([.$C$2:.$C$300];[.C6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quel</text:p>
          </table:table-cell>
          <table:table-cell table:style-name="ce26" office:value-type="string">
            <text:p>Reinoso Lobato</text:p>
          </table:table-cell>
          <table:table-cell table:style-name="ce44" office:value-type="string">
            <text:p><text:a xlink:href="mailto:raquel.reinoso@juntadeandalucia.es">raquel.reinos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ISPS</text:p>
          </table:table-cell>
          <table:table-cell table:style-name="ce24"/>
          <table:table-cell table:style-name="ce101" table:formula="of:=COUNTIF([.$C$2:.$C$300];[.C6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ercedes</text:p>
          </table:table-cell>
          <table:table-cell table:style-name="ce26" office:value-type="string">
            <text:p>Castro Terrero</text:p>
          </table:table-cell>
          <table:table-cell table:style-name="ce46" office:value-type="string">
            <text:p><text:a xlink:href="mailto:mmercedes.castro@juntadeandalucia.es">mmercedes.castro@juntadeandaluci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CISPS</text:p>
          </table:table-cell>
          <table:table-cell table:style-name="ce24"/>
          <table:table-cell table:style-name="ce101" table:formula="of:=COUNTIF([.$C$2:.$C$300];[.C6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6" office:value-type="string">
            <text:p>Guillermo</text:p>
          </table:table-cell>
          <table:table-cell table:style-name="ce6" office:value-type="string">
            <text:p>Holgado Manzanares</text:p>
          </table:table-cell>
          <table:table-cell table:style-name="ce46" office:value-type="string">
            <text:p><text:a xlink:href="mailto:guillermo.holgado@juntadeandalucia.es">guillermo.holgado@juntadeandaluci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CISPS</text:p>
          </table:table-cell>
          <table:table-cell table:style-name="ce24"/>
          <table:table-cell table:style-name="ce101" table:formula="of:=COUNTIF([.$C$2:.$C$300];[.C6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David</text:p>
          </table:table-cell>
          <table:table-cell table:style-name="ce32" office:value-type="string">
            <text:p>Prado González</text:p>
          </table:table-cell>
          <table:table-cell table:style-name="ce46" office:value-type="string">
            <text:p><text:a xlink:href="mailto:david.prado.ext@juntadeandalucia.es">david.prado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ISPS</text:p>
          </table:table-cell>
          <table:table-cell table:style-name="ce24"/>
          <table:table-cell table:style-name="ce101" table:formula="of:=COUNTIF([.$C$2:.$C$300];[.C6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Carlos Manuel</text:p>
          </table:table-cell>
          <table:table-cell table:style-name="ce32" office:value-type="string">
            <text:p>Casado García</text:p>
          </table:table-cell>
          <table:table-cell table:style-name="ce46" office:value-type="string">
            <text:p><text:a xlink:href="mailto:carlos.casado.ext@juntadeandalucia.es">carlos.casado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ISPS</text:p>
          </table:table-cell>
          <table:table-cell table:style-name="ce24"/>
          <table:table-cell table:style-name="ce101" table:formula="of:=COUNTIF([.$C$2:.$C$300];[.C6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lexis</text:p>
          </table:table-cell>
          <table:table-cell table:style-name="ce32" office:value-type="string">
            <text:p>Vizcaino Postigo</text:p>
          </table:table-cell>
          <table:table-cell table:style-name="ce51" office:value-type="string">
            <text:p><text:a xlink:href="mailto:alexis.vizcaino.ext@juntadeandalucia.es">alexis.vizcaino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ISPS</text:p>
          </table:table-cell>
          <table:table-cell table:style-name="ce24"/>
          <table:table-cell table:style-name="ce101" table:formula="of:=COUNTIF([.$C$2:.$C$300];[.C6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María Belen</text:p>
          </table:table-cell>
          <table:table-cell table:style-name="ce32" office:value-type="string">
            <text:p>Infante Gómez</text:p>
          </table:table-cell>
          <table:table-cell table:style-name="ce46" office:value-type="string">
            <text:p><text:a xlink:href="mailto:belen.infante.ext@juntadeandalucia.es">belen.infante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ISPS</text:p>
          </table:table-cell>
          <table:table-cell table:style-name="ce24"/>
          <table:table-cell table:style-name="ce101" table:formula="of:=COUNTIF([.$C$2:.$C$300];[.C6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tonio</text:p>
          </table:table-cell>
          <table:table-cell table:style-name="ce32" office:value-type="string">
            <text:p>Heredia Campos</text:p>
          </table:table-cell>
          <table:table-cell table:style-name="ce46" office:value-type="string">
            <text:p><text:a xlink:href="mailto:antonio.heredia.campos.ext@juntadeandalucia.es">antonio.heredia.campos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ISPS</text:p>
          </table:table-cell>
          <table:table-cell table:style-name="ce24"/>
          <table:table-cell table:style-name="ce101" table:formula="of:=COUNTIF([.$C$2:.$C$300];[.C7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Carlos</text:p>
          </table:table-cell>
          <table:table-cell table:style-name="ce27" office:value-type="string">
            <text:p>Simón Ferrer</text:p>
          </table:table-cell>
          <table:table-cell table:style-name="ce45" office:value-type="string">
            <text:p><text:a xlink:href="mailto:carlos.simon@juntadeandalucia.es">carlos.simon@juntadeandalucia.es</text:a></text:p>
          </table:table-cell>
          <table:table-cell table:style-name="ce79" office:value-type="string">
            <text:p>REP</text:p>
          </table:table-cell>
          <table:table-cell table:style-name="ce10" office:value-type="string">
            <text:p>CJI-SGJ</text:p>
          </table:table-cell>
          <table:table-cell table:style-name="ce24"/>
          <table:table-cell table:style-name="ce101" table:formula="of:=COUNTIF([.$C$2:.$C$300];[.C7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Carmen</text:p>
          </table:table-cell>
          <table:table-cell table:style-name="ce33" office:value-type="string">
            <text:p>León Bertrand</text:p>
          </table:table-cell>
          <table:table-cell table:style-name="ce52" office:value-type="string">
            <text:p><text:a xlink:href="mailto:mariac.leon.bertrand@juntadeandalucia.es">mariac.leon.bertrand@juntadeandalucia.es</text:a></text:p>
          </table:table-cell>
          <table:table-cell table:style-name="ce79" office:value-type="string">
            <text:p>DIN</text:p>
          </table:table-cell>
          <table:table-cell table:style-name="ce10" office:value-type="string">
            <text:p>CJI-SGJ</text:p>
          </table:table-cell>
          <table:table-cell table:style-name="ce24"/>
          <table:table-cell table:style-name="ce101" table:formula="of:=COUNTIF([.$C$2:.$C$300];[.C7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Jorge David</text:p>
          </table:table-cell>
          <table:table-cell table:style-name="ce33" office:value-type="string">
            <text:p>Navarro Marín</text:p>
          </table:table-cell>
          <table:table-cell table:style-name="ce52" office:value-type="string">
            <text:p><text:a xlink:href="mailto:david.navarro@juntadeandalucia.es">david.navarro@juntadeandalucia.es</text:a></text:p>
          </table:table-cell>
          <table:table-cell table:style-name="ce79" office:value-type="string">
            <text:p>DIN</text:p>
          </table:table-cell>
          <table:table-cell table:style-name="ce10" office:value-type="string">
            <text:p>CJI-SGJ</text:p>
          </table:table-cell>
          <table:table-cell table:style-name="ce24"/>
          <table:table-cell table:style-name="ce101" table:formula="of:=COUNTIF([.$C$2:.$C$300];[.C7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Patricio</text:p>
          </table:table-cell>
          <table:table-cell table:style-name="ce33" office:value-type="string">
            <text:p>Mora López</text:p>
          </table:table-cell>
          <table:table-cell table:style-name="ce52" office:value-type="string">
            <text:p><text:a xlink:href="mailto:patricio.mora@juntadeandalucia.es">patricio.mora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J</text:p>
          </table:table-cell>
          <table:table-cell table:style-name="ce24"/>
          <table:table-cell table:style-name="ce101" table:formula="of:=COUNTIF([.$C$2:.$C$300];[.C7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Jose Manuel</text:p>
          </table:table-cell>
          <table:table-cell table:style-name="ce33" office:value-type="string">
            <text:p>Carmona Cortes</text:p>
          </table:table-cell>
          <table:table-cell table:style-name="ce52" office:value-type="string">
            <text:p><text:a xlink:href="mailto:josemanuel.carmona.ext@juntadeandalucia.es">josemanuel.carmona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J</text:p>
          </table:table-cell>
          <table:table-cell table:style-name="ce24"/>
          <table:table-cell table:style-name="ce101" table:formula="of:=COUNTIF([.$C$2:.$C$300];[.C7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Antonio José</text:p>
          </table:table-cell>
          <table:table-cell table:style-name="ce33" office:value-type="string">
            <text:p>García Sánchez </text:p>
          </table:table-cell>
          <table:table-cell table:style-name="ce52" office:value-type="string">
            <text:p><text:a xlink:href="mailto:antonioj.garcia.sanchez.ext@juntadeandalucia.es">antonioj.garcia.sanchez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J</text:p>
          </table:table-cell>
          <table:table-cell table:style-name="ce24"/>
          <table:table-cell table:style-name="ce101" table:formula="of:=COUNTIF([.$C$2:.$C$300];[.C7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María Luisa</text:p>
          </table:table-cell>
          <table:table-cell table:style-name="ce33" office:value-type="string">
            <text:p><text:s/>de la Vega Royo</text:p>
          </table:table-cell>
          <table:table-cell table:style-name="ce53" office:value-type="string">
            <text:p><text:a xlink:href="mailto:mluisa.vega@juntadeandalucia.es">mluisa.vega@juntadeandalucia.es</text:a></text:p>
          </table:table-cell>
          <table:table-cell table:style-name="ce79" office:value-type="string">
            <text:p>REP</text:p>
          </table:table-cell>
          <table:table-cell table:style-name="ce10" office:value-type="string">
            <text:p>CJI-SGT</text:p>
          </table:table-cell>
          <table:table-cell table:style-name="ce24"/>
          <table:table-cell table:style-name="ce101" table:formula="of:=COUNTIF([.$C$2:.$C$300];[.C7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María del Carmen</text:p>
          </table:table-cell>
          <table:table-cell table:style-name="ce33" office:value-type="string">
            <text:p>Sequera Vilches</text:p>
          </table:table-cell>
          <table:table-cell table:style-name="ce53" office:value-type="string">
            <text:p><text:a xlink:href="mailto:mariac.sequera.ext@juntadeandalucia.es">mariac.sequera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/>
          <table:table-cell table:style-name="ce101" table:formula="of:=COUNTIF([.$C$2:.$C$300];[.C7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Antonio</text:p>
          </table:table-cell>
          <table:table-cell table:style-name="ce33" office:value-type="string">
            <text:p>Montoro Pavón</text:p>
          </table:table-cell>
          <table:table-cell table:style-name="ce53" office:value-type="string">
            <text:p><text:a xlink:href="mailto:antonio.montoro.ext@juntadeandalucia.es">antonio.montoro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/>
          <table:table-cell table:style-name="ce101" table:formula="of:=COUNTIF([.$C$2:.$C$300];[.C7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Alexei</text:p>
          </table:table-cell>
          <table:table-cell table:style-name="ce33" office:value-type="string">
            <text:p>Hornero </text:p>
          </table:table-cell>
          <table:table-cell table:style-name="ce53" office:value-type="string">
            <text:p><text:a xlink:href="mailto:alexei.hornero.ext@juntadeandalucia.es">alexei.hornero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/>
          <table:table-cell table:style-name="ce101" table:formula="of:=COUNTIF([.$C$2:.$C$300];[.C8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Jesús Ramón</text:p>
          </table:table-cell>
          <table:table-cell table:style-name="ce33" office:value-type="string">
            <text:p>Fernández Rico </text:p>
          </table:table-cell>
          <table:table-cell table:style-name="ce53" office:value-type="string">
            <text:p><text:a xlink:href="mailto:jesusr.fernandez.rico@juntadeandalucia.es">jesusr.fernandez.rico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/>
          <table:table-cell table:style-name="ce101" table:formula="of:=COUNTIF([.$C$2:.$C$300];[.C8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Carlos</text:p>
          </table:table-cell>
          <table:table-cell table:style-name="ce33" office:value-type="string">
            <text:p>Dura Velo </text:p>
          </table:table-cell>
          <table:table-cell table:style-name="ce53" office:value-type="string">
            <text:p><text:a xlink:href="mailto:carlos.dura.ext@juntadeandalucia.es">carlos.dura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/>
          <table:table-cell table:style-name="ce101" table:formula="of:=COUNTIF([.$C$2:.$C$300];[.C8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José Antonio</text:p>
          </table:table-cell>
          <table:table-cell table:style-name="ce33" office:value-type="string">
            <text:p>Bautista Rosúa</text:p>
          </table:table-cell>
          <table:table-cell table:style-name="ce53" office:value-type="string">
            <text:p><text:a xlink:href="mailto:josea.bautista.ext@juntadeandalucia.es">josea.bautista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/>
          <table:table-cell table:style-name="ce101" table:formula="of:=COUNTIF([.$C$2:.$C$300];[.C8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Miguel Ángel</text:p>
          </table:table-cell>
          <table:table-cell table:style-name="ce33" office:value-type="string">
            <text:p>Martínez Álvarez</text:p>
          </table:table-cell>
          <table:table-cell table:style-name="ce53" office:value-type="string">
            <text:p><text:a xlink:href="mailto:mangel.martinez.alvarez.ext@juntadeandalucia.es">mangel.martinez.alvarez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/>
          <table:table-cell table:style-name="ce101" table:formula="of:=COUNTIF([.$C$2:.$C$300];[.C8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Felipe</text:p>
          </table:table-cell>
          <table:table-cell table:style-name="ce33" office:value-type="string">
            <text:p>López</text:p>
          </table:table-cell>
          <table:table-cell table:style-name="ce53" office:value-type="string">
            <text:p><text:a xlink:href="mailto:felipe.lopez.ext@juntadeandalucia.es">felipe.lopez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JI-SGT</text:p>
          </table:table-cell>
          <table:table-cell table:style-name="ce24"/>
          <table:table-cell table:style-name="ce101" table:formula="of:=COUNTIF([.$C$2:.$C$300];[.C8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Rafael</text:p>
          </table:table-cell>
          <table:table-cell table:style-name="ce33" office:value-type="string">
            <text:p>Ayerbe Bernal</text:p>
          </table:table-cell>
          <table:table-cell table:style-name="ce53" office:value-type="string">
            <text:p><text:a xlink:href="mailto:rafael.ayerbe@juntadeandalucia.es">rafael.ayerbe@juntadeandalucia.es</text:a></text:p>
          </table:table-cell>
          <table:table-cell table:style-name="ce79" office:value-type="string">
            <text:p>REP</text:p>
          </table:table-cell>
          <table:table-cell table:style-name="ce10" office:value-type="string">
            <text:p>CMAOT</text:p>
          </table:table-cell>
          <table:table-cell table:style-name="ce24"/>
          <table:table-cell table:style-name="ce101" table:formula="of:=COUNTIF([.$C$2:.$C$300];[.C8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Nicolás</text:p>
          </table:table-cell>
          <table:table-cell table:style-name="ce33" office:value-type="string">
            <text:p>Martínez Fernández</text:p>
          </table:table-cell>
          <table:table-cell table:style-name="ce53" office:value-type="string">
            <text:p><text:a xlink:href="mailto:nicolas.martinez@juntadeandalucia.es">nicolas.martinez@juntadeandalucia.es</text:a></text:p>
          </table:table-cell>
          <table:table-cell table:style-name="ce79" office:value-type="string">
            <text:p>DIN</text:p>
          </table:table-cell>
          <table:table-cell table:style-name="ce10" office:value-type="string">
            <text:p>CMAOT</text:p>
          </table:table-cell>
          <table:table-cell table:style-name="ce24"/>
          <table:table-cell table:style-name="ce101" table:formula="of:=COUNTIF([.$C$2:.$C$300];[.C8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Eduardo</text:p>
          </table:table-cell>
          <table:table-cell table:style-name="ce33" office:value-type="string">
            <text:p>Fedriani Montero</text:p>
          </table:table-cell>
          <table:table-cell table:style-name="ce53" office:value-type="string">
            <text:p><text:a xlink:href="mailto:eduardo.fedriani@juntadeandalucia.es">eduardo.fedriani@juntadeandalucia.es</text:a></text:p>
          </table:table-cell>
          <table:table-cell table:style-name="ce79" office:value-type="string">
            <text:p>DIN</text:p>
          </table:table-cell>
          <table:table-cell table:style-name="ce10" office:value-type="string">
            <text:p>CMAOT</text:p>
          </table:table-cell>
          <table:table-cell table:style-name="ce24"/>
          <table:table-cell table:style-name="ce101" table:formula="of:=COUNTIF([.$C$2:.$C$300];[.C8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Miguel Ángel</text:p>
          </table:table-cell>
          <table:table-cell table:style-name="ce33" office:value-type="string">
            <text:p>Hinojosa Romero</text:p>
          </table:table-cell>
          <table:table-cell table:style-name="ce53" office:value-type="string">
            <text:p><text:a xlink:href="mailto:miguelangel.hinojosa@juntadeandalucia.es">miguelangel.hinojosa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MAOT</text:p>
          </table:table-cell>
          <table:table-cell table:style-name="ce24"/>
          <table:table-cell table:style-name="ce101" table:formula="of:=COUNTIF([.$C$2:.$C$300];[.C8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María Reyes</text:p>
          </table:table-cell>
          <table:table-cell table:style-name="ce33" office:value-type="string">
            <text:p>Frutos Arjona</text:p>
          </table:table-cell>
          <table:table-cell table:style-name="ce53" office:value-type="string">
            <text:p><text:a xlink:href="mailto:mariar.frutos@juntadeandalucia.es">mariar.frutos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MAOT</text:p>
          </table:table-cell>
          <table:table-cell table:style-name="ce24"/>
          <table:table-cell table:style-name="ce101" table:formula="of:=COUNTIF([.$C$2:.$C$300];[.C9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Ana</text:p>
          </table:table-cell>
          <table:table-cell table:style-name="ce33" office:value-type="string">
            <text:p>Alonso Piñón</text:p>
          </table:table-cell>
          <table:table-cell table:style-name="ce53" office:value-type="string">
            <text:p><text:a xlink:href="mailto:anai.alonso.ext@juntadeandalucia.es">anai.alonso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MAOT</text:p>
          </table:table-cell>
          <table:table-cell table:style-name="ce24"/>
          <table:table-cell table:style-name="ce101" table:formula="of:=COUNTIF([.$C$2:.$C$300];[.C9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Francisco</text:p>
          </table:table-cell>
          <table:table-cell table:style-name="ce33" office:value-type="string">
            <text:p>Martínez Vega</text:p>
          </table:table-cell>
          <table:table-cell table:style-name="ce53" office:value-type="string">
            <text:p><text:a xlink:href="mailto:francisco.martinez.vega.ext@juntadeandalucia.es">francisco.martinez.vega.ext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MAOT</text:p>
          </table:table-cell>
          <table:table-cell table:style-name="ce24"/>
          <table:table-cell table:style-name="ce101" table:formula="of:=COUNTIF([.$C$2:.$C$300];[.C9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0" office:value-type="string">
            <text:p>Antonio</text:p>
          </table:table-cell>
          <table:table-cell table:style-name="ce33" office:value-type="string">
            <text:p>Tovar Castellanos</text:p>
          </table:table-cell>
          <table:table-cell table:style-name="ce53" office:value-type="string">
            <text:p><text:a xlink:href="mailto:antonio.tovar@juntadeandalucia.es">antonio.tovar@juntadeandalucia.es</text:a></text:p>
          </table:table-cell>
          <table:table-cell table:style-name="ce79" office:value-type="string">
            <text:p>TEC</text:p>
          </table:table-cell>
          <table:table-cell table:style-name="ce10" office:value-type="string">
            <text:p>CMAOT</text:p>
          </table:table-cell>
          <table:table-cell table:style-name="ce24"/>
          <table:table-cell table:style-name="ce101" table:formula="of:=COUNTIF([.$C$2:.$C$300];[.C9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6" office:value-type="string">
            <text:p>Márquez Arbizu </text:p>
          </table:table-cell>
          <table:table-cell table:style-name="ce44" office:value-type="string">
            <text:p><text:a xlink:href="mailto:antonio.marquez.arbizu@juntadeandalucia.es">antonio.marquez.arbizu@juntadeandaluci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CPRE</text:p>
          </table:table-cell>
          <table:table-cell table:style-name="ce24"/>
          <table:table-cell table:style-name="ce101" table:formula="of:=COUNTIF([.$C$2:.$C$300];[.C9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rancisco Javier</text:p>
          </table:table-cell>
          <table:table-cell table:style-name="ce26" office:value-type="string">
            <text:p>Manzano Moñino</text:p>
          </table:table-cell>
          <table:table-cell table:style-name="ce46" office:value-type="string">
            <text:p><text:a xlink:href="mailto:franciscoj.manzano@juntadeandalucia.es">franciscoj.manzano@juntadeandaluci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CPRE</text:p>
          </table:table-cell>
          <table:table-cell table:style-name="ce24"/>
          <table:table-cell table:style-name="ce101" table:formula="of:=COUNTIF([.$C$2:.$C$300];[.C9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rancisco</text:p>
          </table:table-cell>
          <table:table-cell table:style-name="ce32" office:value-type="string">
            <text:p>Flores Naharro</text:p>
          </table:table-cell>
          <table:table-cell table:style-name="ce46" office:value-type="string">
            <text:p><text:a xlink:href="mailto:francisco.flores@juntadeandalucia.es">francisco.flores@juntadeandaluci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CPRE</text:p>
          </table:table-cell>
          <table:table-cell table:style-name="ce24"/>
          <table:table-cell table:style-name="ce101" table:formula="of:=COUNTIF([.$C$2:.$C$300];[.C96])" office:value-type="float" office:value="1">
            <text:p>1</text:p>
          </table:table-cell>
          <table:table-cell table:style-name="ce24" table:number-columns-repeated="1000"/>
        </table:table-row>
        <table:table-row table:style-name="ro6">
          <table:table-cell table:style-name="ce9" office:value-type="string">
            <text:p>Rosario</text:p>
          </table:table-cell>
          <table:table-cell table:style-name="ce32" office:value-type="string">
            <text:p>Santiago Moreno</text:p>
          </table:table-cell>
          <table:table-cell table:style-name="ce46" office:value-type="string">
            <text:p><text:a xlink:href="mailto:rosario.santiago.ext@juntadeandalucia.es">rosario.santiago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/>
          <table:table-cell table:style-name="ce101" table:formula="of:=COUNTIF([.$C$2:.$C$300];[.C9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Hans</text:p>
          </table:table-cell>
          <table:table-cell table:style-name="ce32" office:value-type="string">
            <text:p>Dekker Dekker</text:p>
          </table:table-cell>
          <table:table-cell table:style-name="ce46" office:value-type="string">
            <text:p><text:a xlink:href="mailto:hans.dekker.ext@juntadeandalucia.es">hans.dekker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/>
          <table:table-cell table:style-name="ce101" table:formula="of:=COUNTIF([.$C$2:.$C$300];[.C9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Antonio</text:p>
          </table:table-cell>
          <table:table-cell table:style-name="ce32" office:value-type="string">
            <text:p>Solís Lojo</text:p>
          </table:table-cell>
          <table:table-cell table:style-name="ce46" office:value-type="string">
            <text:p><text:a xlink:href="mailto:juan.solis.ext@juntadeandalucia.es">juan.solis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/>
          <table:table-cell table:style-name="ce101" table:formula="of:=COUNTIF([.$C$2:.$C$300];[.C9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Ángel María</text:p>
          </table:table-cell>
          <table:table-cell table:style-name="ce32" office:value-type="string">
            <text:p>Barroso Chico</text:p>
          </table:table-cell>
          <table:table-cell table:style-name="ce54" office:value-type="string">
            <text:p><text:a xlink:href="mailto:angel.barroso@juntadeandalucia.es">angel.barroso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/>
          <table:table-cell table:style-name="ce101" table:formula="of:=COUNTIF([.$C$2:.$C$300];[.C10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1" office:value-type="string">
            <text:p>Nuria</text:p>
          </table:table-cell>
          <table:table-cell table:style-name="ce34" office:value-type="string">
            <text:p>Soult Rubio</text:p>
          </table:table-cell>
          <table:table-cell table:style-name="ce46" office:value-type="string">
            <text:p><text:a xlink:href="mailto:nuria.soult@juntadeandalucia.es">nuria.soul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/>
          <table:table-cell table:style-name="ce101" table:formula="of:=COUNTIF([.$C$2:.$C$300];[.C10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Luis Mª</text:p>
          </table:table-cell>
          <table:table-cell table:style-name="ce32" office:value-type="string">
            <text:p>Ruiz Soto</text:p>
          </table:table-cell>
          <table:table-cell table:style-name="ce46" office:value-type="string">
            <text:p><text:a xlink:href="mailto:luism.ruiz@juntadeandalucia.es">luism.ruiz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/>
          <table:table-cell table:style-name="ce101" table:formula="of:=COUNTIF([.$C$2:.$C$300];[.C10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tonio</text:p>
          </table:table-cell>
          <table:table-cell table:style-name="ce32" office:value-type="string">
            <text:p>Dorado Pino</text:p>
          </table:table-cell>
          <table:table-cell table:style-name="ce46" office:value-type="string">
            <text:p><text:a xlink:href="mailto:antonio.dorado@juntadeandalucia.es">antonio.dorado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CPRE</text:p>
          </table:table-cell>
          <table:table-cell table:style-name="ce24"/>
          <table:table-cell table:style-name="ce101" table:formula="of:=COUNTIF([.$C$2:.$C$300];[.C10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nuel Jesús</text:p>
          </table:table-cell>
          <table:table-cell table:style-name="ce26" office:value-type="string">
            <text:p>Álvarez Márquez</text:p>
          </table:table-cell>
          <table:table-cell table:style-name="ce44" office:value-type="string">
            <text:p><text:a xlink:href="mailto:manuelj.alvarez@juntadeandalucia.es">manuelj.alvar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TC</text:p>
          </table:table-cell>
          <table:table-cell table:style-name="ce24"/>
          <table:table-cell table:style-name="ce101" table:formula="of:=COUNTIF([.$C$2:.$C$300];[.C10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6" office:value-type="string">
            <text:p>Alberto José</text:p>
          </table:table-cell>
          <table:table-cell table:style-name="ce6" office:value-type="string">
            <text:p>Díaz Caballero</text:p>
          </table:table-cell>
          <table:table-cell table:style-name="ce48" office:value-type="string">
            <text:p><text:a xlink:href="mailto:albertoj.diaz@juntadeandalucia.es">albertoj.dia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TC</text:p>
          </table:table-cell>
          <table:table-cell table:style-name="ce24"/>
          <table:table-cell table:style-name="ce101" table:formula="of:=COUNTIF([.$C$2:.$C$300];[.C10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rancisco Javier</text:p>
          </table:table-cell>
          <table:table-cell table:style-name="ce26" office:value-type="string">
            <text:p>García Pedrosa</text:p>
          </table:table-cell>
          <table:table-cell table:style-name="ce44" office:value-type="string">
            <text:p><text:a xlink:href="mailto:franciscoj.garcia.pedrosa.ext@juntadeandalucia.es">franciscoj.garcia.pedros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TC</text:p>
          </table:table-cell>
          <table:table-cell table:style-name="ce24"/>
          <table:table-cell table:style-name="ce101" table:formula="of:=COUNTIF([.$C$2:.$C$300];[.C10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esús</text:p>
          </table:table-cell>
          <table:table-cell table:style-name="ce26" office:value-type="string">
            <text:p>Romero Muñoz </text:p>
          </table:table-cell>
          <table:table-cell table:style-name="ce44" office:value-type="string">
            <text:p><text:a xlink:href="mailto:jesus.romero.munoz@juntadeandalucia.es">jesus.romero.muno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CTC</text:p>
          </table:table-cell>
          <table:table-cell table:style-name="ce24"/>
          <table:table-cell table:style-name="ce101" table:formula="of:=COUNTIF([.$C$2:.$C$300];[.C10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tín</text:p>
          </table:table-cell>
          <table:table-cell table:style-name="ce26" office:value-type="string">
            <text:p>Ayastuy López</text:p>
          </table:table-cell>
          <table:table-cell table:style-name="ce44" office:value-type="string">
            <text:p><text:a xlink:href="mailto:martin.ayastuy@juntadeandalucia.es">martin.ayastuy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SAE</text:p>
          </table:table-cell>
          <table:table-cell table:style-name="ce24"/>
          <table:table-cell table:style-name="ce101" table:formula="of:=COUNTIF([.$C$2:.$C$300];[.C10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Miguel</text:p>
          </table:table-cell>
          <table:table-cell table:style-name="ce27" office:value-type="string">
            <text:p>Ballesteros Cáliz</text:p>
          </table:table-cell>
          <table:table-cell table:style-name="ce44" office:value-type="string">
            <text:p><text:a xlink:href="mailto:miguel.ballesteros@juntadeandalucia.es">miguel.ballesteros@juntadeandalucia.es</text:a></text:p>
          </table:table-cell>
          <table:table-cell table:style-name="ce77" office:value-type="string">
            <text:p>DIN</text:p>
          </table:table-cell>
          <table:table-cell table:style-name="ce2" office:value-type="string">
            <text:p>SAE</text:p>
          </table:table-cell>
          <table:table-cell table:style-name="ce24"/>
          <table:table-cell table:style-name="ce101" table:formula="of:=COUNTIF([.$C$2:.$C$300];[.C109])" office:value-type="float" office:value="1">
            <text:p>1</text:p>
          </table:table-cell>
          <table:table-cell table:style-name="ce24" table:number-columns-repeated="1000"/>
        </table:table-row>
        <table:table-row table:style-name="ro2">
          <table:table-cell table:style-name="ce3" office:value-type="string">
            <text:p>José Carlos</text:p>
          </table:table-cell>
          <table:table-cell table:style-name="ce27" office:value-type="string">
            <text:p>Pavón</text:p>
          </table:table-cell>
          <table:table-cell table:style-name="ce55" office:value-type="string">
            <text:p><text:a xlink:href="mailto:josec.pavon.ext@juntadeandalucia.es">josec.pavon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SAE</text:p>
          </table:table-cell>
          <table:table-cell table:style-name="ce24"/>
          <table:table-cell table:style-name="ce101" table:formula="of:=COUNTIF([.$C$2:.$C$300];[.C110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3" office:value-type="string">
            <text:p>Francisco</text:p>
          </table:table-cell>
          <table:table-cell table:style-name="ce27" office:value-type="string">
            <text:p>Pardillo</text:p>
          </table:table-cell>
          <table:table-cell table:style-name="ce4" office:value-type="string">
            <text:p><text:a xlink:href="mailto:exod.tic.sae@juntadeandalucia.es">francisco.pardillo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SAE</text:p>
          </table:table-cell>
          <table:table-cell table:style-name="ce24"/>
          <table:table-cell table:style-name="ce101" table:formula="of:=COUNTIF([.$C$2:.$C$300];[.C111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3" office:value-type="string">
            <text:p>Eduardo</text:p>
          </table:table-cell>
          <table:table-cell table:style-name="ce27" office:value-type="string">
            <text:p>Pérez Ortiz</text:p>
          </table:table-cell>
          <table:table-cell table:style-name="ce4" office:value-type="string">
            <text:p><text:a xlink:href="mailto:eduardo.perez.ortiz.ext@juntadeandalucia.es">eduardo.perez.ortiz.ext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SAE</text:p>
          </table:table-cell>
          <table:table-cell table:style-name="ce24"/>
          <table:table-cell table:style-name="ce101" table:formula="of:=COUNTIF([.$C$2:.$C$300];[.C112])" office:value-type="float" office:value="1">
            <text:p>1</text:p>
          </table:table-cell>
          <table:table-cell table:style-name="ce24" table:number-columns-repeated="1000"/>
        </table:table-row>
        <table:table-row table:style-name="ro7">
          <table:table-cell table:style-name="ce3" office:value-type="string">
            <text:p>MIEMBROS</text:p>
          </table:table-cell>
          <table:table-cell table:style-name="ce27" office:value-type="string">
            <text:p>GRUPO SISER TIC SAE</text:p>
          </table:table-cell>
          <table:table-cell table:style-name="ce56" office:value-type="string">
            <text:p><text:a xlink:href="mailto:siser.tic.sae@juntadeandalucia.es">siser.tic.sae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SAE</text:p>
          </table:table-cell>
          <table:table-cell table:style-name="ce97" office:value-type="string">
            <text:p>oscar.caro.ext, josej.palao.ext, javier.barroso.ext, antonio.sojo.ext, carlos.lopez.ext, diego.ramirez.ext</text:p>
          </table:table-cell>
          <table:table-cell table:style-name="ce101" table:formula="of:=COUNTIF([.$C$2:.$C$300];[.C113])" office:value-type="float" office:value="1">
            <text:p>1</text:p>
          </table:table-cell>
          <table:table-cell table:style-name="ce91" table:number-columns-repeated="1000"/>
        </table:table-row>
        <table:table-row table:style-name="ro8">
          <table:table-cell table:style-name="ce3" office:value-type="string">
            <text:p>MIEMBROS</text:p>
          </table:table-cell>
          <table:table-cell table:style-name="ce27" office:value-type="string">
            <text:p>GRUPO COORDINACION TIC SAE</text:p>
          </table:table-cell>
          <table:table-cell table:style-name="ce57" office:value-type="string">
            <text:p><text:a xlink:href="mailto:coordinacion.tic.sae@juntadeandalucia.es">coordinacion.tic.sae@juntadeandaluci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SAE</text:p>
          </table:table-cell>
          <table:table-cell table:style-name="ce97" office:value-type="string">
            <text:p>carlos.molina.ext, luis.carrascal.ext, jjose.guerra.ext, eva.garcia.lanzas.ext</text:p>
          </table:table-cell>
          <table:table-cell table:style-name="ce101" table:formula="of:=COUNTIF([.$C$2:.$C$300];[.C11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</text:p>
          </table:table-cell>
          <table:table-cell table:style-name="ce26" office:value-type="string">
            <text:p>Garrido Carrillo</text:p>
          </table:table-cell>
          <table:table-cell table:style-name="ce44" office:value-type="string">
            <text:p><text:a xlink:href="mailto:jgarrido@ephag.es">jgarrido@ephag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SAG</text:p>
          </table:table-cell>
          <table:table-cell table:style-name="ce24"/>
          <table:table-cell table:style-name="ce101" table:formula="of:=COUNTIF([.$C$2:.$C$300];[.C11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2" office:value-type="string">
            <text:p>Francisco</text:p>
          </table:table-cell>
          <table:table-cell table:style-name="ce35" office:value-type="string">
            <text:p>Román Rodríguez</text:p>
          </table:table-cell>
          <table:table-cell table:style-name="ce58" office:value-type="string">
            <text:p><text:span text:style-name="T2"><text:a xlink:href="mailto:francisco.roman.sspa@juntadeandalucia.es">francisco.roman.sspa@juntadeandalucia.es</text:a></text:span></text:p>
          </table:table-cell>
          <table:table-cell table:style-name="ce82" office:value-type="string">
            <text:p>TEC</text:p>
          </table:table-cell>
          <table:table-cell table:style-name="ce2" office:value-type="string">
            <text:p>ASAG</text:p>
          </table:table-cell>
          <table:table-cell table:style-name="ce24"/>
          <table:table-cell table:style-name="ce101" table:formula="of:=COUNTIF([.$C$2:.$C$300];[.C11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2" office:value-type="string">
            <text:p>Azahara</text:p>
          </table:table-cell>
          <table:table-cell table:style-name="ce35" office:value-type="string">
            <text:p>Torres Medina</text:p>
          </table:table-cell>
          <table:table-cell table:style-name="ce58" office:value-type="string">
            <text:p><text:a xlink:href="mailto:Azahara.torres.sspa@juntadeandalucia.es">Azahara.torres.sspa@juntadeandalucia.es</text:a></text:p>
          </table:table-cell>
          <table:table-cell table:style-name="ce82" office:value-type="string">
            <text:p>TEC</text:p>
          </table:table-cell>
          <table:table-cell table:style-name="ce2" office:value-type="string">
            <text:p>ASAG</text:p>
          </table:table-cell>
          <table:table-cell table:style-name="ce24"/>
          <table:table-cell table:style-name="ce101" table:formula="of:=COUNTIF([.$C$2:.$C$300];[.C11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Ignacio</text:p>
          </table:table-cell>
          <table:table-cell table:style-name="ce26" office:value-type="string">
            <text:p>Román Sánchez</text:p>
          </table:table-cell>
          <table:table-cell table:style-name="ce44" office:value-type="string">
            <text:p><text:a xlink:href="mailto:jignacio.roman.sspa@juntadeandalucia.es">jignacio.roman.ssp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SBG</text:p>
          </table:table-cell>
          <table:table-cell table:style-name="ce24"/>
          <table:table-cell table:style-name="ce101" table:formula="of:=COUNTIF([.$C$2:.$C$300];[.C11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Ignacio</text:p>
          </table:table-cell>
          <table:table-cell table:style-name="ce26" office:value-type="string">
            <text:p>Hidalgo Elvira</text:p>
          </table:table-cell>
          <table:table-cell table:style-name="ce44" office:value-type="string">
            <text:p><text:a xlink:href="mailto:ignacio.hidalgo.sspa@juntadeandalucia.es">ignacio.hidalgo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SBG</text:p>
          </table:table-cell>
          <table:table-cell table:style-name="ce24"/>
          <table:table-cell table:style-name="ce101" table:formula="of:=COUNTIF([.$C$2:.$C$300];[.C11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Carlos</text:p>
          </table:table-cell>
          <table:table-cell table:style-name="ce26" office:value-type="string">
            <text:p>Liñán Reyes</text:p>
          </table:table-cell>
          <table:table-cell table:style-name="ce44" office:value-type="string">
            <text:p><text:a xlink:href="mailto:carlos.linan.sspa@juntadeandalucia.es">carlos.linan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SBG</text:p>
          </table:table-cell>
          <table:table-cell table:style-name="ce24"/>
          <table:table-cell table:style-name="ce101" table:formula="of:=COUNTIF([.$C$2:.$C$300];[.C12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Sonia</text:p>
          </table:table-cell>
          <table:table-cell table:style-name="ce26" office:value-type="string">
            <text:p>Martínez Castro</text:p>
          </table:table-cell>
          <table:table-cell table:style-name="ce44" office:value-type="string">
            <text:p><text:a xlink:href="mailto:sonia.martinez.castro.sspa@juntadeandalucia.es">sonia.martinez.castro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SBG</text:p>
          </table:table-cell>
          <table:table-cell table:style-name="ce24"/>
          <table:table-cell table:style-name="ce101" table:formula="of:=COUNTIF([.$C$2:.$C$300];[.C12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Antonio</text:p>
          </table:table-cell>
          <table:table-cell table:style-name="ce26" office:value-type="string">
            <text:p>Gómez Álvarez</text:p>
          </table:table-cell>
          <table:table-cell table:style-name="ce44" office:value-type="string">
            <text:p><text:a xlink:href="mailto:josea.gomez.sspa@juntadeandalucia.es">josea.gomez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SBG</text:p>
          </table:table-cell>
          <table:table-cell table:style-name="ce24"/>
          <table:table-cell table:style-name="ce101" table:formula="of:=COUNTIF([.$C$2:.$C$300];[.C12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Eduardo</text:p>
          </table:table-cell>
          <table:table-cell table:style-name="ce26" office:value-type="string">
            <text:p>Venegas Bellido</text:p>
          </table:table-cell>
          <table:table-cell table:style-name="ce44" office:value-type="string">
            <text:p><text:a xlink:href="mailto:eduardo.venegas.bellido@juntadeandalucia.es">eduardo.venegas.bellid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SSDA</text:p>
          </table:table-cell>
          <table:table-cell table:style-name="ce24"/>
          <table:table-cell table:style-name="ce101" table:formula="of:=COUNTIF([.$C$2:.$C$300];[.C12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lberto</text:p>
          </table:table-cell>
          <table:table-cell table:style-name="ce26" office:value-type="string">
            <text:p>Rodríguez Vela</text:p>
          </table:table-cell>
          <table:table-cell table:style-name="ce44" office:value-type="string">
            <text:p><text:a xlink:href="mailto:alberto.rodriguez.vela@juntadeandalucia.es">alberto.rodriguez.vel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SSDA</text:p>
          </table:table-cell>
          <table:table-cell table:style-name="ce24"/>
          <table:table-cell table:style-name="ce101" table:formula="of:=COUNTIF([.$C$2:.$C$300];[.C12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úl</text:p>
          </table:table-cell>
          <table:table-cell table:style-name="ce26" office:value-type="string">
            <text:p>García León</text:p>
          </table:table-cell>
          <table:table-cell table:style-name="ce44" office:value-type="string">
            <text:p><text:a xlink:href="mailto:raul.garcia.leon@juntadeandalucia.es">raul.garcia.leon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SSDA</text:p>
          </table:table-cell>
          <table:table-cell table:style-name="ce24"/>
          <table:table-cell table:style-name="ce101" table:formula="of:=COUNTIF([.$C$2:.$C$300];[.C12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Álvaro</text:p>
          </table:table-cell>
          <table:table-cell table:style-name="ce26" office:value-type="string">
            <text:p>Perera Domínguez </text:p>
          </table:table-cell>
          <table:table-cell table:style-name="ce44" office:value-type="string">
            <text:p><text:a xlink:href="mailto:alvaro.perera@juntadeandalucia.es">alvaro.perer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SSDA</text:p>
          </table:table-cell>
          <table:table-cell table:style-name="ce24"/>
          <table:table-cell table:style-name="ce101" table:formula="of:=COUNTIF([.$C$2:.$C$300];[.C12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ristóbal</text:p>
          </table:table-cell>
          <table:table-cell table:style-name="ce26" office:value-type="string">
            <text:p>Román Piña</text:p>
          </table:table-cell>
          <table:table-cell table:style-name="ce44" office:value-type="string">
            <text:p><text:a xlink:href="mailto:croman@epes.es">croman@epes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EPES</text:p>
          </table:table-cell>
          <table:table-cell table:style-name="ce24"/>
          <table:table-cell table:style-name="ce101" table:formula="of:=COUNTIF([.$C$2:.$C$300];[.C12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</text:p>
          </table:table-cell>
          <table:table-cell table:style-name="ce26" office:value-type="string">
            <text:p>Gayubo Autillo</text:p>
          </table:table-cell>
          <table:table-cell table:style-name="ce44" office:value-type="string">
            <text:p><text:a xlink:href="mailto:gayubo@epes.es">gayubo@epes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EPES</text:p>
          </table:table-cell>
          <table:table-cell table:style-name="ce98" office:value-type="string">
            <text:p><text:span text:style-name="T14"><text:a xlink:href="mailto:juan.gayubo@juntadeandalucia.es">juan.gayubo@juntadeandalucia.es</text:a></text:span></text:p>
          </table:table-cell>
          <table:table-cell table:style-name="ce101" table:formula="of:=COUNTIF([.$C$2:.$C$300];[.C12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3" office:value-type="string">
            <text:p>David</text:p>
          </table:table-cell>
          <table:table-cell table:style-name="ce36" office:value-type="string">
            <text:p>Mateos Rueda</text:p>
          </table:table-cell>
          <table:table-cell table:style-name="ce59" office:value-type="string">
            <text:p><text:a xlink:href="mailto:dmateos@epes.es">dmateos@epes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98" office:value-type="string">
            <text:p><text:span text:style-name="T14"><text:a xlink:href="mailto:david.mateos@juntadeandalucia.es">david.mateos@juntadeandalucia.es</text:a></text:span></text:p>
          </table:table-cell>
          <table:table-cell table:style-name="ce101" table:formula="of:=COUNTIF([.$C$2:.$C$300];[.C12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3" office:value-type="string">
            <text:p>José Andrés</text:p>
          </table:table-cell>
          <table:table-cell table:style-name="ce36" office:value-type="string">
            <text:p>Espinosa Delgado</text:p>
          </table:table-cell>
          <table:table-cell table:style-name="ce59" office:value-type="string">
            <text:p><text:a xlink:href="mailto:jaespinosa@epes.es">jaespinosa@epes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98" office:value-type="string">
            <text:p><text:span text:style-name="T14"><text:a xlink:href="mailto:josea.espinosa.ext@juntadeandalucia.es">josea.espinosa.ext@juntadeandalucia.es</text:a></text:span></text:p>
          </table:table-cell>
          <table:table-cell table:style-name="ce101" table:formula="of:=COUNTIF([.$C$2:.$C$300];[.C13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3" office:value-type="string">
            <text:p>Jorge</text:p>
          </table:table-cell>
          <table:table-cell table:style-name="ce36" office:value-type="string">
            <text:p>Jurado Cordón</text:p>
          </table:table-cell>
          <table:table-cell table:style-name="ce60" office:value-type="string">
            <text:p><text:a xlink:href="mailto:jjurado@epes.es">jjurado@epes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98" office:value-type="string">
            <text:p><text:span text:style-name="T14"><text:a xlink:href="mailto:jorge.jurado.ext@juntadeandalucia.es">jorge.jurado.ext@juntadeandalucia.es</text:a></text:span></text:p>
          </table:table-cell>
          <table:table-cell table:style-name="ce101" table:formula="of:=COUNTIF([.$C$2:.$C$300];[.C13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3" office:value-type="string">
            <text:p>Javier</text:p>
          </table:table-cell>
          <table:table-cell table:style-name="ce36" office:value-type="string">
            <text:p>Tomás García</text:p>
          </table:table-cell>
          <table:table-cell table:style-name="ce60" office:value-type="string">
            <text:p><text:a xlink:href="mailto:jtomas@epes.es">jtomas@epes.es</text:a>;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99" office:value-type="string">
            <text:p><text:span text:style-name="T15"><text:a xlink:href="mailto:javier.tomas.ext@juntadeandalucia.es">javier.tomas.ext@juntadeandalucia.es</text:a></text:span></text:p>
          </table:table-cell>
          <table:table-cell table:style-name="ce101" table:formula="of:=COUNTIF([.$C$2:.$C$300];[.C13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4" office:value-type="string">
            <text:p>Andrés</text:p>
          </table:table-cell>
          <table:table-cell table:style-name="ce37" office:value-type="string">
            <text:p>Anerios Llanos</text:p>
          </table:table-cell>
          <table:table-cell table:style-name="ce60" office:value-type="string">
            <text:p><text:a xlink:href="mailto:andres.aneiros.ext@juntadeandalucia.es">andres.aneiros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/>
          <table:table-cell table:style-name="ce101" table:formula="of:=COUNTIF([.$C$2:.$C$300];[.C13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4" office:value-type="string">
            <text:p>Francisco Antonio</text:p>
          </table:table-cell>
          <table:table-cell table:style-name="ce37" office:value-type="string">
            <text:p>Muro Abad</text:p>
          </table:table-cell>
          <table:table-cell table:style-name="ce60" office:value-type="string">
            <text:p><text:a xlink:href="mailto:franciscoa.muro.ext@juntadeandalucia.es">franciscoa.mur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/>
          <table:table-cell table:style-name="ce101" table:formula="of:=COUNTIF([.$C$2:.$C$300];[.C13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3" office:value-type="string">
            <text:p>Joaquín</text:p>
          </table:table-cell>
          <table:table-cell table:style-name="ce36" office:value-type="string">
            <text:p>Lago Pérez</text:p>
          </table:table-cell>
          <table:table-cell table:style-name="ce60" office:value-type="string">
            <text:p><text:a xlink:href="mailto:jlagop@indra.es">jlagop@indr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99" office:value-type="string">
            <text:p><text:span text:style-name="T15"><text:a xlink:href="mailto:joaquin.lago.ext@juntadeandalucia.es">joaquin.lago.ext@juntadeandalucia.es</text:a></text:span></text:p>
          </table:table-cell>
          <table:table-cell table:style-name="ce101" table:formula="of:=COUNTIF([.$C$2:.$C$300];[.C13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esús</text:p>
          </table:table-cell>
          <table:table-cell table:style-name="ce26" office:value-type="string">
            <text:p>Antona Archilla</text:p>
          </table:table-cell>
          <table:table-cell table:style-name="ce61" office:value-type="string">
            <text:p><text:span text:style-name="T3"><text:a xlink:href="mailto:jesus.antona.ext@juntadeandalucia.es">jesus.antona.ext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/>
          <table:table-cell table:style-name="ce101" table:formula="of:=COUNTIF([.$C$2:.$C$300];[.C13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Eduardo</text:p>
          </table:table-cell>
          <table:table-cell table:style-name="ce26" office:value-type="string">
            <text:p>Priego Jiménez</text:p>
          </table:table-cell>
          <table:table-cell table:style-name="ce44" office:value-type="string">
            <text:p><text:a xlink:href="mailto:eduardo.priego.ext@juntadeandalucia.es">eduardo.prieg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/>
          <table:table-cell table:style-name="ce101" table:formula="of:=COUNTIF([.$C$2:.$C$300];[.C137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Rafael</text:p>
          </table:table-cell>
          <table:table-cell table:style-name="ce26" office:value-type="string">
            <text:p>Martín Mateos</text:p>
          </table:table-cell>
          <table:table-cell table:style-name="ce62" office:value-type="string">
            <text:p><text:span text:style-name="T4"><text:a xlink:href="mailto:rmartin@epes.es">rmartin@epes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98" office:value-type="string">
            <text:p><text:span text:style-name="T14"><text:a xlink:href="mailto:rafael.martin.mateos.ext@juntadeandalucia.es">rafael.martin.mateos.ext@juntadeandalucia.es</text:a></text:span></text:p>
          </table:table-cell>
          <table:table-cell table:style-name="ce101" table:formula="of:=COUNTIF([.$C$2:.$C$300];[.C138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Yoshita</text:p>
          </table:table-cell>
          <table:table-cell table:style-name="ce26" office:value-type="string">
            <text:p>Catarí de Valenzuela</text:p>
          </table:table-cell>
          <table:table-cell table:style-name="ce25" office:value-type="string">
            <text:p><text:a xlink:href="mailto:yoshita.catari.ext@juntadeandalucia.es">yoshita.catari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/>
          <table:table-cell table:style-name="ce101" table:formula="of:=COUNTIF([.$C$2:.$C$300];[.C13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Sergio</text:p>
          </table:table-cell>
          <table:table-cell table:style-name="ce26" office:value-type="string">
            <text:p>Sánchez Trujillo</text:p>
          </table:table-cell>
          <table:table-cell table:style-name="ce61" office:value-type="string">
            <text:p><text:span text:style-name="T3"><text:a xlink:href="mailto:sergio.sanchez.trujillo.ext@juntadeandalucia.es">sergio.sanchez.trujillo.ext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/>
          <table:table-cell table:style-name="ce101" table:formula="of:=COUNTIF([.$C$2:.$C$300];[.C14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Vanesa</text:p>
          </table:table-cell>
          <table:table-cell table:style-name="ce26" office:value-type="string">
            <text:p>Martín Novella</text:p>
          </table:table-cell>
          <table:table-cell table:style-name="ce61" office:value-type="string">
            <text:p><text:span text:style-name="T5"><text:a xlink:href="mailto:vanesa.martin.ext@juntadeandalucia.es">vanesa.martin.ext@juntadeandalucia.es</text:a></text:span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/>
          <table:table-cell table:style-name="ce101" table:formula="of:=COUNTIF([.$C$2:.$C$300];[.C141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María del Pilar</text:p>
          </table:table-cell>
          <table:table-cell table:style-name="ce26" office:value-type="string">
            <text:p>Castro Alvarez</text:p>
          </table:table-cell>
          <table:table-cell table:style-name="ce63" office:value-type="string">
            <text:p><text:span text:style-name="T6"><text:a xlink:href="mailto:mpilar.castro.ext@juntadeandalucia.es">mpilar.castro.ext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ES</text:p>
          </table:table-cell>
          <table:table-cell table:style-name="ce24"/>
          <table:table-cell table:style-name="ce101" table:formula="of:=COUNTIF([.$C$2:.$C$300];[.C14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ermín</text:p>
          </table:table-cell>
          <table:table-cell table:style-name="ce26" office:value-type="string">
            <text:p>Mayor García</text:p>
          </table:table-cell>
          <table:table-cell table:style-name="ce44" office:value-type="string">
            <text:p><text:a xlink:href="mailto:fermin.mayor@ephpo.es">fermin.mayor@ephpo.es</text:a></text:p>
          </table:table-cell>
          <table:table-cell table:style-name="ce77" office:value-type="string">
            <text:p>DIN</text:p>
          </table:table-cell>
          <table:table-cell table:style-name="ce2" office:value-type="string">
            <text:p>EPHPO</text:p>
          </table:table-cell>
          <table:table-cell table:style-name="ce98" office:value-type="string">
            <text:p><text:span text:style-name="T14"><text:a xlink:href="mailto:fermin.mayor.sspa@juntadeandalucia.es">fermin.mayor.sspa@juntadeandalucia.es</text:a></text:span></text:p>
          </table:table-cell>
          <table:table-cell table:style-name="ce101" table:formula="of:=COUNTIF([.$C$2:.$C$300];[.C14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Sergio</text:p>
          </table:table-cell>
          <table:table-cell table:style-name="ce27" office:value-type="string">
            <text:p>Álvarez Rubio</text:p>
          </table:table-cell>
          <table:table-cell table:style-name="ce45" office:value-type="string">
            <text:p><text:a xlink:href="mailto:sergio.alvarez@ephpo.es">sergio.alvarez@ephpo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EPHPO</text:p>
          </table:table-cell>
          <table:table-cell table:style-name="ce24"/>
          <table:table-cell table:style-name="ce101" table:formula="of:=COUNTIF([.$C$2:.$C$300];[.C14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osé</text:p>
          </table:table-cell>
          <table:table-cell table:style-name="ce27" office:value-type="string">
            <text:p>Fernández Blanquez</text:p>
          </table:table-cell>
          <table:table-cell table:style-name="ce45" office:value-type="string">
            <text:p><text:a xlink:href="mailto:jose.fernandez@ephpo.es">jose.fernandez@ephpo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EPHPO</text:p>
          </table:table-cell>
          <table:table-cell table:style-name="ce24"/>
          <table:table-cell table:style-name="ce101" table:formula="of:=COUNTIF([.$C$2:.$C$300];[.C14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Esteban</text:p>
          </table:table-cell>
          <table:table-cell table:style-name="ce26" office:value-type="string">
            <text:p>Toro Quijano</text:p>
          </table:table-cell>
          <table:table-cell table:style-name="ce64" office:value-type="string">
            <text:p><text:a xlink:href="mailto:esteban.toro@juntadeandalucia.es">esteban.tor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FPS-FPS</text:p>
          </table:table-cell>
          <table:table-cell table:style-name="ce24"/>
          <table:table-cell table:style-name="ce101" table:formula="of:=COUNTIF([.$C$2:.$C$300];[.C14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avier</text:p>
          </table:table-cell>
          <table:table-cell table:style-name="ce26" office:value-type="string">
            <text:p>Ferrero Álvarez-Rementeria </text:p>
          </table:table-cell>
          <table:table-cell table:style-name="ce64" office:value-type="string">
            <text:p><text:a xlink:href="mailto:javier.ferrero@juntadeandalucia.es">javier.ferrer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FPS-ACSA</text:p>
          </table:table-cell>
          <table:table-cell table:style-name="ce24"/>
          <table:table-cell table:style-name="ce101" table:formula="of:=COUNTIF([.$C$2:.$C$300];[.C14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edro Ángel</text:p>
          </table:table-cell>
          <table:table-cell table:style-name="ce26" office:value-type="string">
            <text:p>Alcántara Capiscol</text:p>
          </table:table-cell>
          <table:table-cell table:style-name="ce54" office:value-type="string">
            <text:p><text:span text:style-name="T7"><text:a xlink:href="mailto:pedroa.alcantara@juntadeandalucia.es">pedroa.alcantara@juntadeandalucia.es</text:a></text:span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4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ía</text:p>
          </table:table-cell>
          <table:table-cell table:style-name="ce26" office:value-type="string">
            <text:p>Vázquez del Río</text:p>
          </table:table-cell>
          <table:table-cell table:style-name="ce54" office:value-type="string">
            <text:p><text:a xlink:href="mailto:maria.vazquez.sspa@juntadeandalucia.es">maria.vazquez.ssp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4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átima</text:p>
          </table:table-cell>
          <table:table-cell table:style-name="ce32" office:value-type="string">
            <text:p>Iskander Pizán</text:p>
          </table:table-cell>
          <table:table-cell table:style-name="ce54" office:value-type="string">
            <text:p><text:a xlink:href="mailto:fatima.iskander.exts@juntadeandalucia.es">fatima.iskander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5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a Susana</text:p>
          </table:table-cell>
          <table:table-cell table:style-name="ce32" office:value-type="string">
            <text:p>Díaz Moya</text:p>
          </table:table-cell>
          <table:table-cell table:style-name="ce44" office:value-type="string">
            <text:p><text:a xlink:href="mailto:anas.diaz.exts@juntadeandalucia.es">anas.diaz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5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Gracia María</text:p>
          </table:table-cell>
          <table:table-cell table:style-name="ce32" office:value-type="string">
            <text:p>Nogales Pérez </text:p>
          </table:table-cell>
          <table:table-cell table:style-name="ce44" office:value-type="string">
            <text:p><text:a xlink:href="mailto:graciam.nogales.exts@juntadeandalucia.es">graciam.nogales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5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lfredo</text:p>
          </table:table-cell>
          <table:table-cell table:style-name="ce32" office:value-type="string">
            <text:p>Peña Palma</text:p>
          </table:table-cell>
          <table:table-cell table:style-name="ce46" office:value-type="string">
            <text:p><text:a xlink:href="mailto:alfredo.pena.exts@juntadeandalucia.es">alfredo.pena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5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afael</text:p>
          </table:table-cell>
          <table:table-cell table:style-name="ce32" office:value-type="string">
            <text:p>Gómez Casado</text:p>
          </table:table-cell>
          <table:table-cell table:style-name="ce46" office:value-type="string">
            <text:p><text:a xlink:href="mailto:rafael.gomez.casado.exts@juntadeandalucia.es">rafael.gomez.casad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5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Carlos</text:p>
          </table:table-cell>
          <table:table-cell table:style-name="ce32" office:value-type="string">
            <text:p>Ramos Márquez </text:p>
          </table:table-cell>
          <table:table-cell table:style-name="ce46" office:value-type="string">
            <text:p><text:a xlink:href="mailto:juanc.ramos.exts@juntadeandalucia.es">juanc.ramos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5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Daniel</text:p>
          </table:table-cell>
          <table:table-cell table:style-name="ce32" office:value-type="string">
            <text:p>Duarte Hernández <text:s/></text:p>
          </table:table-cell>
          <table:table-cell table:style-name="ce46" office:value-type="string">
            <text:p><text:a xlink:href="mailto:daniel.duarte.exts@juntadeandalucia.es">daniel.duarte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5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eyes</text:p>
          </table:table-cell>
          <table:table-cell table:style-name="ce32" office:value-type="string">
            <text:p>Zamorano Rodríguez</text:p>
          </table:table-cell>
          <table:table-cell table:style-name="ce46" office:value-type="string">
            <text:p><text:a xlink:href="mailto:reyes.zamorano.exts@juntadeandalucia.es">reyes.zamoran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5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Diego</text:p>
          </table:table-cell>
          <table:table-cell table:style-name="ce32" office:value-type="string">
            <text:p>Pineda Pérez</text:p>
          </table:table-cell>
          <table:table-cell table:style-name="ce46" office:value-type="string">
            <text:p><text:a xlink:href="mailto:diego.pineda.exts@juntadeandalucia.es">diego.pineda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5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Manuel David</text:p>
          </table:table-cell>
          <table:table-cell table:style-name="ce9" office:value-type="string">
            <text:p>Díaz Cano</text:p>
          </table:table-cell>
          <table:table-cell table:style-name="ce46" office:value-type="string">
            <text:p><text:a xlink:href="mailto:manueld.diaz.exts@juntadeandalucia.es">manueld.diaz.exts@juntadeandalucia.es</text:a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5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Pablo</text:p>
          </table:table-cell>
          <table:table-cell table:style-name="ce32" office:value-type="string">
            <text:p>Florencio Jiménez</text:p>
          </table:table-cell>
          <table:table-cell table:style-name="ce46" office:value-type="string">
            <text:p><text:a xlink:href="mailto:pablo.florencio.exts@juntadeandalucia.es">pablo.florenci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6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Salvador</text:p>
          </table:table-cell>
          <table:table-cell table:style-name="ce32" office:value-type="string">
            <text:p>López de Sagredo de la Iglesia</text:p>
          </table:table-cell>
          <table:table-cell table:style-name="ce46" office:value-type="string">
            <text:p><text:a xlink:href="mailto:salvador.lopezsagredo.exts@juntadeandalucia.es">salvador.lopezsagred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6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</text:p>
          </table:table-cell>
          <table:table-cell table:style-name="ce32" office:value-type="string">
            <text:p>Camacho Mateo</text:p>
          </table:table-cell>
          <table:table-cell table:style-name="ce46" office:value-type="string">
            <text:p><text:a xlink:href="mailto:juan.camacho.exts@juntadeandalucia.es">juan.camach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6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aquel</text:p>
          </table:table-cell>
          <table:table-cell table:style-name="ce32" office:value-type="string">
            <text:p>Casaus Álvarez</text:p>
          </table:table-cell>
          <table:table-cell table:style-name="ce44" office:value-type="string">
            <text:p><text:a xlink:href="mailto:raquel.casaus@accenture.com">raquel.casaus@accenture.com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office:value-type="string">
            <text:p><text:a xlink:href="mailto:raquel.casaus.exts@juntadeandalucia.es">raquel.casaus.exts@juntadeandalucia.es</text:a>; </text:p>
          </table:table-cell>
          <table:table-cell table:style-name="ce101" table:formula="of:=COUNTIF([.$C$2:.$C$300];[.C16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María del Mar</text:p>
          </table:table-cell>
          <table:table-cell table:style-name="ce32" office:value-type="string">
            <text:p>Fernández López</text:p>
          </table:table-cell>
          <table:table-cell table:style-name="ce44" office:value-type="string">
            <text:p><text:a xlink:href="mailto:mariam.fernandez.exts@juntadeandalucia.es">mariam.fernandez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6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orge</text:p>
          </table:table-cell>
          <table:table-cell table:style-name="ce32" office:value-type="string">
            <text:p>García Naz</text:p>
          </table:table-cell>
          <table:table-cell table:style-name="ce65" office:value-type="string">
            <text:p><text:a xlink:href="mailto:jorge.garcia.naz@avanade.com">jorge.garcia.naz@avanade.com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98" office:value-type="string">
            <text:p><text:span text:style-name="T14"><text:a xlink:href="mailto:jorge.garcia.naz@juntadeandalucia.es">jorge.garcia.naz@juntadeandalucia.es</text:a></text:span></text:p>
          </table:table-cell>
          <table:table-cell table:style-name="ce101" table:formula="of:=COUNTIF([.$C$2:.$C$300];[.C16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Manuel</text:p>
          </table:table-cell>
          <table:table-cell table:style-name="ce32" office:value-type="string">
            <text:p>Menacho Diz </text:p>
          </table:table-cell>
          <table:table-cell table:style-name="ce46" office:value-type="string">
            <text:p><text:a xlink:href="mailto:juan.m.menachodiz@avanade.com">juan.m.menachodiz@avanade.com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office:value-type="string">
            <text:p><text:a xlink:href="mailto:juanm.menacho.exts@juntadeandalucia.es">juanm.menacho.exts@juntadeandalucia.es</text:a></text:p>
          </table:table-cell>
          <table:table-cell table:style-name="ce101" table:formula="of:=COUNTIF([.$C$2:.$C$300];[.C166])" office:value-type="float" office:value="1">
            <text:p>1</text:p>
          </table:table-cell>
          <table:table-cell table:style-name="ce24" table:number-columns-repeated="1000"/>
        </table:table-row>
        <table:table-row table:style-name="ro9">
          <table:table-cell table:style-name="ce15" office:value-type="string">
            <text:p>Patricia</text:p>
          </table:table-cell>
          <table:table-cell table:style-name="ce15" office:value-type="string">
            <text:p>Andrés Díaz</text:p>
          </table:table-cell>
          <table:table-cell table:style-name="ce54" office:value-type="string">
            <text:p><text:a xlink:href="mailto:patricia.andres.diaz@avanade.com">patricia.andres.diaz@avanade.com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office:value-type="string">
            <text:p><text:a xlink:href="mailto:patricia.andres.exts@juntadeandalucia.es">patricia.andres.exts@juntadeandalucia.es</text:a>;</text:p>
          </table:table-cell>
          <table:table-cell table:style-name="ce101" table:formula="of:=COUNTIF([.$C$2:.$C$300];[.C16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Pablo</text:p>
          </table:table-cell>
          <table:table-cell table:style-name="ce32" office:value-type="string">
            <text:p>Zapata Ferrusola</text:p>
          </table:table-cell>
          <table:table-cell table:style-name="ce46" office:value-type="string">
            <text:p><text:a xlink:href="mailto:pzapata@indra.es">pzapata@indr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6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José</text:p>
          </table:table-cell>
          <table:table-cell table:style-name="ce32" office:value-type="string">
            <text:p>Cubillas Mercado </text:p>
          </table:table-cell>
          <table:table-cell table:style-name="ce54" office:value-type="string">
            <text:p><text:a xlink:href="mailto:jjcubillas@indra.es">jjcubillas@indr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office:value-type="string">
            <text:p><text:a xlink:href="mailto:juanj.cubillas.exts@juntadeandalucia.es">juanj.cubillas.exts@juntadeandalucia.es</text:a>;</text:p>
          </table:table-cell>
          <table:table-cell table:style-name="ce101" table:formula="of:=COUNTIF([.$C$2:.$C$300];[.C16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rancisco Javier</text:p>
          </table:table-cell>
          <table:table-cell table:style-name="ce32" office:value-type="string">
            <text:p>González Rivera </text:p>
          </table:table-cell>
          <table:table-cell table:style-name="ce54" office:value-type="string">
            <text:p><text:a xlink:href="mailto:fjgrivera@indra.es">fjgrivera@indra.es</text:a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 office:value-type="string">
            <text:p><text:a xlink:href="mailto:franciscoj.gonzalez.exts@juntadeandalucia.es">franciscoj.gonzalez.exts@juntadeandalucia.es</text:a></text:p>
          </table:table-cell>
          <table:table-cell table:style-name="ce101" table:formula="of:=COUNTIF([.$C$2:.$C$300];[.C170])" office:value-type="float" office:value="1">
            <text:p>1</text:p>
          </table:table-cell>
          <table:table-cell table:style-name="ce24" table:number-columns-repeated="1000"/>
        </table:table-row>
        <table:table-row table:style-name="ro10">
          <table:table-cell table:style-name="ce9" office:value-type="string">
            <text:p>Miguel</text:p>
          </table:table-cell>
          <table:table-cell table:style-name="ce32" office:value-type="string">
            <text:p>García Márquez</text:p>
          </table:table-cell>
          <table:table-cell table:style-name="ce54" office:value-type="string">
            <text:p><text:a xlink:href="mailto:miguel.garcia.exts@juntadeandalucia.es">miguel.garcia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7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Enrique</text:p>
          </table:table-cell>
          <table:table-cell table:style-name="ce32" office:value-type="string">
            <text:p>Velasco Martín</text:p>
          </table:table-cell>
          <table:table-cell table:style-name="ce54" office:value-type="string">
            <text:p><text:a xlink:href="mailto:enrique.velasco.exts@juntadeandalucia.es">enrique.velasc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7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Inmaculada</text:p>
          </table:table-cell>
          <table:table-cell table:style-name="ce32" office:value-type="string">
            <text:p>Segovia Martín</text:p>
          </table:table-cell>
          <table:table-cell table:style-name="ce54" office:value-type="string">
            <text:p><text:a xlink:href="mailto:inmaculada.segovia.exts@juntadeandalucia.es">inmaculada.segovia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7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6" office:value-type="string">
            <text:p>Andrés</text:p>
          </table:table-cell>
          <table:table-cell table:style-name="ce38" office:value-type="string">
            <text:p>Leal Pérez</text:p>
          </table:table-cell>
          <table:table-cell table:style-name="ce66" office:value-type="string">
            <text:p><text:a xlink:href="mailto:andres.leal.exts@juntadeandalucia.es">andres.leal.exts@juntadeandalucia.es</text:a></text:p>
          </table:table-cell>
          <table:table-cell table:style-name="ce76" office:value-type="string">
            <text:p>TEC</text:p>
          </table:table-cell>
          <table:table-cell table:style-name="ce24" office:value-type="string">
            <text:p>SAS</text:p>
          </table:table-cell>
          <table:table-cell table:style-name="ce91"/>
          <table:table-cell table:style-name="ce101" table:formula="of:=COUNTIF([.$C$2:.$C$300];[.C174])" office:value-type="float" office:value="1">
            <text:p>1</text:p>
          </table:table-cell>
          <table:table-cell table:style-name="ce91" table:number-columns-repeated="1000"/>
        </table:table-row>
        <table:table-row table:style-name="ro4">
          <table:table-cell table:style-name="ce2" office:value-type="string">
            <text:p>Simón</text:p>
          </table:table-cell>
          <table:table-cell table:style-name="ce26" office:value-type="string">
            <text:p>Murillo Pérez</text:p>
          </table:table-cell>
          <table:table-cell table:style-name="ce44" office:value-type="string">
            <text:p><text:a xlink:href="mailto:simon.murillo.exts@juntadeandalucia.es">simon.murill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7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esús</text:p>
          </table:table-cell>
          <table:table-cell table:style-name="ce26" office:value-type="string">
            <text:p>León Santiago </text:p>
          </table:table-cell>
          <table:table-cell table:style-name="ce64" office:value-type="string">
            <text:p><text:a xlink:href="mailto:jesus.leon.exts@juntadeandalucia.es">jesus.leon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7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rancisco</text:p>
          </table:table-cell>
          <table:table-cell table:style-name="ce32" office:value-type="string">
            <text:p>Carbonell Acera</text:p>
          </table:table-cell>
          <table:table-cell table:style-name="ce54" office:value-type="string">
            <text:p><text:a xlink:href="mailto:franciscom.carbonell.sspa@juntadeandalucia.es">franciscom.carbonell.sspa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7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rancisco Javier</text:p>
          </table:table-cell>
          <table:table-cell table:style-name="ce32" office:value-type="string">
            <text:p>Delgado Leal</text:p>
          </table:table-cell>
          <table:table-cell table:style-name="ce67" office:value-type="string">
            <text:p><text:a xlink:href="mailto:franciscoj.delgado.leal.sspa@juntadeandalucia.es">franciscoj.delgado.leal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7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7" office:value-type="string">
            <text:p>Alberto</text:p>
          </table:table-cell>
          <table:table-cell table:style-name="ce17" office:value-type="string">
            <text:p>Ramiro</text:p>
          </table:table-cell>
          <table:table-cell table:style-name="ce68" office:value-type="string">
            <text:p><text:span text:style-name="T8"><text:a xlink:href="mailto:alberto.ramiro.sspa@juntadeandalucia.es">alberto.ramiro.sspa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7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rancisco Javier</text:p>
          </table:table-cell>
          <table:table-cell table:style-name="ce26" office:value-type="string">
            <text:p>Caro Belleirín </text:p>
          </table:table-cell>
          <table:table-cell table:style-name="ce44" office:value-type="string">
            <text:p><text:a xlink:href="mailto:franciscoj.caro.exts@juntadeandalucia.es">franciscoj.caro.exts@juntadeandalucia.es</text:a> 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8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8" office:value-type="string">
            <text:p>Antonio Jesús</text:p>
          </table:table-cell>
          <table:table-cell table:style-name="ce18" office:value-type="string">
            <text:p>Córdoba Rojas</text:p>
          </table:table-cell>
          <table:table-cell table:style-name="ce54" office:value-type="string">
            <text:p><text:a xlink:href="mailto:antonioj.cordoba.exts@juntadeandalucia.es">antonioj.cordoba.exts@juntadeandalucia.es</text:a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81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19" office:value-type="string">
            <text:p>Juan Emilio</text:p>
          </table:table-cell>
          <table:table-cell table:style-name="ce39" office:value-type="string">
            <text:p>García Lluch </text:p>
          </table:table-cell>
          <table:table-cell table:style-name="ce69" office:value-type="string">
            <text:p><text:span text:style-name="T9"><text:a xlink:href="mailto:emilio.garcia.sspa@juntadeandalucia.es">emilio.garcia.sspa@juntadeandalucia.es</text:a></text:span></text:p>
          </table:table-cell>
          <table:table-cell table:style-name="ce76" office:value-type="string">
            <text:p>TEC</text:p>
          </table:table-cell>
          <table:table-cell table:style-name="ce88" office:value-type="string">
            <text:p>SAS</text:p>
          </table:table-cell>
          <table:table-cell table:style-name="ce24"/>
          <table:table-cell table:style-name="ce101" table:formula="of:=COUNTIF([.$C$2:.$C$300];[.C182])" office:value-type="float" office:value="1">
            <text:p>1</text:p>
          </table:table-cell>
          <table:table-cell table:style-name="ce24" table:number-columns-repeated="1000"/>
        </table:table-row>
        <table:table-row table:style-name="ro11">
          <table:table-cell table:style-name="ce20" office:value-type="string">
            <text:p>David</text:p>
          </table:table-cell>
          <table:table-cell table:style-name="ce40" office:value-type="string">
            <text:p>González Moreno</text:p>
          </table:table-cell>
          <table:table-cell table:style-name="ce54" office:value-type="string">
            <text:p><text:a xlink:href="mailto:david.gonzalez.moreno.exts@juntadeandalucia.es">david.gonzalez.moreno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83])" office:value-type="float" office:value="1">
            <text:p>1</text:p>
          </table:table-cell>
          <table:table-cell table:style-name="ce24" table:number-columns-repeated="1000"/>
        </table:table-row>
        <table:table-row table:style-name="ro12">
          <table:table-cell table:style-name="ce20" office:value-type="string">
            <text:p>David</text:p>
          </table:table-cell>
          <table:table-cell table:style-name="ce40" office:value-type="string">
            <text:p>Giraldez Sánchez</text:p>
          </table:table-cell>
          <table:table-cell table:style-name="ce54" office:value-type="string">
            <text:p><text:a xlink:href="mailto:david.giraldez.exts@juntadeandalucia.es">david.giraldez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84])" office:value-type="float" office:value="1">
            <text:p>1</text:p>
          </table:table-cell>
          <table:table-cell table:style-name="ce24" table:number-columns-repeated="1000"/>
        </table:table-row>
        <table:table-row table:style-name="ro13">
          <table:table-cell table:style-name="ce20" office:value-type="string">
            <text:p>Fernando</text:p>
          </table:table-cell>
          <table:table-cell table:style-name="ce40" office:value-type="string">
            <text:p>García</text:p>
          </table:table-cell>
          <table:table-cell table:style-name="ce54" office:value-type="string">
            <text:p><text:a xlink:href="mailto:fernando.garcia.sspa@juntadeandalucia.es">fernando.garcia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85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19" office:value-type="string">
            <text:p>Jose Alberto</text:p>
          </table:table-cell>
          <table:table-cell table:style-name="ce39" office:value-type="string">
            <text:p>García Gutierrez </text:p>
          </table:table-cell>
          <table:table-cell table:style-name="ce70" office:value-type="string">
            <text:p><text:span text:style-name="T9"><text:a xlink:href="mailto:josea.garcia.exts@juntadeandalucia.es">josea.garcia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8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Álvaro</text:p>
          </table:table-cell>
          <table:table-cell table:style-name="ce32" office:value-type="string">
            <text:p>Pérez Rodríguez</text:p>
          </table:table-cell>
          <table:table-cell table:style-name="ce54" office:value-type="string">
            <text:p><text:a xlink:href="mailto:alvaro.perez.sspa@juntadeandalucia.es">alvaro.perez.ssp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8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Guillermo</text:p>
          </table:table-cell>
          <table:table-cell table:style-name="ce26" office:value-type="string">
            <text:p>Sevilla Nacete</text:p>
          </table:table-cell>
          <table:table-cell table:style-name="ce44" office:value-type="string">
            <text:p><text:a xlink:href="mailto:guillermo.sevilla.exts@juntadeandalucia.es">guillermo.sevilla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88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Jose Carlos</text:p>
          </table:table-cell>
          <table:table-cell table:style-name="ce26" office:value-type="string">
            <text:p>Trigueros</text:p>
          </table:table-cell>
          <table:table-cell table:style-name="ce71" office:value-type="string">
            <text:p><text:span text:style-name="T10"><text:a xlink:href="mailto:josec.trigueros.exts@juntadeandalucia.es">josec.trigueros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89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María José</text:p>
          </table:table-cell>
          <table:table-cell table:style-name="ce26" office:value-type="string">
            <text:p>Giménez</text:p>
          </table:table-cell>
          <table:table-cell table:style-name="ce72" office:value-type="string">
            <text:p><text:span text:style-name="T10"><text:a xlink:href="mailto:mariaj.gimenez.exts@juntadeandalucia.es">mariaj.gimenez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90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Antonio Cristobal</text:p>
          </table:table-cell>
          <table:table-cell table:style-name="ce26" office:value-type="string">
            <text:p>Delgado Matas</text:p>
          </table:table-cell>
          <table:table-cell table:style-name="ce73" office:value-type="string">
            <text:p><text:span text:style-name="T11"><text:a xlink:href="mailto:antonioc.delgado.sspa@juntadeandalucia.es">antonioc.delgado.sspa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9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 Santiago</text:p>
          </table:table-cell>
          <table:table-cell table:style-name="ce26" office:value-type="string">
            <text:p>Sánchez Fernández</text:p>
          </table:table-cell>
          <table:table-cell table:style-name="ce44" office:value-type="string">
            <text:p><text:a xlink:href="mailto:luissantiago.sanchez.sspa@juntadeandalucia.es">luissantiago.sanchez.sspa@juntadeandalucia.es</text:a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92])" office:value-type="float" office:value="1">
            <text:p>1</text:p>
          </table:table-cell>
          <table:table-cell table:style-name="ce24" table:number-columns-repeated="1000"/>
        </table:table-row>
        <table:table-row table:style-name="ro14">
          <table:table-cell table:style-name="ce2" office:value-type="string">
            <text:p>Ignacio</text:p>
          </table:table-cell>
          <table:table-cell table:style-name="ce26" office:value-type="string">
            <text:p>Rojas Izquierdo</text:p>
          </table:table-cell>
          <table:table-cell table:style-name="ce44" office:value-type="string">
            <text:p><text:a xlink:href="mailto:ignacio.rojas.exts@juntadeandalucia.es">ignacio.rojas.ext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93])" office:value-type="float" office:value="1">
            <text:p>1</text:p>
          </table:table-cell>
          <table:table-cell table:style-name="ce24" table:number-columns-repeated="1000"/>
        </table:table-row>
        <table:table-row table:style-name="ro14">
          <table:table-cell table:style-name="ce2" office:value-type="string">
            <text:p>Nicolas</text:p>
          </table:table-cell>
          <table:table-cell table:style-name="ce26" office:value-type="string">
            <text:p>Barajas Garcia</text:p>
          </table:table-cell>
          <table:table-cell table:style-name="ce71" office:value-type="string">
            <text:p><text:span text:style-name="T10"><text:a xlink:href="mailto:nicolas.baraja.exts@juntadeandalucia.es">nicolas.baraja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94])" office:value-type="float" office:value="1">
            <text:p>1</text:p>
          </table:table-cell>
          <table:table-cell table:style-name="ce24" table:number-columns-repeated="1000"/>
        </table:table-row>
        <table:table-row table:style-name="ro14">
          <table:table-cell table:style-name="ce2" office:value-type="string">
            <text:p>Francisco J.</text:p>
          </table:table-cell>
          <table:table-cell table:style-name="ce26" office:value-type="string">
            <text:p>Moreno García</text:p>
          </table:table-cell>
          <table:table-cell table:style-name="ce72" office:value-type="string">
            <text:p><text:span text:style-name="T10"><text:a xlink:href="mailto:francisco.moreno.exts@juntadeandalucia.es">francisco.moreno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95])" office:value-type="float" office:value="1">
            <text:p>1</text:p>
          </table:table-cell>
          <table:table-cell table:style-name="ce24" table:number-columns-repeated="1000"/>
        </table:table-row>
        <table:table-row table:style-name="ro14">
          <table:table-cell table:style-name="ce2" office:value-type="string">
            <text:p>Carmen</text:p>
          </table:table-cell>
          <table:table-cell table:style-name="ce26" office:value-type="string">
            <text:p>Mena Gallardo</text:p>
          </table:table-cell>
          <table:table-cell table:style-name="ce73" office:value-type="string">
            <text:p><text:span text:style-name="T11"><text:a xlink:href="mailto:carmen.mena.sspa@juntadeandalucia.es">carmen.mena.sspa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96])" office:value-type="float" office:value="1">
            <text:p>1</text:p>
          </table:table-cell>
          <table:table-cell table:style-name="ce24" table:number-columns-repeated="1000"/>
        </table:table-row>
        <table:table-row table:style-name="ro14">
          <table:table-cell table:style-name="ce2" office:value-type="string">
            <text:p>Jose Angel</text:p>
          </table:table-cell>
          <table:table-cell table:style-name="ce26" office:value-type="string">
            <text:p>Torres</text:p>
          </table:table-cell>
          <table:table-cell table:style-name="ce72" office:value-type="string">
            <text:p><text:span text:style-name="T10"><text:a xlink:href="mailto:josea.torres.exts@juntadeandalucia.es">josea.torres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97])" office:value-type="float" office:value="1">
            <text:p>1</text:p>
          </table:table-cell>
          <table:table-cell table:style-name="ce24" table:number-columns-repeated="1000"/>
        </table:table-row>
        <table:table-row table:style-name="ro14">
          <table:table-cell table:style-name="ce2" office:value-type="string">
            <text:p>Isidro</text:p>
          </table:table-cell>
          <table:table-cell table:style-name="ce26" office:value-type="string">
            <text:p>Lopez Vilches</text:p>
          </table:table-cell>
          <table:table-cell table:style-name="ce73" office:value-type="string">
            <text:p><text:span text:style-name="T11"><text:a xlink:href="mailto:isidro.lopez.sspa@juntadeandalucia.es">isidro.lopez.sspa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98])" office:value-type="float" office:value="1">
            <text:p>1</text:p>
          </table:table-cell>
          <table:table-cell table:style-name="ce24" table:number-columns-repeated="1000"/>
        </table:table-row>
        <table:table-row table:style-name="ro14">
          <table:table-cell table:style-name="ce2" office:value-type="string">
            <text:p>Juan F. </text:p>
          </table:table-cell>
          <table:table-cell table:style-name="ce26" office:value-type="string">
            <text:p>Rodriguez Diaz</text:p>
          </table:table-cell>
          <table:table-cell table:style-name="ce72" office:value-type="string">
            <text:p><text:span text:style-name="T10"><text:a xlink:href="mailto:jffrancisco.rodriguez.exts@juntadeandalucia.es">jffrancisco.rodriguez.exts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S</text:p>
          </table:table-cell>
          <table:table-cell table:style-name="ce24"/>
          <table:table-cell table:style-name="ce101" table:formula="of:=COUNTIF([.$C$2:.$C$300];[.C19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fael</text:p>
          </table:table-cell>
          <table:table-cell table:style-name="ce26" office:value-type="string">
            <text:p>González Martínez</text:p>
          </table:table-cell>
          <table:table-cell table:style-name="ce44" office:value-type="string">
            <text:p><text:a xlink:href="mailto:rafael.gonzalez.martinez@juntadeandalucia.es">rafael.gonzalez.martin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AC</text:p>
          </table:table-cell>
          <table:table-cell table:style-name="ce24"/>
          <table:table-cell table:style-name="ce101" table:formula="of:=COUNTIF([.$C$2:.$C$300];[.C20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6" office:value-type="string">
            <text:p>Juan Rafael</text:p>
          </table:table-cell>
          <table:table-cell table:style-name="ce6" office:value-type="string">
            <text:p>Maroto Escobar</text:p>
          </table:table-cell>
          <table:table-cell table:style-name="ce48" office:value-type="string">
            <text:p><text:a xlink:href="mailto:jrafael.maroto@juntadeandalucia.es">jrafael.maroto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AC</text:p>
          </table:table-cell>
          <table:table-cell table:style-name="ce24"/>
          <table:table-cell table:style-name="ce101" table:formula="of:=COUNTIF([.$C$2:.$C$300];[.C20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tonia</text:p>
          </table:table-cell>
          <table:table-cell table:style-name="ce32" office:value-type="string">
            <text:p>Muñoz de Luna Herrera</text:p>
          </table:table-cell>
          <table:table-cell table:style-name="ce64" office:value-type="string">
            <text:p><text:a xlink:href="mailto:antonia.m.herrera@juntadeandalucia.es">antonia.m.herrer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AC</text:p>
          </table:table-cell>
          <table:table-cell table:style-name="ce24"/>
          <table:table-cell table:style-name="ce101" table:formula="of:=COUNTIF([.$C$2:.$C$300];[.C202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1" office:value-type="string">
            <text:p>Manuel</text:p>
          </table:table-cell>
          <table:table-cell table:style-name="ce41" office:value-type="string">
            <text:p>Gutiérrez Molina</text:p>
          </table:table-cell>
          <table:table-cell table:style-name="ce21" office:value-type="string">
            <text:p><text:a xlink:href="mailto:manuel.g.molina@juntadeandalucia.es">manuel.g.molina@juntadeandalucia.es</text:a></text:p>
          </table:table-cell>
          <table:table-cell table:style-name="ce83" office:value-type="string">
            <text:p>TEC</text:p>
          </table:table-cell>
          <table:table-cell table:style-name="ce2" office:value-type="string">
            <text:p>AAC</text:p>
          </table:table-cell>
          <table:table-cell table:style-name="ce24"/>
          <table:table-cell table:style-name="ce101" table:formula="of:=COUNTIF([.$C$2:.$C$300];[.C20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Benito Abad</text:p>
          </table:table-cell>
          <table:table-cell table:style-name="ce26" office:value-type="string">
            <text:p>Bellido Alcón</text:p>
          </table:table-cell>
          <table:table-cell table:style-name="ce44" office:value-type="string">
            <text:p><text:a xlink:href="mailto:benito.bellido@juntadeandalucia.es">benito.bellid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AE</text:p>
          </table:table-cell>
          <table:table-cell table:style-name="ce24"/>
          <table:table-cell table:style-name="ce101" table:formula="of:=COUNTIF([.$C$2:.$C$300];[.C20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Alfonso</text:p>
          </table:table-cell>
          <table:table-cell table:style-name="ce26" office:value-type="string">
            <text:p>Falcón Martín</text:p>
          </table:table-cell>
          <table:table-cell table:style-name="ce44" office:value-type="string">
            <text:p><text:a xlink:href="mailto:jalfonso.falcon@juntadeandalucia.es">jalfonso.falcon@juntadeandaluci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AAE</text:p>
          </table:table-cell>
          <table:table-cell table:style-name="ce24"/>
          <table:table-cell table:style-name="ce101" table:formula="of:=COUNTIF([.$C$2:.$C$300];[.C20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Damián</text:p>
          </table:table-cell>
          <table:table-cell table:style-name="ce26" office:value-type="string">
            <text:p>García González</text:p>
          </table:table-cell>
          <table:table-cell table:style-name="ce44" office:value-type="string">
            <text:p><text:a xlink:href="mailto:damian.garcia@juntadeandalucia.es">damian.garcia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AIICC</text:p>
          </table:table-cell>
          <table:table-cell table:style-name="ce24"/>
          <table:table-cell table:style-name="ce101" table:formula="of:=COUNTIF([.$C$2:.$C$300];[.C20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Sebastián</text:p>
          </table:table-cell>
          <table:table-cell table:style-name="ce26" office:value-type="string">
            <text:p>Serrano Rico</text:p>
          </table:table-cell>
          <table:table-cell table:style-name="ce46" office:value-type="string">
            <text:p><text:a xlink:href="mailto:sebastian.serrano@juntadeandalucia.es">sebastian.serran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AIICC</text:p>
          </table:table-cell>
          <table:table-cell table:style-name="ce24"/>
          <table:table-cell table:style-name="ce101" table:formula="of:=COUNTIF([.$C$2:.$C$300];[.C20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</text:p>
          </table:table-cell>
          <table:table-cell table:style-name="ce26" office:value-type="string">
            <text:p>González Fernández</text:p>
          </table:table-cell>
          <table:table-cell table:style-name="ce46" office:value-type="string">
            <text:p><text:a xlink:href="mailto:jose.g.fernandez@juntadeandalucia.es">jose.g.fernand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AIICC</text:p>
          </table:table-cell>
          <table:table-cell table:style-name="ce24"/>
          <table:table-cell table:style-name="ce101" table:formula="of:=COUNTIF([.$C$2:.$C$300];[.C20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Ramón</text:p>
          </table:table-cell>
          <table:table-cell table:style-name="ce26" office:value-type="string">
            <text:p>Román Castro</text:p>
          </table:table-cell>
          <table:table-cell table:style-name="ce46" office:value-type="string">
            <text:p><text:a xlink:href="mailto:ramon.roman.c@juntadeandalucia.es">ramon.roman.c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AIICC</text:p>
          </table:table-cell>
          <table:table-cell table:style-name="ce24"/>
          <table:table-cell table:style-name="ce101" table:formula="of:=COUNTIF([.$C$2:.$C$300];[.C20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Isabel</text:p>
          </table:table-cell>
          <table:table-cell table:style-name="ce26" office:value-type="string">
            <text:p>Oliet Pala</text:p>
          </table:table-cell>
          <table:table-cell table:style-name="ce44" office:value-type="string">
            <text:p><text:span text:style-name="T12"><text:a xlink:href="mailto:isabel.oliet.pala@juntadeandalucia.es">isabel.oliet.pala@juntadeandalucia.es</text:a></text:span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DCA</text:p>
          </table:table-cell>
          <table:table-cell table:style-name="ce24"/>
          <table:table-cell table:style-name="ce101" table:formula="of:=COUNTIF([.$C$2:.$C$300];[.C21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rge</text:p>
          </table:table-cell>
          <table:table-cell table:style-name="ce26" office:value-type="string">
            <text:p>Pérez Andersen</text:p>
          </table:table-cell>
          <table:table-cell table:style-name="ce44" office:value-type="string">
            <text:p><text:a xlink:href="mailto:jperez@andaluciaemprende.es">jperez@andaluciaemprende.es</text:a></text:p>
          </table:table-cell>
          <table:table-cell table:style-name="ce76" office:value-type="string">
            <text:p>REP</text:p>
          </table:table-cell>
          <table:table-cell table:style-name="ce89" office:value-type="string">
            <text:p>AEFPA</text:p>
          </table:table-cell>
          <table:table-cell table:style-name="ce24"/>
          <table:table-cell table:style-name="ce101" table:formula="of:=COUNTIF([.$C$2:.$C$300];[.C211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Enrique</text:p>
          </table:table-cell>
          <table:table-cell table:style-name="ce26" office:value-type="string">
            <text:p>Benavent Olmo</text:p>
          </table:table-cell>
          <table:table-cell table:style-name="ce4" office:value-type="string">
            <text:p><text:a xlink:href="mailto:ebenavent@andaluciaemprende.es">ebenavent@andaluciaemprende.es</text:a></text:p>
          </table:table-cell>
          <table:table-cell table:style-name="ce76" office:value-type="string">
            <text:p>TEC</text:p>
          </table:table-cell>
          <table:table-cell table:style-name="ce89" office:value-type="string">
            <text:p>AEFPA</text:p>
          </table:table-cell>
          <table:table-cell table:style-name="ce24"/>
          <table:table-cell table:style-name="ce101" table:formula="of:=COUNTIF([.$C$2:.$C$300];[.C21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Guillermo</text:p>
          </table:table-cell>
          <table:table-cell table:style-name="ce26" office:value-type="string">
            <text:p>Rosado Cueto</text:p>
          </table:table-cell>
          <table:table-cell table:style-name="ce44" office:value-type="string">
            <text:p><text:a xlink:href="mailto:guillermo.rosado@juntadeandalucia.es">guillermo.rosad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GAPA</text:p>
          </table:table-cell>
          <table:table-cell table:style-name="ce24"/>
          <table:table-cell table:style-name="ce101" table:formula="of:=COUNTIF([.$C$2:.$C$300];[.C21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ª Carmen</text:p>
          </table:table-cell>
          <table:table-cell table:style-name="ce26" office:value-type="string">
            <text:p>Zurera Valle</text:p>
          </table:table-cell>
          <table:table-cell table:style-name="ce44" office:value-type="string">
            <text:p><text:a xlink:href="mailto:mcarmen.zurera@juntadeandalucia.es">mcarmen.zurer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GAPA</text:p>
          </table:table-cell>
          <table:table-cell table:style-name="ce24"/>
          <table:table-cell table:style-name="ce101" table:formula="of:=COUNTIF([.$C$2:.$C$300];[.C21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ª Carmen</text:p>
          </table:table-cell>
          <table:table-cell table:style-name="ce26" office:value-type="string">
            <text:p>Jurado González </text:p>
          </table:table-cell>
          <table:table-cell table:style-name="ce44" office:value-type="string">
            <text:p><text:a xlink:href="mailto:mariac.jurado.gonzalez@juntadeandalucia.es">mariac.jurado.gonzal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GAPA</text:p>
          </table:table-cell>
          <table:table-cell table:style-name="ce24"/>
          <table:table-cell table:style-name="ce101" table:formula="of:=COUNTIF([.$C$2:.$C$300];[.C21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ª Carmen</text:p>
          </table:table-cell>
          <table:table-cell table:style-name="ce26" office:value-type="string">
            <text:p>Robles Agudo</text:p>
          </table:table-cell>
          <table:table-cell table:style-name="ce44" office:value-type="string">
            <text:p><text:a xlink:href="mailto:mcarmen.robles.agudo@juntadeandalucia.es">mcarmen.robles.agudo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GAPA</text:p>
          </table:table-cell>
          <table:table-cell table:style-name="ce24"/>
          <table:table-cell table:style-name="ce101" table:formula="of:=COUNTIF([.$C$2:.$C$300];[.C21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Francisco</text:p>
          </table:table-cell>
          <table:table-cell table:style-name="ce26" office:value-type="string">
            <text:p>Sánchez García</text:p>
          </table:table-cell>
          <table:table-cell table:style-name="ce44" office:value-type="string">
            <text:p><text:a xlink:href="mailto:jsanchez@agenciaidea.es">jsanchez@agenciaide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IDEA</text:p>
          </table:table-cell>
          <table:table-cell table:style-name="ce24"/>
          <table:table-cell table:style-name="ce101" table:formula="of:=COUNTIF([.$C$2:.$C$300];[.C21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ía</text:p>
          </table:table-cell>
          <table:table-cell table:style-name="ce26" office:value-type="string">
            <text:p>Alonso Araujo</text:p>
          </table:table-cell>
          <table:table-cell table:style-name="ce46" office:value-type="string">
            <text:p><text:a xlink:href="mailto:malonso@agenciaidea.es">malonso@agenciaide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AIDEA</text:p>
          </table:table-cell>
          <table:table-cell table:style-name="ce24"/>
          <table:table-cell table:style-name="ce101" table:formula="of:=COUNTIF([.$C$2:.$C$300];[.C21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aquín</text:p>
          </table:table-cell>
          <table:table-cell table:style-name="ce26" office:value-type="string">
            <text:p>Berrocoso Domínguez </text:p>
          </table:table-cell>
          <table:table-cell table:style-name="ce46" office:value-type="string">
            <text:p><text:a xlink:href="mailto:jberrocoso@agenciaidea.es">jberrocoso@agenciaide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AIDEA</text:p>
          </table:table-cell>
          <table:table-cell table:style-name="ce24"/>
          <table:table-cell table:style-name="ce101" table:formula="of:=COUNTIF([.$C$2:.$C$300];[.C21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e Antonio</text:p>
          </table:table-cell>
          <table:table-cell table:style-name="ce26" office:value-type="string">
            <text:p>Fernández Adarve</text:p>
          </table:table-cell>
          <table:table-cell table:style-name="ce44" office:value-type="string">
            <text:p><text:a xlink:href="mailto:jafernandez@agenciamedioambienteyagua.es">jafernandez@agenciamedioambienteyagu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MAYA</text:p>
          </table:table-cell>
          <table:table-cell table:style-name="ce24"/>
          <table:table-cell table:style-name="ce101" table:formula="of:=COUNTIF([.$C$2:.$C$300];[.C22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uan Antonio</text:p>
          </table:table-cell>
          <table:table-cell table:style-name="ce27" office:value-type="string">
            <text:p>Martínez Guirado </text:p>
          </table:table-cell>
          <table:table-cell table:style-name="ce45" office:value-type="string">
            <text:p><text:span text:style-name="T2"><text:a xlink:href="mailto:jamartinez@agenciamedioambienteyagua.es">jamartinez@agenciamedioambienteyagua.es</text:a></text:span></text:p>
          </table:table-cell>
          <table:table-cell table:style-name="ce77" office:value-type="string">
            <text:p>DIN</text:p>
          </table:table-cell>
          <table:table-cell table:style-name="ce2" office:value-type="string">
            <text:p>AMAYA</text:p>
          </table:table-cell>
          <table:table-cell table:style-name="ce24"/>
          <table:table-cell table:style-name="ce101" table:formula="of:=COUNTIF([.$C$2:.$C$300];[.C22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César</text:p>
          </table:table-cell>
          <table:table-cell table:style-name="ce27" office:value-type="string">
            <text:p>Sánchez de Alcázar Cruz </text:p>
          </table:table-cell>
          <table:table-cell table:style-name="ce45" office:value-type="string">
            <text:p><text:span text:style-name="T1"><text:a xlink:href="mailto:csanchezdealcazar@agenciamedioambienteyagua.es">csanchezdealcazar@agenciamedioambienteyagua.es</text:a></text:span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AMAYA</text:p>
          </table:table-cell>
          <table:table-cell table:style-name="ce24"/>
          <table:table-cell table:style-name="ce101" table:formula="of:=COUNTIF([.$C$2:.$C$300];[.C22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Enrique</text:p>
          </table:table-cell>
          <table:table-cell table:style-name="ce27" office:value-type="string">
            <text:p>Martín Minchero</text:p>
          </table:table-cell>
          <table:table-cell table:style-name="ce45" office:value-type="string">
            <text:p><text:a xlink:href="mailto:emartin@agenciamedioambienteyagua.es">emartin@agenciamedioambienteyagua.es</text:a></text:p>
          </table:table-cell>
          <table:table-cell table:style-name="ce77" office:value-type="string">
            <text:p>TEC</text:p>
          </table:table-cell>
          <table:table-cell table:style-name="ce2" office:value-type="string">
            <text:p>AMAYA</text:p>
          </table:table-cell>
          <table:table-cell table:style-name="ce24"/>
          <table:table-cell table:style-name="ce101" table:formula="of:=COUNTIF([.$C$2:.$C$300];[.C22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arlos</text:p>
          </table:table-cell>
          <table:table-cell table:style-name="ce26" office:value-type="string">
            <text:p>Álvarez Gala</text:p>
          </table:table-cell>
          <table:table-cell table:style-name="ce44" office:value-type="string">
            <text:p><text:a xlink:href="mailto:carlos.alvarez@aopandalucia.es">carlos.alvarez@aop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OPJA</text:p>
          </table:table-cell>
          <table:table-cell table:style-name="ce24"/>
          <table:table-cell table:style-name="ce101" table:formula="of:=COUNTIF([.$C$2:.$C$300];[.C22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Vicente</text:p>
          </table:table-cell>
          <table:table-cell table:style-name="ce26" office:value-type="string">
            <text:p>Rivero Redondo</text:p>
          </table:table-cell>
          <table:table-cell table:style-name="ce44" office:value-type="string">
            <text:p><text:a xlink:href="mailto:vicente.rivero@aopandalucia.es">vicente.rivero@aop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OPJA</text:p>
          </table:table-cell>
          <table:table-cell table:style-name="ce24"/>
          <table:table-cell table:style-name="ce101" table:formula="of:=COUNTIF([.$C$2:.$C$300];[.C22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de Dios</text:p>
          </table:table-cell>
          <table:table-cell table:style-name="ce32" office:value-type="string">
            <text:p>Galán Herrero</text:p>
          </table:table-cell>
          <table:table-cell table:style-name="ce46" office:value-type="string">
            <text:p><text:a xlink:href="mailto:jgalan@eppa.es">jgalan@epp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APPA</text:p>
          </table:table-cell>
          <table:table-cell table:style-name="ce24"/>
          <table:table-cell table:style-name="ce101" table:formula="of:=COUNTIF([.$C$2:.$C$300];[.C22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nuel</text:p>
          </table:table-cell>
          <table:table-cell table:style-name="ce26" office:value-type="string">
            <text:p>Moreno Lavado</text:p>
          </table:table-cell>
          <table:table-cell table:style-name="ce54" office:value-type="string">
            <text:p><text:a xlink:href="mailto:mmoreno@eppa.es">mmoreno@epp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APPA</text:p>
          </table:table-cell>
          <table:table-cell table:style-name="ce24"/>
          <table:table-cell table:style-name="ce101" table:formula="of:=COUNTIF([.$C$2:.$C$300];[.C22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Edgardo</text:p>
          </table:table-cell>
          <table:table-cell table:style-name="ce32" office:value-type="string">
            <text:p>Aguirre</text:p>
          </table:table-cell>
          <table:table-cell table:style-name="ce46" office:value-type="string">
            <text:p><text:a xlink:href="mailto:eaguirre@eppa.es">eaguirre@eppa.es</text:a></text:p>
          </table:table-cell>
          <table:table-cell table:style-name="ce79" office:value-type="string">
            <text:p>TEC</text:p>
          </table:table-cell>
          <table:table-cell table:style-name="ce2" office:value-type="string">
            <text:p>APPA</text:p>
          </table:table-cell>
          <table:table-cell table:style-name="ce24"/>
          <table:table-cell table:style-name="ce101" table:formula="of:=COUNTIF([.$C$2:.$C$300];[.C22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edro</text:p>
          </table:table-cell>
          <table:table-cell table:style-name="ce26" office:value-type="string">
            <text:p>Jiménez Romero</text:p>
          </table:table-cell>
          <table:table-cell table:style-name="ce44" office:value-type="string">
            <text:p><text:a xlink:href="mailto:pedro.jimenez.romero@juntadeandalucia.es">pedro.jimenez.romer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AVRA</text:p>
          </table:table-cell>
          <table:table-cell table:style-name="ce24"/>
          <table:table-cell table:style-name="ce101" table:formula="of:=COUNTIF([.$C$2:.$C$300];[.C22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ernando</text:p>
          </table:table-cell>
          <table:table-cell table:style-name="ce26" office:value-type="string">
            <text:p>Pujol Conejo</text:p>
          </table:table-cell>
          <table:table-cell table:style-name="ce44" office:value-type="string">
            <text:p><text:a xlink:href="mailto:fernando.pujol@juntadeandalucia.es">fernando.pujol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AVRA</text:p>
          </table:table-cell>
          <table:table-cell table:style-name="ce24"/>
          <table:table-cell table:style-name="ce101" table:formula="of:=COUNTIF([.$C$2:.$C$300];[.C23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ta</text:p>
          </table:table-cell>
          <table:table-cell table:style-name="ce26" office:value-type="string">
            <text:p>Gamoneda Moreno</text:p>
          </table:table-cell>
          <table:table-cell table:style-name="ce44" office:value-type="string">
            <text:p><text:a xlink:href="mailto:marta.gamoneda@juntadeandalucia.es">marta.gamoned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VRA</text:p>
          </table:table-cell>
          <table:table-cell table:style-name="ce24"/>
          <table:table-cell table:style-name="ce101" table:formula="of:=COUNTIF([.$C$2:.$C$300];[.C23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" office:value-type="string">
            <text:p>Alcocer Tirado</text:p>
          </table:table-cell>
          <table:table-cell table:style-name="ce57" office:value-type="string">
            <text:p><text:a xlink:href="mailto:antonio.alcocer.tirado.ext@juntadeandalucia.es">antonio.alcocer.tirad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AVRA</text:p>
          </table:table-cell>
          <table:table-cell table:style-name="ce24"/>
          <table:table-cell table:style-name="ce101" table:formula="of:=COUNTIF([.$C$2:.$C$300];[.C23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osé</text:p>
          </table:table-cell>
          <table:table-cell table:style-name="ce32" office:value-type="string">
            <text:p>Fernández García</text:p>
          </table:table-cell>
          <table:table-cell table:style-name="ce46" office:value-type="string">
            <text:p><text:a xlink:href="mailto:jose.fernandez.garcia@juntadeandalucia.es">jose.fernandez.garcia@juntadeandaluci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CAA</text:p>
          </table:table-cell>
          <table:table-cell table:style-name="ce24"/>
          <table:table-cell table:style-name="ce101" table:formula="of:=COUNTIF([.$C$2:.$C$300];[.C23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avier</text:p>
          </table:table-cell>
          <table:table-cell table:style-name="ce32" office:value-type="string">
            <text:p>Blanco Rodríguez</text:p>
          </table:table-cell>
          <table:table-cell table:style-name="ce46" office:value-type="string">
            <text:p><text:a xlink:href="mailto:fjavier.blanco@juntadeandalucia.es">fjavier.blanc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AA</text:p>
          </table:table-cell>
          <table:table-cell table:style-name="ce24"/>
          <table:table-cell table:style-name="ce101" table:formula="of:=COUNTIF([.$C$2:.$C$300];[.C23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</text:p>
          </table:table-cell>
          <table:table-cell table:style-name="ce26" office:value-type="string">
            <text:p>Arranz Hernán</text:p>
          </table:table-cell>
          <table:table-cell table:style-name="ce44" office:value-type="string">
            <text:p><text:a xlink:href="mailto:luis.arranz@juntadeandalucia.es">luis.arran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AAC</text:p>
          </table:table-cell>
          <table:table-cell table:style-name="ce24"/>
          <table:table-cell table:style-name="ce101" table:formula="of:=COUNTIF([.$C$2:.$C$300];[.C23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tonio Luis</text:p>
          </table:table-cell>
          <table:table-cell table:style-name="ce32" office:value-type="string">
            <text:p>Sánchez Martos</text:p>
          </table:table-cell>
          <table:table-cell table:style-name="ce51" office:value-type="string">
            <text:p><text:a xlink:href="mailto:antoniol.sanchez@juntadeandalucia.es">antoniol.sanchez@juntadeandaluci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CAAC</text:p>
          </table:table-cell>
          <table:table-cell table:style-name="ce24"/>
          <table:table-cell table:style-name="ce101" table:formula="of:=COUNTIF([.$C$2:.$C$300];[.C23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edro A.</text:p>
          </table:table-cell>
          <table:table-cell table:style-name="ce26" office:value-type="string">
            <text:p>Jiménez Barrionuevo</text:p>
          </table:table-cell>
          <table:table-cell table:style-name="ce46" office:value-type="string">
            <text:p><text:a xlink:href="mailto:pedroa.jimenez@juntadeandalucia.es">pedroa.jimen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CA</text:p>
          </table:table-cell>
          <table:table-cell table:style-name="ce24"/>
          <table:table-cell table:style-name="ce101" table:formula="of:=COUNTIF([.$C$2:.$C$300];[.C23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Antonio</text:p>
          </table:table-cell>
          <table:table-cell table:style-name="ce26" office:value-type="string">
            <text:p>Ortega Ramírez</text:p>
          </table:table-cell>
          <table:table-cell table:style-name="ce44" office:value-type="string">
            <text:p><text:a xlink:href="mailto:ortega@cica.es">ortega@cic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CICA</text:p>
          </table:table-cell>
          <table:table-cell table:style-name="ce100" office:value-type="string">
            <text:p><text:span text:style-name="T16"><text:a xlink:href="mailto:jortega@us.es">jortega@us.es</text:a></text:span></text:p>
          </table:table-cell>
          <table:table-cell table:style-name="ce101" table:formula="of:=COUNTIF([.$C$2:.$C$300];[.C23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e Carlos</text:p>
          </table:table-cell>
          <table:table-cell table:style-name="ce26" office:value-type="string">
            <text:p>Alarcón Arévalo</text:p>
          </table:table-cell>
          <table:table-cell table:style-name="ce44" office:value-type="string">
            <text:p><text:a xlink:href="mailto:jcalarcon@cica.es">jcalarcon@cic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CICA</text:p>
          </table:table-cell>
          <table:table-cell table:style-name="ce100" office:value-type="string">
            <text:p><text:span text:style-name="T16"><text:a xlink:href="mailto:josecarlos.alarcon@juntadeandalucia.es">josecarlos.alarcon@juntadeandalucia.es</text:a></text:span></text:p>
          </table:table-cell>
          <table:table-cell table:style-name="ce101" table:formula="of:=COUNTIF([.$C$2:.$C$300];[.C23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a Belén</text:p>
          </table:table-cell>
          <table:table-cell table:style-name="ce26" office:value-type="string">
            <text:p>Girón González </text:p>
          </table:table-cell>
          <table:table-cell table:style-name="ce44" office:value-type="string">
            <text:p><text:a xlink:href="mailto:abgiron@cica.es">abgiron@cica.es</text:a></text:p>
          </table:table-cell>
          <table:table-cell table:style-name="ce84" office:value-type="string">
            <text:p>TEC</text:p>
          </table:table-cell>
          <table:table-cell table:style-name="ce2" office:value-type="string">
            <text:p>CICA</text:p>
          </table:table-cell>
          <table:table-cell table:style-name="ce100" office:value-type="string">
            <text:p><text:span text:style-name="T16"><text:a xlink:href="mailto:anab.giron@juntadeandalucia.es">anab.giron@juntadeandalucia.es</text:a></text:span><text:span text:style-name="T16"> /</text:span></text:p>
          </table:table-cell>
          <table:table-cell table:style-name="ce101" table:formula="of:=COUNTIF([.$C$2:.$C$300];[.C24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ablo</text:p>
          </table:table-cell>
          <table:table-cell table:style-name="ce26" office:value-type="string">
            <text:p>Vázquez Martínez</text:p>
          </table:table-cell>
          <table:table-cell table:style-name="ce57" office:value-type="string">
            <text:p><text:a xlink:href="mailto:pablo.vazquez@cica.es">pablo.vazquez@cica.es</text:a></text:p>
          </table:table-cell>
          <table:table-cell table:style-name="ce76" office:value-type="string">
            <text:p>TEC</text:p>
          </table:table-cell>
          <table:table-cell table:style-name="ce24" office:value-type="string">
            <text:p>CICA</text:p>
          </table:table-cell>
          <table:table-cell table:style-name="ce24"/>
          <table:table-cell table:style-name="ce101" table:formula="of:=COUNTIF([.$C$2:.$C$300];[.C24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Ignacio</text:p>
          </table:table-cell>
          <table:table-cell table:style-name="ce26" office:value-type="string">
            <text:p>Bocanegra</text:p>
          </table:table-cell>
          <table:table-cell table:style-name="ce57" office:value-type="string">
            <text:p><text:a xlink:href="mailto:ignacio.bocanegra@cica.es">ignacio.bocanegra@cica.es</text:a></text:p>
          </table:table-cell>
          <table:table-cell table:style-name="ce76" office:value-type="string">
            <text:p>TEC</text:p>
          </table:table-cell>
          <table:table-cell table:style-name="ce24" office:value-type="string">
            <text:p>CICA</text:p>
          </table:table-cell>
          <table:table-cell table:style-name="ce24"/>
          <table:table-cell table:style-name="ce101" table:formula="of:=COUNTIF([.$C$2:.$C$300];[.C24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ablo</text:p>
          </table:table-cell>
          <table:table-cell table:style-name="ce26" office:value-type="string">
            <text:p>Guzmán Álvarez</text:p>
          </table:table-cell>
          <table:table-cell table:style-name="ce44" office:value-type="string">
            <text:p><text:a xlink:href="mailto:pguzman@andalucia.org">pguzman@andalucia.org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EPTDA-TUR</text:p>
          </table:table-cell>
          <table:table-cell table:style-name="ce24"/>
          <table:table-cell table:style-name="ce101" table:formula="of:=COUNTIF([.$C$2:.$C$300];[.C243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2" office:value-type="string">
            <text:p>Moisés</text:p>
          </table:table-cell>
          <table:table-cell table:style-name="ce26" office:value-type="string">
            <text:p>Rubiño García</text:p>
          </table:table-cell>
          <table:table-cell table:style-name="ce74" office:value-type="string">
            <text:p><text:span text:style-name="T7"><text:a xlink:href="mailto:mrubino@andalucia.org">mrubino@andalucia.org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PTDA-TUR</text:p>
          </table:table-cell>
          <table:table-cell table:style-name="ce24"/>
          <table:table-cell table:style-name="ce101" table:formula="of:=COUNTIF([.$C$2:.$C$300];[.C24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Dolores (Lola)</text:p>
          </table:table-cell>
          <table:table-cell table:style-name="ce26" office:value-type="string">
            <text:p>Gómez Ruiz</text:p>
          </table:table-cell>
          <table:table-cell table:style-name="ce44" office:value-type="string">
            <text:p><text:a xlink:href="mailto:dolores.gomez.ruiz@juntadeandalucia.es">dolores.gomez.ruiz@juntadeandalucia.es</text:a></text:p>
          </table:table-cell>
          <table:table-cell table:style-name="ce76" office:value-type="string">
            <text:p>REP</text:p>
          </table:table-cell>
          <table:table-cell table:style-name="ce90" office:value-type="string">
            <text:p>EPTDA-DEP</text:p>
          </table:table-cell>
          <table:table-cell table:style-name="ce24"/>
          <table:table-cell table:style-name="ce101" table:formula="of:=COUNTIF([.$C$2:.$C$300];[.C24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Ignacio</text:p>
          </table:table-cell>
          <table:table-cell table:style-name="ce27" office:value-type="string">
            <text:p>Alonso Abad</text:p>
          </table:table-cell>
          <table:table-cell table:style-name="ce44" office:value-type="string">
            <text:p><text:a xlink:href="mailto:ignacio.alonso@juntadeandalucia.es">ignacio.alonso@juntadeandalucia.es</text:a></text:p>
          </table:table-cell>
          <table:table-cell table:style-name="ce77" office:value-type="string">
            <text:p>DIN</text:p>
          </table:table-cell>
          <table:table-cell table:style-name="ce90" office:value-type="string">
            <text:p>EPTDA-DEP</text:p>
          </table:table-cell>
          <table:table-cell table:style-name="ce24"/>
          <table:table-cell table:style-name="ce101" table:formula="of:=COUNTIF([.$C$2:.$C$300];[.C24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Bernardo</text:p>
          </table:table-cell>
          <table:table-cell table:style-name="ce27" office:value-type="string">
            <text:p>Mestre Arispon</text:p>
          </table:table-cell>
          <table:table-cell table:style-name="ce45" office:value-type="string">
            <text:p><text:a xlink:href="mailto:bernardo.mestre@juntadeandalucia.es">bernardo.mestre@juntadeandalucia.es</text:a></text:p>
          </table:table-cell>
          <table:table-cell table:style-name="ce77" office:value-type="string">
            <text:p>TEC</text:p>
          </table:table-cell>
          <table:table-cell table:style-name="ce90" office:value-type="string">
            <text:p>EPTDA-DEP</text:p>
          </table:table-cell>
          <table:table-cell table:style-name="ce24"/>
          <table:table-cell table:style-name="ce101" table:formula="of:=COUNTIF([.$C$2:.$C$300];[.C24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Francisco Javier</text:p>
          </table:table-cell>
          <table:table-cell table:style-name="ce27" office:value-type="string">
            <text:p>Perez Rey</text:p>
          </table:table-cell>
          <table:table-cell table:style-name="ce45" office:value-type="string">
            <text:p><text:a xlink:href="mailto:fran.perez@juntadeandalucia.es">fran.perez@juntadeandalucia.es</text:a></text:p>
          </table:table-cell>
          <table:table-cell table:style-name="ce77" office:value-type="string">
            <text:p>TEC</text:p>
          </table:table-cell>
          <table:table-cell table:style-name="ce90" office:value-type="string">
            <text:p>EPTDA-DEP</text:p>
          </table:table-cell>
          <table:table-cell table:style-name="ce24"/>
          <table:table-cell table:style-name="ce101" table:formula="of:=COUNTIF([.$C$2:.$C$300];[.C24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élix</text:p>
          </table:table-cell>
          <table:table-cell table:style-name="ce26" office:value-type="string">
            <text:p>Gamero García</text:p>
          </table:table-cell>
          <table:table-cell table:style-name="ce44" office:value-type="string">
            <text:p><text:a xlink:href="mailto:fgg@extenda.es">fgg@extend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EXTENDA</text:p>
          </table:table-cell>
          <table:table-cell table:style-name="ce24"/>
          <table:table-cell table:style-name="ce101" table:formula="of:=COUNTIF([.$C$2:.$C$300];[.C24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Rafael</text:p>
          </table:table-cell>
          <table:table-cell table:style-name="ce26" office:value-type="string">
            <text:p>García Díaz</text:p>
          </table:table-cell>
          <table:table-cell table:style-name="ce44" office:value-type="string">
            <text:p><text:a xlink:href="mailto:jgd@extenda.es">jgd@extend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XTENDA</text:p>
          </table:table-cell>
          <table:table-cell table:style-name="ce24"/>
          <table:table-cell table:style-name="ce101" table:formula="of:=COUNTIF([.$C$2:.$C$300];[.C25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Manuel</text:p>
          </table:table-cell>
          <table:table-cell table:style-name="ce26" office:value-type="string">
            <text:p>Marchena Escobar</text:p>
          </table:table-cell>
          <table:table-cell table:style-name="ce44" office:value-type="string">
            <text:p><text:a xlink:href="mailto:jme.ext@extenda.es">jme.ext@extend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XTENDA</text:p>
          </table:table-cell>
          <table:table-cell table:style-name="ce24"/>
          <table:table-cell table:style-name="ce101" table:formula="of:=COUNTIF([.$C$2:.$C$300];[.C25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lberto</text:p>
          </table:table-cell>
          <table:table-cell table:style-name="ce26" office:value-type="string">
            <text:p>Pool Melchor</text:p>
          </table:table-cell>
          <table:table-cell table:style-name="ce44" office:value-type="string">
            <text:p><text:a xlink:href="mailto:alp.ext@extenda.es">alp.ext@extend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EXTENDA</text:p>
          </table:table-cell>
          <table:table-cell table:style-name="ce24"/>
          <table:table-cell table:style-name="ce101" table:formula="of:=COUNTIF([.$C$2:.$C$300];[.C25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rco</text:p>
          </table:table-cell>
          <table:table-cell table:style-name="ce26" office:value-type="string">
            <text:p>García Romero</text:p>
          </table:table-cell>
          <table:table-cell table:style-name="ce44" office:value-type="string">
            <text:p><text:a xlink:href="mailto:marco.garcia@juntadeandalucia.es">marco.garcia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IAAP</text:p>
          </table:table-cell>
          <table:table-cell table:style-name="ce24"/>
          <table:table-cell table:style-name="ce101" table:formula="of:=COUNTIF([.$C$2:.$C$300];[.C25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12" office:value-type="string">
            <text:p>Fernando Félix </text:p>
          </table:table-cell>
          <table:table-cell table:style-name="ce35" office:value-type="string">
            <text:p>Gutiérrez</text:p>
          </table:table-cell>
          <table:table-cell table:style-name="ce58" office:value-type="string">
            <text:p><text:span text:style-name="T2"><text:a xlink:href="mailto:fernandof.gutierrez@juntadeandalucia.es">fernandof.gutierrez@juntadeandalucia.es</text:a></text:span></text:p>
          </table:table-cell>
          <table:table-cell table:style-name="ce82" office:value-type="string">
            <text:p>DIN</text:p>
          </table:table-cell>
          <table:table-cell table:style-name="ce2" office:value-type="string">
            <text:p>IAAP</text:p>
          </table:table-cell>
          <table:table-cell table:style-name="ce24"/>
          <table:table-cell table:style-name="ce101" table:formula="of:=COUNTIF([.$C$2:.$C$300];[.C25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Virgilio</text:p>
          </table:table-cell>
          <table:table-cell table:style-name="ce27" office:value-type="string">
            <text:p>Rey Lorenzana</text:p>
          </table:table-cell>
          <table:table-cell table:style-name="ce45" office:value-type="string">
            <text:p><text:span text:style-name="T1"><text:a xlink:href="mailto:virgilio.rey.ext@juntadeandalucia.es">virgilio.rey.ext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AP</text:p>
          </table:table-cell>
          <table:table-cell table:style-name="ce24"/>
          <table:table-cell table:style-name="ce101" table:formula="of:=COUNTIF([.$C$2:.$C$300];[.C25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Francisco A.</text:p>
          </table:table-cell>
          <table:table-cell table:style-name="ce27" office:value-type="string">
            <text:p>de Alba Quiñones</text:p>
          </table:table-cell>
          <table:table-cell table:style-name="ce45" office:value-type="string">
            <text:p><text:span text:style-name="T1"><text:a xlink:href="mailto:francisco.alba.ext@juntadeandalucia.es">francisco.alba.ext@juntadeandalucia.es</text:a></text:span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AP</text:p>
          </table:table-cell>
          <table:table-cell table:style-name="ce24"/>
          <table:table-cell table:style-name="ce101" table:formula="of:=COUNTIF([.$C$2:.$C$300];[.C25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avier</text:p>
          </table:table-cell>
          <table:table-cell table:style-name="ce27" office:value-type="string">
            <text:p>Velázquez Rubio</text:p>
          </table:table-cell>
          <table:table-cell table:style-name="ce45" office:value-type="string">
            <text:p><text:a xlink:href="mailto:javier.velazquez.ext@juntadeandalucia.es">javier.velazque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AP</text:p>
          </table:table-cell>
          <table:table-cell table:style-name="ce24"/>
          <table:table-cell table:style-name="ce101" table:formula="of:=COUNTIF([.$C$2:.$C$300];[.C25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Fernando</text:p>
          </table:table-cell>
          <table:table-cell table:style-name="ce26" office:value-type="string">
            <text:p>González González</text:p>
          </table:table-cell>
          <table:table-cell table:style-name="ce44" office:value-type="string">
            <text:p><text:a xlink:href="mailto:fernando.gonzalez.gonzalez@juntadeandalucia.es">fernando.gonzalez.gonzal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IAJ</text:p>
          </table:table-cell>
          <table:table-cell table:style-name="ce24"/>
          <table:table-cell table:style-name="ce101" table:formula="of:=COUNTIF([.$C$2:.$C$300];[.C25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lberto</text:p>
          </table:table-cell>
          <table:table-cell table:style-name="ce26" office:value-type="string">
            <text:p>Zamora Cueto</text:p>
          </table:table-cell>
          <table:table-cell table:style-name="ce44" office:value-type="string">
            <text:p><text:a xlink:href="mailto:alberto.zamora.ext@juntadeandalucia.es">alberto.zamora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J</text:p>
          </table:table-cell>
          <table:table-cell table:style-name="ce24"/>
          <table:table-cell table:style-name="ce101" table:formula="of:=COUNTIF([.$C$2:.$C$300];[.C25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Cristóbal</text:p>
          </table:table-cell>
          <table:table-cell table:style-name="ce26" office:value-type="string">
            <text:p>Contreras Mireime</text:p>
          </table:table-cell>
          <table:table-cell table:style-name="ce44" office:value-type="string">
            <text:p><text:a xlink:href="mailto:cristobal.contreras.m.ext@juntadeandalucia.es">cristobal.contreras.m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J</text:p>
          </table:table-cell>
          <table:table-cell table:style-name="ce24"/>
          <table:table-cell table:style-name="ce101" table:formula="of:=COUNTIF([.$C$2:.$C$300];[.C26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Manuel</text:p>
          </table:table-cell>
          <table:table-cell table:style-name="ce26" office:value-type="string">
            <text:p>Parrado</text:p>
          </table:table-cell>
          <table:table-cell table:style-name="ce44" office:value-type="string">
            <text:p><text:a xlink:href="mailto:josem.parrado.ext@juntadeandalucia.es">josem.parrad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J</text:p>
          </table:table-cell>
          <table:table-cell table:style-name="ce24"/>
          <table:table-cell table:style-name="ce101" table:formula="of:=COUNTIF([.$C$2:.$C$300];[.C26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Antonio</text:p>
          </table:table-cell>
          <table:table-cell table:style-name="ce26" office:value-type="string">
            <text:p>Moreno Álvarez</text:p>
          </table:table-cell>
          <table:table-cell table:style-name="ce44" office:value-type="string">
            <text:p><text:a xlink:href="mailto:juan.moreno.alvarez@juntadeandalucia.es">juan.moreno.alvar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IAM</text:p>
          </table:table-cell>
          <table:table-cell table:style-name="ce24"/>
          <table:table-cell table:style-name="ce101" table:formula="of:=COUNTIF([.$C$2:.$C$300];[.C26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Antonio</text:p>
          </table:table-cell>
          <table:table-cell table:style-name="ce27" office:value-type="string">
            <text:p>Rendón Ruiz</text:p>
          </table:table-cell>
          <table:table-cell table:style-name="ce44" office:value-type="string">
            <text:p><text:a xlink:href="mailto:antonio.rendon.ext@juntadeandalucia.es">antonio.rendon.ext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IAM</text:p>
          </table:table-cell>
          <table:table-cell table:style-name="ce24"/>
          <table:table-cell table:style-name="ce101" table:formula="of:=COUNTIF([.$C$2:.$C$300];[.C26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</text:p>
          </table:table-cell>
          <table:table-cell table:style-name="ce26" office:value-type="string">
            <text:p>Rodríguez García</text:p>
          </table:table-cell>
          <table:table-cell table:style-name="ce44" office:value-type="string">
            <text:p><text:a xlink:href="mailto:luis.rodriguez.garcia.ext@juntadeandalucia.es">luis.rodriguez.garcia.ext@juntadeandalucia.es</text:a> 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M</text:p>
          </table:table-cell>
          <table:table-cell table:style-name="ce24"/>
          <table:table-cell table:style-name="ce101" table:formula="of:=COUNTIF([.$C$2:.$C$300];[.C26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Luis</text:p>
          </table:table-cell>
          <table:table-cell table:style-name="ce26" office:value-type="string">
            <text:p>Zafra Ojuel</text:p>
          </table:table-cell>
          <table:table-cell table:style-name="ce44" office:value-type="string">
            <text:p><text:a xlink:href="mailto:joseluis.zafra@juntadeandalucia.es">joseluis.zafra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IAPH</text:p>
          </table:table-cell>
          <table:table-cell table:style-name="ce24"/>
          <table:table-cell table:style-name="ce101" table:formula="of:=COUNTIF([.$C$2:.$C$300];[.C26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osé Antonio</text:p>
          </table:table-cell>
          <table:table-cell table:style-name="ce27" office:value-type="string">
            <text:p>Prada Baena </text:p>
          </table:table-cell>
          <table:table-cell table:style-name="ce45" office:value-type="string">
            <text:p><text:a xlink:href="mailto:josea.prada@juntadeandalucia.es">josea.prad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APH</text:p>
          </table:table-cell>
          <table:table-cell table:style-name="ce24"/>
          <table:table-cell table:style-name="ce101" table:formula="of:=COUNTIF([.$C$2:.$C$300];[.C26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ntonio</text:p>
          </table:table-cell>
          <table:table-cell table:style-name="ce26" office:value-type="string">
            <text:p>Molina González</text:p>
          </table:table-cell>
          <table:table-cell table:style-name="ce44" office:value-type="string">
            <text:p><text:a xlink:href="mailto:antonio.molina.gonzalez@juntadeandalucia.es">antonio.molina.gonzalez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IECA</text:p>
          </table:table-cell>
          <table:table-cell table:style-name="ce24"/>
          <table:table-cell table:style-name="ce101" table:formula="of:=COUNTIF([.$C$2:.$C$300];[.C26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José Ángel</text:p>
          </table:table-cell>
          <table:table-cell table:style-name="ce27" office:value-type="string">
            <text:p>Gutiérrez Morales</text:p>
          </table:table-cell>
          <table:table-cell table:style-name="ce45" office:value-type="string">
            <text:p><text:span text:style-name="T13"><text:a xlink:href="mailto:joseangel.gutierrez@juntadeandalucia.es">joseangel.gutierrez@juntadeandalucia.es</text:a></text:span></text:p>
          </table:table-cell>
          <table:table-cell table:style-name="ce77" office:value-type="string">
            <text:p>DIN</text:p>
          </table:table-cell>
          <table:table-cell table:style-name="ce2" office:value-type="string">
            <text:p>IECA</text:p>
          </table:table-cell>
          <table:table-cell table:style-name="ce24"/>
          <table:table-cell table:style-name="ce101" table:formula="of:=COUNTIF([.$C$2:.$C$300];[.C26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Manuel</text:p>
          </table:table-cell>
          <table:table-cell table:style-name="ce26" office:value-type="string">
            <text:p>Costoyas Presa</text:p>
          </table:table-cell>
          <table:table-cell table:style-name="ce44" office:value-type="string">
            <text:p><text:a xlink:href="mailto:manuel.costoyas.ext@juntadeandalucia.es">manuel.costoyas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ECA</text:p>
          </table:table-cell>
          <table:table-cell table:style-name="ce24"/>
          <table:table-cell table:style-name="ce101" table:formula="of:=COUNTIF([.$C$2:.$C$300];[.C26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ugusto</text:p>
          </table:table-cell>
          <table:table-cell table:style-name="ce26" office:value-type="string">
            <text:p>García Baena</text:p>
          </table:table-cell>
          <table:table-cell table:style-name="ce44" office:value-type="string">
            <text:p><text:a xlink:href="mailto:augusto.garcia@juntadeandalucia.es">augusto.garci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ECA</text:p>
          </table:table-cell>
          <table:table-cell table:style-name="ce24"/>
          <table:table-cell table:style-name="ce101" table:formula="of:=COUNTIF([.$C$2:.$C$300];[.C27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Enrique</text:p>
          </table:table-cell>
          <table:table-cell table:style-name="ce26" office:value-type="string">
            <text:p>Lago García</text:p>
          </table:table-cell>
          <table:table-cell table:style-name="ce44" office:value-type="string">
            <text:p><text:a xlink:href="mailto:enrique.lago@juntadeandalucia.es">enrique.lago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ECA</text:p>
          </table:table-cell>
          <table:table-cell table:style-name="ce24"/>
          <table:table-cell table:style-name="ce101" table:formula="of:=COUNTIF([.$C$2:.$C$300];[.C27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bel</text:p>
          </table:table-cell>
          <table:table-cell table:style-name="ce26" office:value-type="string">
            <text:p>Martín Ruiz</text:p>
          </table:table-cell>
          <table:table-cell table:style-name="ce44" office:value-type="string">
            <text:p><text:a xlink:href="mailto:abel.martin.ruiz.ext@juntadeandalucia.es">abel.martin.rui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ECA</text:p>
          </table:table-cell>
          <table:table-cell table:style-name="ce24"/>
          <table:table-cell table:style-name="ce101" table:formula="of:=COUNTIF([.$C$2:.$C$300];[.C27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Aurelio</text:p>
          </table:table-cell>
          <table:table-cell table:style-name="ce26" office:value-type="string">
            <text:p>Pérez Piñas</text:p>
          </table:table-cell>
          <table:table-cell table:style-name="ce44" office:value-type="string">
            <text:p><text:a xlink:href="mailto:josea.perez.pinas@juntadeandalucia.es">josea.perez.pinas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ECA</text:p>
          </table:table-cell>
          <table:table-cell table:style-name="ce24"/>
          <table:table-cell table:style-name="ce101" table:formula="of:=COUNTIF([.$C$2:.$C$300];[.C27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rancisco</text:p>
          </table:table-cell>
          <table:table-cell table:style-name="ce32" office:value-type="string">
            <text:p>Fuentes Aceituno</text:p>
          </table:table-cell>
          <table:table-cell table:style-name="ce46" office:value-type="string">
            <text:p><text:a xlink:href="mailto:francisco.fuentes@juntadeandalucia.es">francisco.fuentes@juntadeandalucia.es</text:a></text:p>
          </table:table-cell>
          <table:table-cell table:style-name="ce79" office:value-type="string">
            <text:p>REP</text:p>
          </table:table-cell>
          <table:table-cell table:style-name="ce2" office:value-type="string">
            <text:p>IFAPA</text:p>
          </table:table-cell>
          <table:table-cell table:style-name="ce24"/>
          <table:table-cell table:style-name="ce101" table:formula="of:=COUNTIF([.$C$2:.$C$300];[.C27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avier</text:p>
          </table:table-cell>
          <table:table-cell table:style-name="ce26" office:value-type="string">
            <text:p>Díaz Calero</text:p>
          </table:table-cell>
          <table:table-cell table:style-name="ce46" office:value-type="string">
            <text:p><text:a xlink:href="mailto:javier.diazcalero@juntadeandalucia.es">javier.diazcalero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IFAPA</text:p>
          </table:table-cell>
          <table:table-cell table:style-name="ce24"/>
          <table:table-cell table:style-name="ce101" table:formula="of:=COUNTIF([.$C$2:.$C$300];[.C27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Lorenzo</text:p>
          </table:table-cell>
          <table:table-cell table:style-name="ce32" office:value-type="string">
            <text:p>Ortiz <text:s/></text:p>
          </table:table-cell>
          <table:table-cell table:style-name="ce44" office:value-type="string">
            <text:p><text:a xlink:href="mailto:lorenzo.ortiz.ext@juntadeandalucia.es">lorenzo.ortiz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FAPA</text:p>
          </table:table-cell>
          <table:table-cell table:style-name="ce24"/>
          <table:table-cell table:style-name="ce101" table:formula="of:=COUNTIF([.$C$2:.$C$300];[.C27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onathan</text:p>
          </table:table-cell>
          <table:table-cell table:style-name="ce32" office:value-type="string">
            <text:p>Guerrero <text:s/></text:p>
          </table:table-cell>
          <table:table-cell table:style-name="ce44" office:value-type="string">
            <text:p><text:a xlink:href="mailto:jonathan.guerrero.ext@juntadeandalucia.es">jonathan.guerrer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IFAPA</text:p>
          </table:table-cell>
          <table:table-cell table:style-name="ce24"/>
          <table:table-cell table:style-name="ce101" table:formula="of:=COUNTIF([.$C$2:.$C$300];[.C27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2" office:value-type="string">
            <text:p>Lucía Mª</text:p>
          </table:table-cell>
          <table:table-cell table:style-name="ce42" office:value-type="string">
            <text:p>Pérez Aguilera</text:p>
          </table:table-cell>
          <table:table-cell table:style-name="ce44" office:value-type="string">
            <text:p><text:a xlink:href="mailto:luciam.perez@juntadeandalucia.es">luciam.perez@juntadeandalucia.es</text:a></text:p>
          </table:table-cell>
          <table:table-cell table:style-name="ce77" office:value-type="string">
            <text:p>REP</text:p>
          </table:table-cell>
          <table:table-cell table:style-name="ce2" office:value-type="string">
            <text:p>PAG</text:p>
          </table:table-cell>
          <table:table-cell table:style-name="ce24"/>
          <table:table-cell table:style-name="ce101" table:formula="of:=COUNTIF([.$C$2:.$C$300];[.C27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2" office:value-type="string">
            <text:p>Mª Carolina</text:p>
          </table:table-cell>
          <table:table-cell table:style-name="ce42" office:value-type="string">
            <text:p>Jiménez Egea</text:p>
          </table:table-cell>
          <table:table-cell table:style-name="ce45" office:value-type="string">
            <text:p><text:a xlink:href="mailto:mcarolina.jimenez@juntadeandalucia.es">mcarolina.jimenez@juntadeandalucia.es</text:a></text:p>
          </table:table-cell>
          <table:table-cell table:style-name="ce76" office:value-type="string">
            <text:p>DIN</text:p>
          </table:table-cell>
          <table:table-cell table:style-name="ce2" office:value-type="string">
            <text:p>PAG</text:p>
          </table:table-cell>
          <table:table-cell table:style-name="ce24"/>
          <table:table-cell table:style-name="ce101" table:formula="of:=COUNTIF([.$C$2:.$C$300];[.C27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2" office:value-type="string">
            <text:p>Francisco</text:p>
          </table:table-cell>
          <table:table-cell table:style-name="ce42" office:value-type="string">
            <text:p>Arraez Sánchez</text:p>
          </table:table-cell>
          <table:table-cell table:style-name="ce45" office:value-type="string">
            <text:p><text:a xlink:href="mailto:arraez@juntadeandalucia.es">arra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PAG</text:p>
          </table:table-cell>
          <table:table-cell table:style-name="ce24"/>
          <table:table-cell table:style-name="ce101" table:formula="of:=COUNTIF([.$C$2:.$C$300];[.C28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Pedro</text:p>
          </table:table-cell>
          <table:table-cell table:style-name="ce26" office:value-type="string">
            <text:p>Montero Carvajal</text:p>
          </table:table-cell>
          <table:table-cell table:style-name="ce44" office:value-type="string">
            <text:p><text:a xlink:href="mailto:pmontero@rtva.es">pmontero@rtv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RTVA</text:p>
          </table:table-cell>
          <table:table-cell table:style-name="ce24"/>
          <table:table-cell table:style-name="ce101" table:formula="of:=COUNTIF([.$C$2:.$C$300];[.C281])" office:value-type="float" office:value="1">
            <text:p>1</text:p>
          </table:table-cell>
          <table:table-cell table:style-name="ce24" table:number-columns-repeated="1000"/>
        </table:table-row>
        <table:table-row table:style-name="ro15">
          <table:table-cell table:style-name="ce2" office:value-type="string">
            <text:p>Luis</text:p>
          </table:table-cell>
          <table:table-cell table:style-name="ce26" office:value-type="string">
            <text:p>Romero Mige</text:p>
          </table:table-cell>
          <table:table-cell table:style-name="ce48" office:value-type="string">
            <text:p><text:a xlink:href="mailto:lromero@rtva.es">lromero@rtv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RTVA</text:p>
          </table:table-cell>
          <table:table-cell table:style-name="ce24"/>
          <table:table-cell table:style-name="ce101" table:formula="of:=COUNTIF([.$C$2:.$C$300];[.C28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osé Manuel</text:p>
          </table:table-cell>
          <table:table-cell table:style-name="ce26" office:value-type="string">
            <text:p>López del Toro</text:p>
          </table:table-cell>
          <table:table-cell table:style-name="ce48" office:value-type="string">
            <text:p><text:a xlink:href="mailto:jmlopezt@rtva.es">jmlopezt@rtv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RTVA</text:p>
          </table:table-cell>
          <table:table-cell table:style-name="ce24"/>
          <table:table-cell table:style-name="ce101" table:formula="of:=COUNTIF([.$C$2:.$C$300];[.C28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Alejandro</text:p>
          </table:table-cell>
          <table:table-cell table:style-name="ce26" office:value-type="string">
            <text:p>Rodríguez Sánchez</text:p>
          </table:table-cell>
          <table:table-cell table:style-name="ce48" office:value-type="string">
            <text:p><text:a xlink:href="mailto:arodriguez@rtva.es">arodriguez@rtv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RTVA</text:p>
          </table:table-cell>
          <table:table-cell table:style-name="ce24"/>
          <table:table-cell table:style-name="ce101" table:formula="of:=COUNTIF([.$C$2:.$C$300];[.C28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Juan Jesús</text:p>
          </table:table-cell>
          <table:table-cell table:style-name="ce26" office:value-type="string">
            <text:p>Velasco Rivera</text:p>
          </table:table-cell>
          <table:table-cell table:style-name="ce44" office:value-type="string">
            <text:p><text:a xlink:href="mailto:juanj.velasco@juntadeandalucia.es">juanj.velasco@juntadeandaluci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SANDETEL</text:p>
          </table:table-cell>
          <table:table-cell table:style-name="ce92"/>
          <table:table-cell table:style-name="ce101" table:formula="of:=COUNTIF([.$C$2:.$C$300];[.C285])" office:value-type="float" office:value="1">
            <text:p>1</text:p>
          </table:table-cell>
          <table:table-cell table:style-name="ce92" table:number-columns-repeated="1000"/>
        </table:table-row>
        <table:table-row table:style-name="ro4">
          <table:table-cell table:style-name="ce9" office:value-type="string">
            <text:p>Carlos</text:p>
          </table:table-cell>
          <table:table-cell table:style-name="ce32" office:value-type="string">
            <text:p>Corredera Carmona</text:p>
          </table:table-cell>
          <table:table-cell table:style-name="ce46" office:value-type="string">
            <text:p><text:a xlink:href="mailto:carlos.corredera@juntadeandalucia.es">carlos.corredera@juntadeandalucia.es</text:a></text:p>
          </table:table-cell>
          <table:table-cell table:style-name="ce79" office:value-type="string">
            <text:p>DIN</text:p>
          </table:table-cell>
          <table:table-cell table:style-name="ce2" office:value-type="string">
            <text:p>SANDETEL</text:p>
          </table:table-cell>
          <table:table-cell table:style-name="ce24"/>
          <table:table-cell table:style-name="ce101" table:formula="of:=COUNTIF([.$C$2:.$C$300];[.C28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ntonio</text:p>
          </table:table-cell>
          <table:table-cell table:style-name="ce32" office:value-type="string">
            <text:p>Viana </text:p>
          </table:table-cell>
          <table:table-cell table:style-name="ce46" office:value-type="string">
            <text:p><text:a xlink:href="mailto:antonio.viana@juntadeandalucia.es">antonio.vian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/>
          <table:table-cell table:style-name="ce101" table:formula="of:=COUNTIF([.$C$2:.$C$300];[.C28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Alfredo</text:p>
          </table:table-cell>
          <table:table-cell table:style-name="ce32" office:value-type="string">
            <text:p>Sarmiento</text:p>
          </table:table-cell>
          <table:table-cell table:style-name="ce46" office:value-type="string">
            <text:p><text:a xlink:href="mailto:alfredo.sarmiento@juntadeandalucia.es">alfredo.sarmiento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/>
          <table:table-cell table:style-name="ce101" table:formula="of:=COUNTIF([.$C$2:.$C$300];[.C288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afael</text:p>
          </table:table-cell>
          <table:table-cell table:style-name="ce32" office:value-type="string">
            <text:p>Romero Sánchez</text:p>
          </table:table-cell>
          <table:table-cell table:style-name="ce46" office:value-type="string">
            <text:p><text:a xlink:href="mailto:rafael.romero.sanchez@juntadeandalucia.es">rafael.romero.sanch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/>
          <table:table-cell table:style-name="ce101" table:formula="of:=COUNTIF([.$C$2:.$C$300];[.C289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Oliver</text:p>
          </table:table-cell>
          <table:table-cell table:style-name="ce32" office:value-type="string">
            <text:p>López Yela </text:p>
          </table:table-cell>
          <table:table-cell table:style-name="ce46" office:value-type="string">
            <text:p><text:a xlink:href="mailto:oliver.lopez@juntadeandalucia.es">oliver.lopez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/>
          <table:table-cell table:style-name="ce101" table:formula="of:=COUNTIF([.$C$2:.$C$300];[.C290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Federico</text:p>
          </table:table-cell>
          <table:table-cell table:style-name="ce32" office:value-type="string">
            <text:p>Coria Lebrero</text:p>
          </table:table-cell>
          <table:table-cell table:style-name="ce45" office:value-type="string">
            <text:p><text:a xlink:href="mailto:federico.coria@juntadeandalucia.es">federico.cori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/>
          <table:table-cell table:style-name="ce101" table:formula="of:=COUNTIF([.$C$2:.$C$300];[.C291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Nicolás</text:p>
          </table:table-cell>
          <table:table-cell table:style-name="ce32" office:value-type="string">
            <text:p>Hermoso Ruiz </text:p>
          </table:table-cell>
          <table:table-cell table:style-name="ce46" office:value-type="string">
            <text:p><text:a xlink:href="mailto:nicolas.hermoso@juntadeandalucia.es">nicolas.hermoso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/>
          <table:table-cell table:style-name="ce101" table:formula="of:=COUNTIF([.$C$2:.$C$300];[.C292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uan Alfonso</text:p>
          </table:table-cell>
          <table:table-cell table:style-name="ce32" office:value-type="string">
            <text:p>Martinez Ochoa</text:p>
          </table:table-cell>
          <table:table-cell table:style-name="ce46" office:value-type="string">
            <text:p><text:a xlink:href="mailto:jamochoa@indra.es">jamochoa@indr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/>
          <table:table-cell table:style-name="ce101" table:formula="of:=COUNTIF([.$C$2:.$C$300];[.C293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Rafael Alberto</text:p>
          </table:table-cell>
          <table:table-cell table:style-name="ce32" office:value-type="string">
            <text:p>Hernández Ramos </text:p>
          </table:table-cell>
          <table:table-cell table:style-name="ce46" office:value-type="string">
            <text:p><text:a xlink:href="mailto:ahernandezram@eservicios.indra.es">ahernandezram@eservicios.indr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/>
          <table:table-cell table:style-name="ce101" table:formula="of:=COUNTIF([.$C$2:.$C$300];[.C294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9" office:value-type="string">
            <text:p>Jose Antonio</text:p>
          </table:table-cell>
          <table:table-cell table:style-name="ce32" office:value-type="string">
            <text:p><text:s/>Garcia Garcia </text:p>
          </table:table-cell>
          <table:table-cell table:style-name="ce46" office:value-type="string">
            <text:p><text:a xlink:href="mailto:joseantonio.garcia@juntadeandalucia.es">joseantonio.garcia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SANDETEL</text:p>
          </table:table-cell>
          <table:table-cell table:style-name="ce24"/>
          <table:table-cell table:style-name="ce101" table:formula="of:=COUNTIF([.$C$2:.$C$300];[.C295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" office:value-type="string">
            <text:p>Luis Manuel</text:p>
          </table:table-cell>
          <table:table-cell table:style-name="ce26" office:value-type="string">
            <text:p><text:s/>Gavira Cortés</text:p>
          </table:table-cell>
          <table:table-cell table:style-name="ce44" office:value-type="string">
            <text:p><text:a xlink:href="mailto:lgcortes@veiasa.es">lgcortes@veiasa.es</text:a></text:p>
          </table:table-cell>
          <table:table-cell table:style-name="ce76" office:value-type="string">
            <text:p>REP</text:p>
          </table:table-cell>
          <table:table-cell table:style-name="ce2" office:value-type="string">
            <text:p>VEIASA</text:p>
          </table:table-cell>
          <table:table-cell table:style-name="ce24"/>
          <table:table-cell table:style-name="ce101" table:formula="of:=COUNTIF([.$C$2:.$C$300];[.C296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23" office:value-type="string">
            <text:p>Sergio</text:p>
          </table:table-cell>
          <table:table-cell table:style-name="ce27" office:value-type="string">
            <text:p>Oterino Cubero</text:p>
          </table:table-cell>
          <table:table-cell table:style-name="ce45" office:value-type="string">
            <text:p><text:a xlink:href="mailto:soterino@veiasa.es">soterino@veias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VEIASA</text:p>
          </table:table-cell>
          <table:table-cell table:style-name="ce24"/>
          <table:table-cell table:style-name="ce101" table:formula="of:=COUNTIF([.$C$2:.$C$300];[.C297])" office:value-type="float" office:value="1">
            <text:p>1</text:p>
          </table:table-cell>
          <table:table-cell table:style-name="ce24" table:number-columns-repeated="1000"/>
        </table:table-row>
        <table:table-row table:style-name="ro4">
          <table:table-cell table:style-name="ce3" office:value-type="string">
            <text:p>David</text:p>
          </table:table-cell>
          <table:table-cell table:style-name="ce27" office:value-type="string">
            <text:p>Pelayo Cruz</text:p>
          </table:table-cell>
          <table:table-cell table:style-name="ce45" office:value-type="string">
            <text:p><text:a xlink:href="mailto:dpelayo@veiasa.es">dpelayo@veias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VEIASA</text:p>
          </table:table-cell>
          <table:table-cell table:style-name="ce24"/>
          <table:table-cell table:style-name="ce101" table:formula="of:=COUNTIF([.$C$2:.$C$300];[.C298])" office:value-type="float" office:value="1">
            <text:p>1</text:p>
          </table:table-cell>
          <table:table-cell table:style-name="ce24" table:number-columns-repeated="1000"/>
        </table:table-row>
        <table:table-row table:style-name="ro16">
          <table:table-cell table:style-name="ce2" office:value-type="string">
            <text:p>María Dolores</text:p>
          </table:table-cell>
          <table:table-cell table:style-name="ce26" office:value-type="string">
            <text:p>Paredes Garrido</text:p>
          </table:table-cell>
          <table:table-cell table:style-name="ce4" office:value-type="string">
            <text:p><text:a xlink:href="mailto:mdolores.paredes.ext@juntadeandalucia.es">mdolores.paredes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VEIASA</text:p>
          </table:table-cell>
          <table:table-cell table:style-name="ce24"/>
          <table:table-cell table:style-name="ce101" table:formula="of:=COUNTIF([.$C$2:.$C$300];[.C299])" office:value-type="float" office:value="1">
            <text:p>1</text:p>
          </table:table-cell>
          <table:table-cell table:style-name="ce24" table:number-columns-repeated="1000"/>
        </table:table-row>
        <table:table-row table:style-name="ro5">
          <table:table-cell table:style-name="ce4" office:value-type="string">
            <text:p>Jose Manuel</text:p>
          </table:table-cell>
          <table:table-cell table:style-name="ce28" office:value-type="string">
            <text:p>Pérez Butelo</text:p>
          </table:table-cell>
          <table:table-cell table:style-name="ce75" office:value-type="string">
            <text:p><text:a xlink:href="mailto:josemanuel.perez.butelo.ext@juntadeandalucia.es">josemanuel.perez.butelo.ext@juntadeandalucia.es</text:a></text:p>
          </table:table-cell>
          <table:table-cell table:style-name="ce76" office:value-type="string">
            <text:p>TEC</text:p>
          </table:table-cell>
          <table:table-cell table:style-name="ce2" office:value-type="string">
            <text:p>VEIASA</text:p>
          </table:table-cell>
          <table:table-cell table:style-name="ce24"/>
          <table:table-cell table:style-name="ce101" table:formula="of:=COUNTIF([.$C$2:.$C$300];[.C300])" office:value-type="float" office:value="1">
            <text:p>1</text:p>
          </table:table-cell>
          <table:table-cell table:style-name="ce24" table:number-columns-repeated="1000"/>
        </table:table-row>
        <table:table-row table:style-name="ro4" table:number-rows-repeated="113">
          <table:table-cell table:style-name="ce2" table:number-columns-repeated="2"/>
          <table:table-cell table:style-name="ce44"/>
          <table:table-cell table:style-name="ce76"/>
          <table:table-cell table:style-name="ce2"/>
          <table:table-cell table:style-name="ce24" table:number-columns-repeated="1002"/>
        </table:table-row>
        <table:table-row table:style-name="ro4" table:number-rows-repeated="137">
          <table:table-cell table:style-name="ce24" table:number-columns-repeated="2"/>
          <table:table-cell table:style-name="ce57"/>
          <table:table-cell table:style-name="ce85"/>
          <table:table-cell table:style-name="ce24" table:number-columns-repeated="1003"/>
        </table:table-row>
        <table:table-row table:style-name="ro4" table:number-rows-repeated="221">
          <table:table-cell table:style-name="ce24" table:number-columns-repeated="2"/>
          <table:table-cell table:style-name="ce44"/>
          <table:table-cell table:style-name="ce85"/>
          <table:table-cell table:style-name="ce24" table:number-columns-repeated="1003"/>
        </table:table-row>
        <table:table-row table:style-name="ro4" table:number-rows-repeated="64616">
          <table:table-cell table:style-name="ce2" table:number-columns-repeated="2"/>
          <table:table-cell table:style-name="ce44"/>
          <table:table-cell table:style-name="ce76"/>
          <table:table-cell table:style-name="ce2"/>
          <table:table-cell table:style-name="ce24" table:number-columns-repeated="1002"/>
        </table:table-row>
        <table:table-row table:style-name="ro4" table:number-rows-repeated="74">
          <table:table-cell table:style-name="ce25" table:number-columns-repeated="3"/>
          <table:table-cell table:style-name="ce86"/>
          <table:table-cell table:style-name="ce25"/>
          <table:table-cell table:style-name="ce92" table:number-columns-repeated="1002"/>
        </table:table-row>
        <table:table-row table:style-name="ro4" table:number-rows-repeated="983114">
          <table:table-cell table:number-columns-repeated="1007"/>
        </table:table-row>
        <table:table-row table:style-name="ro4">
          <table:table-cell table:number-columns-repeated="1007"/>
        </table:table-row>
      </table:table>
      <table:named-expressions>
        <table:named-range table:name="Excel_BuiltIn__FilterDatabase" table:base-cell-address="$'Fichero carga'.$A$1" table:cell-range-address="$'Contactos Organismos'.$A$1:.$B$9"/>
      </table:named-expressions>
      <table:database-ranges>
        <table:database-range table:name="__Anonymous_Sheet_DB__0" table:target-range-address="'Contactos Organismos'.A175:'Contactos Organismos'.ALS17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ewsGotT" svg:font-family="NewsGotT"/>
    <style:font-face style:name="Arial1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 €(</number:text>
      <number:number number:decimal-places="0" number:min-integer-digits="1" number:grouping="true"/>
      <number:text>)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 €(</number:text>
      <number:number number:decimal-places="2" number:min-integer-digits="1" number:grouping="true"/>
      <number:text>)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61P0" style:volatile="true">
      <number:day/>
      <number:text>-</number:text>
      <number:month number:textual="true"/>
      <number:text>-</number:text>
      <number:year number:style="long"/>
    </number:date-style>
    <number:text-style style:name="N161">
      <number:text-content/>
      <style:map style:condition="value()&gt;=0" style:apply-style-name="N161P0"/>
    </number:text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Sí</number:text>
    </number:number-style>
    <number:number-style style:name="N173P1" style:volatile="true">
      <number:text>Sí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Verdadero</number:text>
    </number:number-style>
    <number:number-style style:name="N175P1" style:volatile="true">
      <number:text>Verdadero</number:text>
    </number:number-style>
    <number:number-style style:name="N175">
      <number:text>Fals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vado</number:text>
    </number:number-style>
    <number:number-style style:name="N177P1" style:volatile="true">
      <number:text>Activado</number:text>
    </number:number-style>
    <number:number-style style:name="N177">
      <number:text>Desactivad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</number:text>
      <number:number number:decimal-places="0" number:min-integer-digits="1" number:grouping="true"/>
      <number:text> </number:text>
    </number:number-style>
    <number:number-style style:name="N190P1" style:volatile="true">
      <number:text> $(</number:text>
      <number:number number:decimal-places="0" number:min-integer-digits="1" number:grouping="true"/>
      <number:text>)</number:text>
    </number:number-style>
    <number:number-style style:name="N190P2" style:volatile="true">
      <number:text> $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day-of-week/>
      <number:text> </number:text>
      <number:year/>
    </number:date-style>
    <number:date-style style:name="N199">
      <number:month number:textual="true"/>
      <number:text> </number:text>
      <number:year/>
    </number:date-style>
    <number:number-style style:name="N200">
      <number:number number:decimal-places="3" number:min-integer-digits="1"/>
    </number:number-style>
    <number:percentage-style style:name="N201">
      <number:number number:decimal-places="1" number:min-integer-digits="1"/>
      <number:text>%</number:text>
    </number:percentage-style>
    <number:number-style style:name="N202">
      <number:number number:decimal-places="4" number:min-integer-digits="1"/>
    </number:number-style>
    <number:number-style style:name="N203">
      <number:number number:decimal-places="5" number:min-integer-digits="1"/>
    </number:number-style>
    <number:currency-style style:name="N205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5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5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333333" style:font-name="Calibri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No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is" style:family="table-cell" style:parent-style-name="Default">
      <style:table-cell-properties fo:background-color="#b3b3b3"/>
    </style:style>
    <style:style style:name="es_5f_baja" style:display-name="es_baja" style:family="table-cell" style:parent-style-name="Default">
      <style:table-cell-properties fo:background-color="#ff3333"/>
      <style:text-properties style:text-line-through-style="none"/>
    </style:style>
    <style:style style:name="no_5f_baja" style:display-name="no_baja" style:family="table-cell" style:parent-style-name="Default">
      <style:table-cell-properties fo:background-color="#ffffff" style:text-align-source="fix" style:repeat-content="false" style:vertical-align="top"/>
      <style:paragraph-properties fo:text-align="start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14/05/2015</text:date>, <text:time>15:11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2" style:display-name="PageStyle_Hoja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" style:display-name="PageStyle_Hoja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4" style:display-name="PageStyle_Hoja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5" style:display-name="PageStyle_Hoja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6" style:display-name="PageStyle_Hoja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7" style:display-name="PageStyle_Hoja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8" style:display-name="PageStyle_Hoja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9" style:display-name="PageStyle_Hoja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0" style:display-name="PageStyle_Hoja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1" style:display-name="PageStyle_Hoja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2" style:display-name="PageStyle_Hoja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3" style:display-name="PageStyle_Hoja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4" style:display-name="PageStyle_Hoja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5" style:display-name="PageStyle_Hoja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6" style:display-name="PageStyle_Hoja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7" style:display-name="PageStyle_Hoja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8" style:display-name="PageStyle_Hoja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9" style:display-name="PageStyle_Hoja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0" style:display-name="PageStyle_Hoja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1" style:display-name="PageStyle_Hoja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2" style:display-name="PageStyle_Hoja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3" style:display-name="PageStyle_Hoja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4" style:display-name="PageStyle_Hoja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5" style:display-name="PageStyle_Hoja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6" style:display-name="PageStyle_Hoja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7" style:display-name="PageStyle_Hoja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8" style:display-name="PageStyle_Hoja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9" style:display-name="PageStyle_Hoja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30" style:display-name="PageStyle_Hoja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31" style:display-name="PageStyle_Hoja1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2" style:display-name="PageStyle_Hoja1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3" style:display-name="PageStyle_Hoja1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4" style:display-name="PageStyle_Hoja1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5" style:display-name="PageStyle_Hoja1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6" style:display-name="PageStyle_Hoja1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7" style:display-name="PageStyle_Hoja1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38" style:display-name="PageStyle_Hoja1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39" style:display-name="PageStyle_Hoja1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0" style:display-name="PageStyle_Hoja1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1" style:display-name="PageStyle_Hoja1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2" style:display-name="PageStyle_Hoja1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3" style:display-name="PageStyle_Hoja1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4" style:display-name="PageStyle_Hoja1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5" style:display-name="PageStyle_Hoja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6" style:display-name="PageStyle_Hoja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7" style:display-name="PageStyle_Hoja1 4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48" style:display-name="PageStyle_Hoja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9" style:display-name="PageStyle_Hoja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50" style:display-name="PageStyle_Hoja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51" style:display-name="PageStyle_Hoja1 5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42:59.79</meta:creation-date>
    <dc:date>2015-05-14T15:11:03</dc:date>
    <meta:editing-duration>PT79H09M53S</meta:editing-duration>
    <meta:editing-cycles>493</meta:editing-cycles>
    <meta:generator>OpenOffice.org/3.2$Linux OpenOffice.org_project/320m12$Build-9483</meta:generator>
    <dc:creator>laura </dc:creator>
    <meta:document-statistic meta:table-count="3" meta:cell-count="3343" meta:object-count="0"/>
  </office:meta>
</office:document-meta>
</file>